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Arial" svg:font-family="Arial"/>
    <style:font-face style:name="Cambria" svg:font-family="Cambria"/>
    <style:font-face style:name="Times New Roman" svg:font-family="&quot;Times New Roman&quot;"/>
    <style:font-face style:name="Consolas" svg:font-family="Consolas"/>
    <style:font-face style:name="MS Gothic" svg:font-family="&quot;MS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Header2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3" style:family="table-cell" style:parent-style-name="Header0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er1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ackground-color="#1F497D"/>
    </style:style>
    <style:style style:name="ce6" style:family="table-cell" style:parent-style-name="Default" style:data-style-name="N0">
      <style:table-cell-properties fo:background-color="#F2DCDB"/>
    </style:style>
    <style:style style:name="ce7" style:family="table-cell" style:parent-style-name="Default" style:data-style-name="N0">
      <style:table-cell-properties fo:background-color="#DCE6F1"/>
    </style:style>
    <style:style style:name="ce8" style:family="table-cell" style:parent-style-name="Default" style:data-style-name="N0">
      <style:table-cell-properties fo:background-color="#C5D9F1"/>
    </style:style>
    <style:style style:name="ce9" style:family="table-cell" style:parent-style-name="Default" style:data-style-name="N0">
      <style:table-cell-properties fo:background-color="#000000"/>
    </style:style>
    <style:style style:name="ce10" style:family="table-cell" style:parent-style-name="Default" style:data-style-name="N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DD9C4"/>
    </style:style>
    <style:style style:name="ce13" style:family="table-cell" style:parent-style-name="Default" style:data-style-name="N0">
      <style:table-cell-properties fo:background-color="#C4BD97"/>
    </style:style>
    <style:style style:name="ce14" style:family="table-cell" style:parent-style-name="Default" style:data-style-name="N0">
      <style:table-cell-properties fo:background-color="#948A54"/>
    </style:style>
    <style:style style:name="ce15" style:family="table-cell" style:parent-style-name="Default" style:data-style-name="N0">
      <style:table-cell-properties fo:background-color="#494529"/>
    </style:style>
    <style:style style:name="ce16" style:family="table-cell" style:parent-style-name="Default" style:data-style-name="N0">
      <style:table-cell-properties fo:background-color="#1D1B10"/>
    </style:style>
    <style:style style:name="ce17" style:family="table-cell" style:parent-style-name="Default" style:data-style-name="N0">
      <style:table-cell-properties fo:background-color="#F2F2F2"/>
    </style:style>
    <style:style style:name="ce18" style:family="table-cell" style:parent-style-name="Default" style:data-style-name="N0">
      <style:table-cell-properties fo:background-color="#D9D9D9"/>
    </style:style>
    <style:style style:name="ce19" style:family="table-cell" style:parent-style-name="Default" style:data-style-name="N0">
      <style:table-cell-properties fo:background-color="#BFBFBF"/>
    </style:style>
    <style:style style:name="ce20" style:family="table-cell" style:parent-style-name="Default" style:data-style-name="N0">
      <style:table-cell-properties fo:background-color="#A6A6A6"/>
    </style:style>
    <style:style style:name="ce21" style:family="table-cell" style:parent-style-name="Default" style:data-style-name="N0">
      <style:table-cell-properties fo:background-color="#808080"/>
    </style:style>
    <style:style style:name="ce22" style:family="table-cell" style:parent-style-name="Default" style:data-style-name="N0">
      <style:table-cell-properties fo:background-color="#808080"/>
    </style:style>
    <style:style style:name="ce23" style:family="table-cell" style:parent-style-name="Default" style:data-style-name="N0">
      <style:table-cell-properties fo:background-color="#595959"/>
    </style:style>
    <style:style style:name="ce24" style:family="table-cell" style:parent-style-name="Default" style:data-style-name="N0">
      <style:table-cell-properties fo:background-color="#404040"/>
    </style:style>
    <style:style style:name="ce25" style:family="table-cell" style:parent-style-name="Default" style:data-style-name="N0">
      <style:table-cell-properties fo:background-color="#262626"/>
    </style:style>
    <style:style style:name="ce26" style:family="table-cell" style:parent-style-name="Default" style:data-style-name="N0">
      <style:table-cell-properties fo:background-color="#0D0D0D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fo:background-color="#EEECE1"/>
    </style:style>
    <style:style style:name="ce29" style:family="table-cell" style:parent-style-name="Default" style:data-style-name="N0">
      <style:table-cell-properties fo:background-color="#8DB4E2"/>
    </style:style>
    <style:style style:name="ce30" style:family="table-cell" style:parent-style-name="Default" style:data-style-name="N0">
      <style:table-cell-properties fo:background-color="#538DD5"/>
    </style:style>
    <style:style style:name="ce31" style:family="table-cell" style:parent-style-name="Default" style:data-style-name="N0">
      <style:table-cell-properties fo:background-color="#16365C"/>
    </style:style>
    <style:style style:name="ce32" style:family="table-cell" style:parent-style-name="Default" style:data-style-name="N0">
      <style:table-cell-properties fo:background-color="#0F243E"/>
    </style:style>
    <style:style style:name="ce33" style:family="table-cell" style:parent-style-name="Default" style:data-style-name="N0">
      <style:table-cell-properties fo:background-color="#B8CCE4"/>
    </style:style>
    <style:style style:name="ce34" style:family="table-cell" style:parent-style-name="Default" style:data-style-name="N0">
      <style:table-cell-properties fo:background-color="#95B3D7"/>
    </style:style>
    <style:style style:name="ce35" style:family="table-cell" style:parent-style-name="Default" style:data-style-name="N0">
      <style:table-cell-properties fo:background-color="#4F81BD"/>
    </style:style>
    <style:style style:name="ce36" style:family="table-cell" style:parent-style-name="Default" style:data-style-name="N0">
      <style:table-cell-properties fo:background-color="#366092"/>
    </style:style>
    <style:style style:name="ce37" style:family="table-cell" style:parent-style-name="Default" style:data-style-name="N0">
      <style:table-cell-properties fo:background-color="#244062"/>
    </style:style>
    <style:style style:name="ce38" style:family="table-cell" style:parent-style-name="Default" style:data-style-name="N0">
      <style:table-cell-properties fo:background-color="#E6B8B7"/>
    </style:style>
    <style:style style:name="ce39" style:family="table-cell" style:parent-style-name="Default" style:data-style-name="N0">
      <style:table-cell-properties fo:background-color="#DA9694"/>
    </style:style>
    <style:style style:name="ce40" style:family="table-cell" style:parent-style-name="Default" style:data-style-name="N0">
      <style:table-cell-properties fo:background-color="#C0504D"/>
    </style:style>
    <style:style style:name="ce41" style:family="table-cell" style:parent-style-name="Default" style:data-style-name="N0">
      <style:table-cell-properties fo:background-color="#963634"/>
    </style:style>
    <style:style style:name="ce42" style:family="table-cell" style:parent-style-name="Default" style:data-style-name="N0">
      <style:table-cell-properties fo:background-color="#632523"/>
    </style:style>
    <style:style style:name="ce43" style:family="table-cell" style:parent-style-name="Default" style:data-style-name="N0">
      <style:table-cell-properties fo:background-color="#EBF1DE"/>
    </style:style>
    <style:style style:name="ce44" style:family="table-cell" style:parent-style-name="Default" style:data-style-name="N0">
      <style:table-cell-properties fo:background-color="#D8E4BC"/>
    </style:style>
    <style:style style:name="ce45" style:family="table-cell" style:parent-style-name="Default" style:data-style-name="N0">
      <style:table-cell-properties fo:background-color="#C4D79B"/>
    </style:style>
    <style:style style:name="ce46" style:family="table-cell" style:parent-style-name="Default" style:data-style-name="N0">
      <style:table-cell-properties fo:background-color="#9BBB59"/>
    </style:style>
    <style:style style:name="ce47" style:family="table-cell" style:parent-style-name="Default" style:data-style-name="N0">
      <style:table-cell-properties fo:background-color="#76933C"/>
    </style:style>
    <style:style style:name="ce48" style:family="table-cell" style:parent-style-name="Default" style:data-style-name="N0">
      <style:table-cell-properties fo:background-color="#4F6228"/>
    </style:style>
    <style:style style:name="ce49" style:family="table-cell" style:parent-style-name="Default" style:data-style-name="N0">
      <style:table-cell-properties fo:background-color="#E4DFEC"/>
    </style:style>
    <style:style style:name="ce50" style:family="table-cell" style:parent-style-name="Default" style:data-style-name="N0">
      <style:table-cell-properties fo:background-color="#CCC0DA"/>
    </style:style>
    <style:style style:name="ce51" style:family="table-cell" style:parent-style-name="Default" style:data-style-name="N0">
      <style:table-cell-properties fo:background-color="#B1A0C7"/>
    </style:style>
    <style:style style:name="ce52" style:family="table-cell" style:parent-style-name="Default" style:data-style-name="N0">
      <style:table-cell-properties fo:background-color="#8064A2"/>
    </style:style>
    <style:style style:name="ce53" style:family="table-cell" style:parent-style-name="Default" style:data-style-name="N0">
      <style:table-cell-properties fo:background-color="#60497A"/>
    </style:style>
    <style:style style:name="ce54" style:family="table-cell" style:parent-style-name="Default" style:data-style-name="N0">
      <style:table-cell-properties fo:background-color="#403151"/>
    </style:style>
    <style:style style:name="ce55" style:family="table-cell" style:parent-style-name="Default" style:data-style-name="N0">
      <style:table-cell-properties fo:background-color="#DAEEF3"/>
    </style:style>
    <style:style style:name="ce56" style:family="table-cell" style:parent-style-name="Default" style:data-style-name="N0">
      <style:table-cell-properties fo:background-color="#B7DEE8"/>
    </style:style>
    <style:style style:name="ce57" style:family="table-cell" style:parent-style-name="Default" style:data-style-name="N0">
      <style:table-cell-properties fo:background-color="#92CDDC"/>
    </style:style>
    <style:style style:name="ce58" style:family="table-cell" style:parent-style-name="Default" style:data-style-name="N0">
      <style:table-cell-properties fo:background-color="#4BACC6"/>
    </style:style>
    <style:style style:name="ce59" style:family="table-cell" style:parent-style-name="Default" style:data-style-name="N0">
      <style:table-cell-properties fo:background-color="#31869B"/>
    </style:style>
    <style:style style:name="ce60" style:family="table-cell" style:parent-style-name="Default" style:data-style-name="N0">
      <style:table-cell-properties fo:background-color="#215967"/>
    </style:style>
    <style:style style:name="ce61" style:family="table-cell" style:parent-style-name="Default" style:data-style-name="N0">
      <style:table-cell-properties fo:background-color="#FDE9D9"/>
    </style:style>
    <style:style style:name="ce62" style:family="table-cell" style:parent-style-name="Default" style:data-style-name="N0">
      <style:table-cell-properties fo:background-color="#FCD5B4"/>
    </style:style>
    <style:style style:name="ce63" style:family="table-cell" style:parent-style-name="Default" style:data-style-name="N0">
      <style:table-cell-properties fo:background-color="#FABF8F"/>
    </style:style>
    <style:style style:name="ce64" style:family="table-cell" style:parent-style-name="Default" style:data-style-name="N0">
      <style:table-cell-properties fo:background-color="#F79646"/>
    </style:style>
    <style:style style:name="ce65" style:family="table-cell" style:parent-style-name="Default" style:data-style-name="N0">
      <style:table-cell-properties fo:background-color="#E26B0A"/>
    </style:style>
    <style:style style:name="ce66" style:family="table-cell" style:parent-style-name="Default" style:data-style-name="N0">
      <style:table-cell-properties fo:background-color="#974706"/>
    </style:style>
    <style:style style:name="ce67" style:family="table-cell" style:parent-style-name="Default" style:data-style-name="N0"/>
    <style:style style:name="ce68" style:family="table-cell" style:parent-style-name="Default" style:data-style-name="N0">
      <style:table-cell-properties fo:background-color="#C00000"/>
    </style:style>
    <style:style style:name="ce69" style:family="table-cell" style:parent-style-name="Default" style:data-style-name="N0">
      <style:table-cell-properties fo:background-color="#FF0000"/>
    </style:style>
    <style:style style:name="ce70" style:family="table-cell" style:parent-style-name="Default" style:data-style-name="N0">
      <style:table-cell-properties fo:background-color="#FFC000"/>
    </style:style>
    <style:style style:name="ce71" style:family="table-cell" style:parent-style-name="Default" style:data-style-name="N0">
      <style:table-cell-properties fo:background-color="#FFFF00"/>
    </style:style>
    <style:style style:name="ce72" style:family="table-cell" style:parent-style-name="Default" style:data-style-name="N0">
      <style:table-cell-properties fo:background-color="#92D050"/>
    </style:style>
    <style:style style:name="ce73" style:family="table-cell" style:parent-style-name="Default" style:data-style-name="N0">
      <style:table-cell-properties fo:background-color="#00B050"/>
    </style:style>
    <style:style style:name="ce74" style:family="table-cell" style:parent-style-name="Default" style:data-style-name="N0">
      <style:table-cell-properties fo:background-color="#00B0F0"/>
    </style:style>
    <style:style style:name="ce75" style:family="table-cell" style:parent-style-name="Default" style:data-style-name="N0">
      <style:table-cell-properties fo:background-color="#0070C0"/>
    </style:style>
    <style:style style:name="ce76" style:family="table-cell" style:parent-style-name="Default" style:data-style-name="N0">
      <style:table-cell-properties fo:background-color="#002060"/>
    </style:style>
    <style:style style:name="ce77" style:family="table-cell" style:parent-style-name="Default" style:data-style-name="N0">
      <style:table-cell-properties fo:background-color="#7030A0"/>
    </style:style>
    <style:style style:name="ce78" style:family="table-cell" style:parent-style-name="Default" style:data-style-name="N0"/>
    <style:style style:name="ce79" style:family="table-cell" style:parent-style-name="Default" style:data-style-name="N0"/>
    <style:style style:name="ce80" style:family="table-cell" style:parent-style-name="Default" style:data-style-name="N0"/>
    <style:style style:name="ce81" style:family="table-cell" style:parent-style-name="Default" style:data-style-name="N0"/>
    <style:style style:name="ce82" style:family="table-cell" style:parent-style-name="Default" style:data-style-name="N0"/>
    <style:style style:name="ce83" style:family="table-cell" style:parent-style-name="Default" style:data-style-name="N0"/>
    <style:style style:name="ce84" style:family="table-cell" style:parent-style-name="Default" style:data-style-name="N0"/>
    <style:style style:name="ce85" style:family="table-cell" style:parent-style-name="Default" style:data-style-name="N0"/>
    <style:style style:name="ce86" style:family="table-cell" style:parent-style-name="Default" style:data-style-name="N0"/>
    <style:style style:name="ce87" style:family="table-cell" style:parent-style-name="Default" style:data-style-name="N0"/>
    <style:style style:name="ce88" style:family="table-cell" style:parent-style-name="Default" style:data-style-name="N0">
      <style:table-cell-properties fo:background-color="#C04040"/>
    </style:style>
    <style:style style:name="ce89" style:family="table-cell" style:parent-style-name="Default" style:data-style-name="N0">
      <style:table-cell-properties fo:background-color="#FF4040"/>
    </style:style>
    <style:style style:name="ce90" style:family="table-cell" style:parent-style-name="Default" style:data-style-name="N0">
      <style:table-cell-properties fo:background-color="#FFC040"/>
    </style:style>
    <style:style style:name="ce91" style:family="table-cell" style:parent-style-name="Default" style:data-style-name="N0">
      <style:table-cell-properties fo:background-color="#FFFF40"/>
    </style:style>
    <style:style style:name="ce92" style:family="table-cell" style:parent-style-name="Default" style:data-style-name="N0">
      <style:table-cell-properties fo:background-color="#92D090"/>
    </style:style>
    <style:style style:name="ce93" style:family="table-cell" style:parent-style-name="Default" style:data-style-name="N0">
      <style:table-cell-properties fo:background-color="#40B090"/>
    </style:style>
    <style:style style:name="ce94" style:family="table-cell" style:parent-style-name="Default" style:data-style-name="N0">
      <style:table-cell-properties fo:background-color="#40B0F0"/>
    </style:style>
    <style:style style:name="ce95" style:family="table-cell" style:parent-style-name="Default" style:data-style-name="N0">
      <style:table-cell-properties fo:background-color="#4070C0"/>
    </style:style>
    <style:style style:name="ce96" style:family="table-cell" style:parent-style-name="Default" style:data-style-name="N0">
      <style:table-cell-properties fo:background-color="#406060"/>
    </style:style>
    <style:style style:name="ce97" style:family="table-cell" style:parent-style-name="Default" style:data-style-name="N0">
      <style:table-cell-properties fo:background-color="#7070A0"/>
    </style:style>
    <style:style style:name="ce98" style:family="table-cell" style:parent-style-name="Default" style:data-style-name="N0">
      <style:table-cell-properties fo:background-color="#800000"/>
    </style:style>
    <style:style style:name="ce99" style:family="table-cell" style:parent-style-name="Default" style:data-style-name="N0">
      <style:table-cell-properties fo:background-color="#C0C000"/>
    </style:style>
    <style:style style:name="ce100" style:family="table-cell" style:parent-style-name="Default" style:data-style-name="N0">
      <style:table-cell-properties fo:background-color="#C08000"/>
    </style:style>
    <style:style style:name="ce101" style:family="table-cell" style:parent-style-name="Default" style:data-style-name="N0">
      <style:table-cell-properties fo:background-color="#929050"/>
    </style:style>
    <style:style style:name="ce102" style:family="table-cell" style:parent-style-name="Default" style:data-style-name="N0">
      <style:table-cell-properties fo:background-color="#007050"/>
    </style:style>
    <style:style style:name="ce103" style:family="table-cell" style:parent-style-name="Default" style:data-style-name="N0">
      <style:table-cell-properties fo:background-color="#006670"/>
    </style:style>
    <style:style style:name="ce104" style:family="table-cell" style:parent-style-name="Default" style:data-style-name="N0">
      <style:table-cell-properties fo:background-color="#007080"/>
    </style:style>
    <style:style style:name="ce105" style:family="table-cell" style:parent-style-name="Default" style:data-style-name="N0">
      <style:table-cell-properties fo:background-color="#000040"/>
    </style:style>
    <style:style style:name="ce106" style:family="table-cell" style:parent-style-name="Default" style:data-style-name="N0">
      <style:table-cell-properties fo:background-color="#703060"/>
    </style:style>
    <style:style style:name="ce107" style:family="table-cell" style:parent-style-name="Default" style:data-style-name="N0">
      <style:table-cell-properties fo:border="thin solid #000000"/>
    </style:style>
    <style:style style:name="ce108" style:family="table-cell" style:parent-style-name="Default" style:data-style-name="N0">
      <style:table-cell-properties fo:border="thin dotted #000000"/>
    </style:style>
    <style:style style:name="ce109" style:family="table-cell" style:parent-style-name="Default" style:data-style-name="N0">
      <style:table-cell-properties fo:border="thin solid #000000"/>
    </style:style>
    <style:style style:name="ce110" style:family="table-cell" style:parent-style-name="Default" style:data-style-name="N0">
      <style:table-cell-properties fo:border="thin solid #000000"/>
    </style:style>
    <style:style style:name="ce111" style:family="table-cell" style:parent-style-name="Default" style:data-style-name="N0">
      <style:table-cell-properties fo:border="thin dashed #000000"/>
    </style:style>
    <style:style style:name="ce112" style:family="table-cell" style:parent-style-name="Default" style:data-style-name="N0">
      <style:table-cell-properties fo:border="thin solid #000000"/>
    </style:style>
    <style:style style:name="ce113" style:family="table-cell" style:parent-style-name="Default" style:data-style-name="N0"/>
    <style:style style:name="ce114" style:family="table-cell" style:parent-style-name="Default" style:data-style-name="N0">
      <style:table-cell-properties fo:border="thin solid #000000"/>
    </style:style>
    <style:style style:name="ce115" style:family="table-cell" style:parent-style-name="Default" style:data-style-name="N0">
      <style:table-cell-properties fo:border="thin solid #000000"/>
    </style:style>
    <style:style style:name="ce116" style:family="table-cell" style:parent-style-name="Default" style:data-style-name="N0">
      <style:table-cell-properties fo:border="thin solid #000000"/>
    </style:style>
    <style:style style:name="ce117" style:family="table-cell" style:parent-style-name="Default" style:data-style-name="N0">
      <style:table-cell-properties fo:border="2pt dashed #000000"/>
    </style:style>
    <style:style style:name="ce118" style:family="table-cell" style:parent-style-name="Default" style:data-style-name="N0">
      <style:table-cell-properties fo:border="2pt solid #000000"/>
    </style:style>
    <style:style style:name="ce119" style:family="table-cell" style:parent-style-name="Default" style:data-style-name="N0">
      <style:table-cell-properties fo:border="thick solid #000000"/>
    </style:style>
    <style:style style:name="ce120" style:family="table-cell" style:parent-style-name="Default" style:data-style-name="N0">
      <style:table-cell-properties fo:border="thin double #000000"/>
    </style:style>
    <style:style style:name="ce121" style:family="table-cell" style:parent-style-name="Default" style:data-style-name="N0">
      <style:table-cell-properties fo:border="thick solid #FF0000"/>
    </style:style>
    <style:style style:name="ce122" style:family="table-cell" style:parent-style-name="Default" style:data-style-name="N0">
      <style:table-cell-properties fo:border="thick solid #00B050"/>
    </style:style>
    <style:style style:name="ce123" style:family="table-cell" style:parent-style-name="Default" style:data-style-name="N0">
      <style:table-cell-properties fo:border="thick solid #0070C0"/>
    </style:style>
    <style:style style:name="ce124" style:family="table-cell" style:parent-style-name="Default" style:data-style-name="N0">
      <style:table-cell-properties fo:border-top="2pt solid #000000" fo:border-bottom="thin double #00B050" fo:border-left="thin solid #0070C0" fo:border-right="thick solid #FF0000"/>
    </style:style>
    <style:style style:name="ce125" style:family="table-cell" style:parent-style-name="Default" style:data-style-name="N0">
      <style:table-cell-properties style:diagonal-bl-tr="thick solid #000000"/>
    </style:style>
    <style:style style:name="ce126" style:family="table-cell" style:parent-style-name="Default" style:data-style-name="N0">
      <style:table-cell-properties style:diagonal-tl-br="thick solid #000000"/>
    </style:style>
    <style:style style:name="ce127" style:family="table-cell" style:parent-style-name="Default" style:data-style-name="N0">
      <style:table-cell-properties style:diagonal-bl-tr="thick solid #000000" style:diagonal-tl-br="thick solid #000000"/>
    </style:style>
    <style:style style:name="ce128" style:family="table-cell" style:parent-style-name="Default" style:data-style-name="N0">
      <style:table-cell-properties fo:border="thin double #FF0000" style:diagonal-bl-tr="thin double #FF0000" style:diagonal-tl-br="thin double #FF0000"/>
    </style:style>
    <style:style style:name="ce129" style:family="table-cell" style:parent-style-name="Default" style:data-style-name="N0">
      <style:table-cell-properties fo:border-top="2pt solid #000000" fo:border-bottom="thin double #00B050" fo:border-left="thin solid #0070C0" fo:border-right="thick solid #FF0000" style:diagonal-bl-tr="thick solid #7030A0" style:diagonal-tl-br="thick solid #7030A0"/>
    </style:style>
    <style:style style:name="ce130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131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132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13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134" style:family="table-cell" style:parent-style-name="Default" style:data-style-name="N0">
      <style:table-cell-properties fo:border-top="none" fo:border-bottom="none" fo:border-left="thick solid #000000" fo:border-right="thick solid #000000"/>
    </style:style>
    <style:style style:name="ce135" style:family="table-cell" style:parent-style-name="Default" style:data-style-name="N0">
      <style:table-cell-properties fo:border-top="thick solid #000000" fo:border-bottom="thick solid #000000" fo:border-left="none" fo:border-right="none"/>
    </style:style>
    <style:style style:name="ce136" style:family="table-cell" style:parent-style-name="Default" style:data-style-name="N0">
      <style:table-cell-properties fo:border-top="none" fo:border-bottom="none" fo:border-left="thick solid #000000" fo:border-right="thick solid #000000" style:diagonal-tl-br="thick solid #000000"/>
    </style:style>
    <style:style style:name="ce137" style:family="table-cell" style:parent-style-name="Default" style:data-style-name="N0">
      <style:table-cell-properties fo:border-top="thick solid #000000" fo:border-bottom="thick solid #000000" fo:border-left="none" fo:border-right="none" style:diagonal-bl-tr="thick solid #000000"/>
    </style:style>
    <style:style style:name="ce13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1" style:family="table-cell" style:parent-style-name="Default" style:data-style-name="N0">
      <style:table-cell-properties style:vertical-align="automatic" style:repeat-content="true"/>
      <style:paragraph-properties fo:text-align="start" fo:margin-left="0cm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3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144" style:family="table-cell" style:parent-style-name="Default" style:data-style-name="N0">
      <style:table-cell-properties style:vertical-align="automatic" style:repeat-content="false"/>
      <style:paragraph-properties fo:text-align="end" fo:margin-right="0.353cm"/>
    </style:style>
    <style:style style:name="ce145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147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end" fo:margin-right="0.706cm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end" fo:margin-right="1.059cm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152" style:family="table-cell" style:parent-style-name="Default" style:data-style-name="N0">
      <style:table-cell-properties style:vertical-align="automatic" fo:wrap-option="wrap"/>
    </style:style>
    <style:style style:name="ce153" style:family="table-cell" style:parent-style-name="Default" style:data-style-name="N0">
      <style:table-cell-properties style:vertical-align="top" fo:wrap-option="wrap"/>
    </style:style>
    <style:style style:name="ce154" style:family="table-cell" style:parent-style-name="Default" style:data-style-name="N0">
      <style:table-cell-properties style:vertical-align="middle" fo:wrap-option="wrap"/>
    </style:style>
    <style:style style:name="ce155" style:family="table-cell" style:parent-style-name="Default" style:data-style-name="N0">
      <style:table-cell-properties style:vertical-align="automatic" fo:wrap-option="wrap"/>
    </style:style>
    <style:style style:name="ce156" style:family="table-cell" style:parent-style-name="Default" style:data-style-name="N0">
      <style:table-cell-properties style:vertical-align="automatic" fo:wrap-option="wrap"/>
    </style:style>
    <style:style style:name="ce157" style:family="table-cell" style:parent-style-name="Default" style:data-style-name="N0">
      <style:table-cell-properties style:vertical-align="automatic" fo:wrap-option="wrap" style:repeat-content="false"/>
      <style:paragraph-properties fo:text-align="justify"/>
    </style:style>
    <style:style style:name="ce15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59" style:family="table-cell" style:parent-style-name="Default" style:data-style-name="N0">
      <style:table-cell-properties style:vertical-align="automatic" fo:wrap-option="wrap" style:rotation-angle="270" style:repeat-content="false"/>
      <style:paragraph-properties fo:text-align="justify"/>
    </style:style>
    <style:style style:name="ce160" style:family="table-cell" style:parent-style-name="Default" style:data-style-name="N0">
      <style:table-cell-properties style:vertical-align="automatic" fo:wrap-option="wrap" style:rotation-angle="270" style:repeat-content="false"/>
      <style:paragraph-properties fo:text-align="start" fo:margin-left="0cm"/>
    </style:style>
    <style:style style:name="ce161" style:family="table-cell" style:parent-style-name="Default" style:data-style-name="N0">
      <style:table-cell-properties style:vertical-align="automatic" style:rotation-angle="345"/>
    </style:style>
    <style:style style:name="ce162" style:family="table-cell" style:parent-style-name="Default" style:data-style-name="N0">
      <style:table-cell-properties style:vertical-align="automatic" style:rotation-angle="315"/>
    </style:style>
    <style:style style:name="ce163" style:family="table-cell" style:parent-style-name="Default" style:data-style-name="N0">
      <style:table-cell-properties style:vertical-align="automatic" style:rotation-angle="270"/>
    </style:style>
    <style:style style:name="ce164" style:family="table-cell" style:parent-style-name="Default" style:data-style-name="N0">
      <style:table-cell-properties style:vertical-align="automatic" style:rotation-angle="15"/>
    </style:style>
    <style:style style:name="ce165" style:family="table-cell" style:parent-style-name="Default" style:data-style-name="N0">
      <style:table-cell-properties style:vertical-align="automatic" style:rotation-angle="45"/>
    </style:style>
    <style:style style:name="ce166" style:family="table-cell" style:parent-style-name="Default" style:data-style-name="N0">
      <style:table-cell-properties style:vertical-align="automatic" style:rotation-angle="90"/>
    </style:style>
    <style:style style:name="ce167" style:family="table-cell" style:parent-style-name="Default" style:data-style-name="N0">
      <style:table-cell-properties style:vertical-align="automatic" style:direction="ttb"/>
    </style:style>
    <style:style style:name="ce168" style:family="table-cell" style:parent-style-name="Default" style:data-style-name="N0">
      <style:table-cell-properties style:vertical-align="automatic" style:rotation-angle="270" style:repeat-content="false"/>
      <style:paragraph-properties fo:text-align="start" fo:margin-left="0cm"/>
    </style:style>
    <style:style style:name="ce169" style:family="table-cell" style:parent-style-name="Default" style:data-style-name="N0">
      <style:table-cell-properties style:vertical-align="automatic" style:rotation-angle="270" style:repeat-content="false"/>
      <style:paragraph-properties fo:text-align="center"/>
    </style:style>
    <style:style style:name="ce170" style:family="table-cell" style:parent-style-name="Default" style:data-style-name="N0">
      <style:table-cell-properties style:vertical-align="automatic" style:rotation-angle="270" style:repeat-content="false"/>
      <style:paragraph-properties fo:text-align="end" fo:margin-right="0cm"/>
    </style:style>
    <style:style style:name="ce171" style:family="table-cell" style:parent-style-name="Default" style:data-style-name="N0">
      <style:table-cell-properties style:vertical-align="top" fo:wrap-option="wrap" style:rotation-angle="270"/>
    </style:style>
    <style:style style:name="ce172" style:family="table-cell" style:parent-style-name="Default" style:data-style-name="N0">
      <style:table-cell-properties style:vertical-align="middle" fo:wrap-option="wrap" style:rotation-angle="270"/>
    </style:style>
    <style:style style:name="ce173" style:family="table-cell" style:parent-style-name="Default" style:data-style-name="N0">
      <style:table-cell-properties style:vertical-align="automatic" fo:wrap-option="wrap" style:rotation-angle="270"/>
    </style:style>
    <style:style style:name="ce174" style:family="table-cell" style:parent-style-name="Default" style:data-style-name="N0">
      <style:table-cell-properties style:vertical-align="automatic" fo:wrap-option="wrap" style:rotation-angle="270"/>
    </style:style>
    <style:style style:name="ce175" style:family="table-cell" style:parent-style-name="Default" style:data-style-name="N0">
      <style:table-cell-properties style:vertical-align="automatic" fo:wrap-option="wrap" style:rotation-angle="270"/>
    </style:style>
    <style:style style:name="ce176" style:family="table-cell" style:parent-style-name="Default" style:data-style-name="N0">
      <style:table-cell-properties style:vertical-align="automatic" style:shrink-to-fit="true"/>
    </style:style>
    <style:style style:name="ce177" style:family="table-cell" style:parent-style-name="Default" style:data-style-name="N0">
      <style:table-cell-properties style:cell-protect="none"/>
    </style:style>
    <style:style style:name="ce178" style:family="table-cell" style:parent-style-name="Default" style:data-style-name="N0">
      <style:table-cell-properties style:cell-protect="formula-hidden"/>
    </style:style>
    <style:style style:name="ce179" style:family="table-cell" style:parent-style-name="Default" style:data-style-name="N0">
      <style:table-cell-properties style:cell-protect="hidden-and-protected"/>
    </style:style>
    <style:style style:name="ce18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8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8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83" style:family="table-cell" style:parent-style-name="Default" style:data-style-name="N0">
      <style:table-cell-properties style:vertical-align="automatic" fo:wrap-option="wrap" style:repeat-content="true"/>
      <style:paragraph-properties fo:text-align="start" fo:margin-left="0cm"/>
    </style:style>
    <style:style style:name="ce18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85" style:family="table-cell" style:parent-style-name="Default" style:data-style-name="N0">
      <style:text-properties fo:font-size="8pt" style:font-size-asian="8pt" style:font-size-complex="8pt"/>
    </style:style>
    <style:style style:name="ce186" style:family="table-cell" style:parent-style-name="Default" style:data-style-name="N0">
      <style:text-properties fo:font-size="10pt" style:font-size-asian="10pt" style:font-size-complex="10pt"/>
    </style:style>
    <style:style style:name="ce187" style:family="table-cell" style:parent-style-name="Default" style:data-style-name="N0">
      <style:text-properties fo:font-size="12pt" style:font-size-asian="12pt" style:font-size-complex="12pt"/>
    </style:style>
    <style:style style:name="ce188" style:family="table-cell" style:parent-style-name="Default" style:data-style-name="N0"/>
    <style:style style:name="ce189" style:family="table-cell" style:parent-style-name="Default" style:data-style-name="N0"/>
    <style:style style:name="ce190" style:family="table-cell" style:parent-style-name="Default" style:data-style-name="N0"/>
    <style:style style:name="ce191" style:family="table-cell" style:parent-style-name="Default" style:data-style-name="N0"/>
    <style:style style:name="ce192" style:family="table-cell" style:parent-style-name="Default" style:data-style-name="N0"/>
    <style:style style:name="ce193" style:family="table-cell" style:parent-style-name="Default" style:data-style-name="N0"/>
    <style:style style:name="ce194" style:family="table-cell" style:parent-style-name="Default" style:data-style-name="N0"/>
    <style:style style:name="ce195" style:family="table-cell" style:parent-style-name="Default" style:data-style-name="N0"/>
    <style:style style:name="ce196" style:family="table-cell" style:parent-style-name="Default" style:data-style-name="N0"/>
    <style:style style:name="ce197" style:family="table-cell" style:parent-style-name="Default" style:data-style-name="N0"/>
    <style:style style:name="ce198" style:family="table-cell" style:parent-style-name="Default" style:data-style-name="N0"/>
    <style:style style:name="ce199" style:family="table-cell" style:parent-style-name="Default" style:data-style-name="N0"/>
    <style:style style:name="ce200" style:family="table-cell" style:parent-style-name="Default" style:data-style-name="N0"/>
    <style:style style:name="ce201" style:family="table-cell" style:parent-style-name="Default" style:data-style-name="N0"/>
    <style:style style:name="ce202" style:family="table-cell" style:parent-style-name="Default" style:data-style-name="N0"/>
    <style:style style:name="ce203" style:family="table-cell" style:parent-style-name="Default" style:data-style-name="N0"/>
    <style:style style:name="ce204" style:family="table-cell" style:parent-style-name="Default" style:data-style-name="N0">
      <style:table-cell-properties fo:border="2pt solid #D9D9D9" fo:background-color="#000000"/>
    </style:style>
    <style:style style:name="ce205" style:family="table-cell" style:parent-style-name="Default" style:data-style-name="N0">
      <style:table-cell-properties fo:border="2pt solid #D9D9D9"/>
    </style:style>
    <style:style style:name="ce206" style:family="table-cell" style:parent-style-name="Default" style:data-style-name="N0">
      <style:table-cell-properties fo:border="2pt solid #D9D9D9"/>
    </style:style>
    <style:style style:name="ce207" style:family="table-cell" style:parent-style-name="Default" style:data-style-name="N0">
      <style:table-cell-properties fo:border="2pt solid #D9D9D9"/>
    </style:style>
    <style:style style:name="ce208" style:family="table-cell" style:parent-style-name="Default" style:data-style-name="N0">
      <style:table-cell-properties fo:border="2pt solid #D9D9D9"/>
    </style:style>
    <style:style style:name="ce209" style:family="table-cell" style:parent-style-name="Default" style:data-style-name="N0">
      <style:table-cell-properties fo:border="2pt solid #D9D9D9"/>
    </style:style>
    <style:style style:name="ce210" style:family="table-cell" style:parent-style-name="Default" style:data-style-name="N0">
      <style:table-cell-properties fo:border="2pt solid #D9D9D9"/>
    </style:style>
    <style:style style:name="ce211" style:family="table-cell" style:parent-style-name="Default" style:data-style-name="N0">
      <style:table-cell-properties fo:border="2pt solid #D9D9D9"/>
    </style:style>
    <style:style style:name="ce212" style:family="table-cell" style:parent-style-name="Default" style:data-style-name="N0">
      <style:table-cell-properties fo:border="2pt solid #D9D9D9"/>
    </style:style>
    <style:style style:name="ce213" style:family="table-cell" style:parent-style-name="Default" style:data-style-name="N0">
      <style:table-cell-properties fo:border="2pt solid #D9D9D9"/>
    </style:style>
    <style:style style:name="ce214" style:family="table-cell" style:parent-style-name="Default" style:data-style-name="N0">
      <style:table-cell-properties fo:border="2pt solid #D9D9D9"/>
    </style:style>
    <style:style style:name="ce215" style:family="table-cell" style:parent-style-name="Default" style:data-style-name="N0">
      <style:table-cell-properties fo:border="2pt solid #D9D9D9"/>
    </style:style>
    <style:style style:name="ce216" style:family="table-cell" style:parent-style-name="Default" style:data-style-name="N0">
      <style:table-cell-properties fo:border="2pt solid #D9D9D9"/>
    </style:style>
    <style:style style:name="ce217" style:family="table-cell" style:parent-style-name="Default" style:data-style-name="N0">
      <style:table-cell-properties fo:border="2pt solid #D9D9D9"/>
    </style:style>
    <style:style style:name="ce218" style:family="table-cell" style:parent-style-name="Default" style:data-style-name="N0">
      <style:table-cell-properties fo:border="2pt solid #D9D9D9"/>
    </style:style>
    <style:style style:name="ce219" style:family="table-cell" style:parent-style-name="Default" style:data-style-name="N0">
      <style:table-cell-properties fo:border="2pt solid #D9D9D9"/>
    </style:style>
    <style:style style:name="ce220" style:family="table-cell" style:parent-style-name="Default" style:data-style-name="N0">
      <style:table-cell-properties fo:border="2pt solid #D9D9D9"/>
    </style:style>
    <style:style style:name="ce221" style:family="table-cell" style:parent-style-name="Default" style:data-style-name="N0">
      <style:table-cell-properties fo:border="2pt solid #D9D9D9"/>
    </style:style>
    <style:style style:name="ce222" style:family="table-cell" style:parent-style-name="Default" style:data-style-name="N0">
      <style:table-cell-properties fo:border-top="2pt solid #D9D9D9" fo:border-bottom="none" fo:border-left="2pt solid #D9D9D9" fo:border-right="none" fo:background-color="#000000"/>
    </style:style>
    <style:style style:name="ce223" style:family="table-cell" style:parent-style-name="Default" style:data-style-name="N0">
      <style:table-cell-properties fo:border-top="2pt solid #D9D9D9" fo:border-bottom="none" fo:border-left="none" fo:border-right="none"/>
    </style:style>
    <style:style style:name="ce224" style:family="table-cell" style:parent-style-name="Default" style:data-style-name="N0">
      <style:table-cell-properties fo:border-top="2pt solid #D9D9D9" fo:border-bottom="none" fo:border-left="none" fo:border-right="none"/>
    </style:style>
    <style:style style:name="ce225" style:family="table-cell" style:parent-style-name="Default" style:data-style-name="N0">
      <style:table-cell-properties fo:border-top="2pt solid #D9D9D9" fo:border-bottom="none" fo:border-left="none" fo:border-right="2pt solid #D9D9D9"/>
    </style:style>
    <style:style style:name="ce226" style:family="table-cell" style:parent-style-name="Default" style:data-style-name="N0">
      <style:table-cell-properties fo:border-top="none" fo:border-bottom="none" fo:border-left="2pt solid #D9D9D9" fo:border-right="none" fo:background-color="#000000"/>
    </style:style>
    <style:style style:name="ce227" style:family="table-cell" style:parent-style-name="Default" style:data-style-name="N0">
      <style:table-cell-properties fo:border-top="none" fo:border-bottom="none" fo:border-left="none" fo:border-right="2pt solid #D9D9D9"/>
    </style:style>
    <style:style style:name="ce228" style:family="table-cell" style:parent-style-name="Default" style:data-style-name="N0">
      <style:table-cell-properties fo:border-top="none" fo:border-bottom="none" fo:border-left="2pt solid #D9D9D9" fo:border-right="none" fo:background-color="#000000"/>
    </style:style>
    <style:style style:name="ce229" style:family="table-cell" style:parent-style-name="Default" style:data-style-name="N0">
      <style:table-cell-properties fo:border-top="none" fo:border-bottom="none" fo:border-left="none" fo:border-right="2pt solid #D9D9D9"/>
    </style:style>
    <style:style style:name="ce230" style:family="table-cell" style:parent-style-name="Default" style:data-style-name="N0">
      <style:table-cell-properties fo:border-top="none" fo:border-bottom="2pt solid #D9D9D9" fo:border-left="2pt solid #D9D9D9" fo:border-right="none" fo:background-color="#000000"/>
    </style:style>
    <style:style style:name="ce231" style:family="table-cell" style:parent-style-name="Default" style:data-style-name="N0">
      <style:table-cell-properties fo:border-top="none" fo:border-bottom="2pt solid #D9D9D9" fo:border-left="none" fo:border-right="none"/>
    </style:style>
    <style:style style:name="ce232" style:family="table-cell" style:parent-style-name="Default" style:data-style-name="N0">
      <style:table-cell-properties fo:border-top="none" fo:border-bottom="2pt solid #D9D9D9" fo:border-left="none" fo:border-right="none"/>
    </style:style>
    <style:style style:name="ce233" style:family="table-cell" style:parent-style-name="Default" style:data-style-name="N0">
      <style:table-cell-properties fo:border-top="none" fo:border-bottom="2pt solid #D9D9D9" fo:border-left="none" fo:border-right="2pt solid #D9D9D9"/>
    </style:style>
    <style:style style:name="ce234" style:family="table-cell" style:parent-style-name="Default" style:data-style-name="N0">
      <style:table-cell-properties fo:border-top="2pt solid #D9D9D9" fo:border-bottom="none" fo:border-left="2pt solid #D9D9D9" fo:border-right="none" fo:background-color="#FF0000"/>
    </style:style>
    <style:style style:name="ce235" style:family="table-cell" style:parent-style-name="Default" style:data-style-name="N0">
      <style:table-cell-properties fo:border-top="2pt solid #D9D9D9" fo:border-bottom="none" fo:border-left="none" fo:border-right="none"/>
    </style:style>
    <style:style style:name="ce236" style:family="table-cell" style:parent-style-name="Default" style:data-style-name="N0">
      <style:table-cell-properties fo:border-top="2pt solid #D9D9D9" fo:border-bottom="none" fo:border-left="none" fo:border-right="none"/>
    </style:style>
    <style:style style:name="ce237" style:family="table-cell" style:parent-style-name="Default" style:data-style-name="N0">
      <style:table-cell-properties fo:border-top="2pt solid #D9D9D9" fo:border-bottom="none" fo:border-left="none" fo:border-right="2pt solid #D9D9D9"/>
    </style:style>
    <style:style style:name="ce238" style:family="table-cell" style:parent-style-name="Default" style:data-style-name="N0">
      <style:table-cell-properties fo:border-top="none" fo:border-bottom="none" fo:border-left="2pt solid #D9D9D9" fo:border-right="none" fo:background-color="#FF0000"/>
    </style:style>
    <style:style style:name="ce239" style:family="table-cell" style:parent-style-name="Default" style:data-style-name="N0">
      <style:table-cell-properties fo:border-top="none" fo:border-bottom="none" fo:border-left="none" fo:border-right="2pt solid #D9D9D9"/>
    </style:style>
    <style:style style:name="ce240" style:family="table-cell" style:parent-style-name="Default" style:data-style-name="N0">
      <style:table-cell-properties fo:border-top="none" fo:border-bottom="none" fo:border-left="2pt solid #D9D9D9" fo:border-right="none" fo:background-color="#FF0000"/>
    </style:style>
    <style:style style:name="ce241" style:family="table-cell" style:parent-style-name="Default" style:data-style-name="N0">
      <style:table-cell-properties fo:border-top="none" fo:border-bottom="none" fo:border-left="none" fo:border-right="2pt solid #D9D9D9"/>
    </style:style>
    <style:style style:name="ce242" style:family="table-cell" style:parent-style-name="Default" style:data-style-name="N0">
      <style:table-cell-properties fo:border-top="none" fo:border-bottom="2pt solid #D9D9D9" fo:border-left="2pt solid #D9D9D9" fo:border-right="none" fo:background-color="#FF0000"/>
    </style:style>
    <style:style style:name="ce243" style:family="table-cell" style:parent-style-name="Default" style:data-style-name="N0">
      <style:table-cell-properties fo:border-top="none" fo:border-bottom="2pt solid #D9D9D9" fo:border-left="none" fo:border-right="none"/>
    </style:style>
    <style:style style:name="ce244" style:family="table-cell" style:parent-style-name="Default" style:data-style-name="N0">
      <style:table-cell-properties fo:border-top="none" fo:border-bottom="2pt solid #D9D9D9" fo:border-left="none" fo:border-right="none"/>
    </style:style>
    <style:style style:name="ce245" style:family="table-cell" style:parent-style-name="Default" style:data-style-name="N0">
      <style:table-cell-properties fo:border-top="none" fo:border-bottom="2pt solid #D9D9D9" fo:border-left="none" fo:border-right="2pt solid #D9D9D9"/>
    </style:style>
    <style:style style:name="ce246" style:family="table-cell" style:parent-style-name="Default" style:data-style-name="N0">
      <style:table-cell-properties fo:border-top="2pt solid #D9D9D9" fo:border-bottom="none" fo:border-left="2pt solid #D9D9D9" fo:border-right="none" fo:background-color="#FFFFFF"/>
    </style:style>
    <style:style style:name="ce247" style:family="table-cell" style:parent-style-name="Default" style:data-style-name="N0">
      <style:table-cell-properties fo:border-top="2pt solid #D9D9D9" fo:border-bottom="none" fo:border-left="none" fo:border-right="none"/>
    </style:style>
    <style:style style:name="ce248" style:family="table-cell" style:parent-style-name="Default" style:data-style-name="N0">
      <style:table-cell-properties fo:border-top="2pt solid #D9D9D9" fo:border-bottom="none" fo:border-left="none" fo:border-right="none"/>
    </style:style>
    <style:style style:name="ce249" style:family="table-cell" style:parent-style-name="Default" style:data-style-name="N0">
      <style:table-cell-properties fo:border-top="2pt solid #D9D9D9" fo:border-bottom="none" fo:border-left="none" fo:border-right="2pt solid #D9D9D9"/>
    </style:style>
    <style:style style:name="ce250" style:family="table-cell" style:parent-style-name="Default" style:data-style-name="N0">
      <style:table-cell-properties fo:border-top="none" fo:border-bottom="none" fo:border-left="2pt solid #D9D9D9" fo:border-right="none" fo:background-color="#FFFFFF"/>
    </style:style>
    <style:style style:name="ce251" style:family="table-cell" style:parent-style-name="Default" style:data-style-name="N0">
      <style:table-cell-properties fo:border-top="none" fo:border-bottom="none" fo:border-left="none" fo:border-right="2pt solid #D9D9D9"/>
    </style:style>
    <style:style style:name="ce252" style:family="table-cell" style:parent-style-name="Default" style:data-style-name="N0">
      <style:table-cell-properties fo:border-top="none" fo:border-bottom="none" fo:border-left="2pt solid #D9D9D9" fo:border-right="none" fo:background-color="#FFFFFF"/>
    </style:style>
    <style:style style:name="ce253" style:family="table-cell" style:parent-style-name="Default" style:data-style-name="N0">
      <style:table-cell-properties fo:border-top="none" fo:border-bottom="none" fo:border-left="none" fo:border-right="2pt solid #D9D9D9"/>
    </style:style>
    <style:style style:name="ce254" style:family="table-cell" style:parent-style-name="Default" style:data-style-name="N0">
      <style:table-cell-properties fo:border-top="none" fo:border-bottom="2pt solid #D9D9D9" fo:border-left="2pt solid #D9D9D9" fo:border-right="none" fo:background-color="#FFFFFF"/>
    </style:style>
    <style:style style:name="ce255" style:family="table-cell" style:parent-style-name="Default" style:data-style-name="N0">
      <style:table-cell-properties fo:border-top="none" fo:border-bottom="2pt solid #D9D9D9" fo:border-left="none" fo:border-right="none"/>
    </style:style>
    <style:style style:name="ce256" style:family="table-cell" style:parent-style-name="Default" style:data-style-name="N0">
      <style:table-cell-properties fo:border-top="none" fo:border-bottom="2pt solid #D9D9D9" fo:border-left="none" fo:border-right="none"/>
    </style:style>
    <style:style style:name="ce257" style:family="table-cell" style:parent-style-name="Default" style:data-style-name="N0">
      <style:table-cell-properties fo:border-top="none" fo:border-bottom="2pt solid #D9D9D9" fo:border-left="none" fo:border-right="2pt solid #D9D9D9"/>
    </style:style>
    <style:style style:name="ce258" style:family="table-cell" style:parent-style-name="Default" style:data-style-name="N0">
      <style:table-cell-properties fo:border-top="2pt solid #D9D9D9" fo:border-bottom="none" fo:border-left="2pt solid #D9D9D9" fo:border-right="none" fo:background-color="#FFFFFF"/>
    </style:style>
    <style:style style:name="ce259" style:family="table-cell" style:parent-style-name="Default" style:data-style-name="N0">
      <style:table-cell-properties fo:border-top="2pt solid #D9D9D9" fo:border-bottom="none" fo:border-left="none" fo:border-right="none"/>
    </style:style>
    <style:style style:name="ce260" style:family="table-cell" style:parent-style-name="Default" style:data-style-name="N0">
      <style:table-cell-properties fo:border-top="2pt solid #D9D9D9" fo:border-bottom="none" fo:border-left="none" fo:border-right="none"/>
    </style:style>
    <style:style style:name="ce261" style:family="table-cell" style:parent-style-name="Default" style:data-style-name="N0">
      <style:table-cell-properties fo:border-top="2pt solid #D9D9D9" fo:border-bottom="none" fo:border-left="none" fo:border-right="2pt solid #D9D9D9"/>
    </style:style>
    <style:style style:name="ce262" style:family="table-cell" style:parent-style-name="Default" style:data-style-name="N0">
      <style:table-cell-properties fo:border-top="none" fo:border-bottom="none" fo:border-left="2pt solid #D9D9D9" fo:border-right="none" fo:background-color="#FFFFFF"/>
    </style:style>
    <style:style style:name="ce263" style:family="table-cell" style:parent-style-name="Default" style:data-style-name="N0">
      <style:table-cell-properties fo:border-top="none" fo:border-bottom="none" fo:border-left="none" fo:border-right="2pt solid #D9D9D9"/>
    </style:style>
    <style:style style:name="ce264" style:family="table-cell" style:parent-style-name="Default" style:data-style-name="N0">
      <style:table-cell-properties fo:border-top="none" fo:border-bottom="none" fo:border-left="2pt solid #D9D9D9" fo:border-right="none" fo:background-color="#FFFFFF"/>
    </style:style>
    <style:style style:name="ce265" style:family="table-cell" style:parent-style-name="Default" style:data-style-name="N0">
      <style:table-cell-properties fo:border-top="none" fo:border-bottom="none" fo:border-left="none" fo:border-right="2pt solid #D9D9D9"/>
    </style:style>
    <style:style style:name="ce266" style:family="table-cell" style:parent-style-name="Default" style:data-style-name="N0">
      <style:table-cell-properties fo:border-top="none" fo:border-bottom="2pt solid #D9D9D9" fo:border-left="2pt solid #D9D9D9" fo:border-right="none"/>
    </style:style>
    <style:style style:name="ce267" style:family="table-cell" style:parent-style-name="Default" style:data-style-name="N0">
      <style:table-cell-properties fo:border-top="none" fo:border-bottom="2pt solid #D9D9D9" fo:border-left="none" fo:border-right="none"/>
    </style:style>
    <style:style style:name="ce268" style:family="table-cell" style:parent-style-name="Default" style:data-style-name="N0">
      <style:table-cell-properties fo:border-top="none" fo:border-bottom="2pt solid #D9D9D9" fo:border-left="none" fo:border-right="none"/>
    </style:style>
    <style:style style:name="ce269" style:family="table-cell" style:parent-style-name="Default" style:data-style-name="N0">
      <style:table-cell-properties fo:border-top="none" fo:border-bottom="2pt solid #D9D9D9" fo:border-left="none" fo:border-right="2pt solid #D9D9D9"/>
    </style:style>
    <style:style style:name="ce270" style:family="table-cell" style:parent-style-name="Default" style:data-style-name="N0">
      <style:table-cell-properties fo:border="2pt solid #D9D9D9"/>
    </style:style>
    <style:style style:name="ce271" style:family="table-cell" style:parent-style-name="Default" style:data-style-name="N0">
      <style:table-cell-properties fo:border="2pt solid #D9D9D9"/>
    </style:style>
    <style:style style:name="ce272" style:family="table-cell" style:parent-style-name="Default" style:data-style-name="N0">
      <style:table-cell-properties fo:border="2pt solid #D9D9D9"/>
    </style:style>
    <style:style style:name="ce273" style:family="table-cell" style:parent-style-name="Default" style:data-style-name="N0">
      <style:table-cell-properties fo:border="2pt solid #D9D9D9"/>
    </style:style>
    <style:style style:name="ce274" style:family="table-cell" style:parent-style-name="Default" style:data-style-name="N0">
      <style:table-cell-properties fo:border="2pt solid #D9D9D9"/>
    </style:style>
    <style:style style:name="ce275" style:family="table-cell" style:parent-style-name="Default" style:data-style-name="N0">
      <style:table-cell-properties fo:border="2pt solid #D9D9D9"/>
    </style:style>
    <style:style style:name="ce276" style:family="table-cell" style:parent-style-name="Default" style:data-style-name="N0">
      <style:table-cell-properties fo:border="2pt solid #D9D9D9"/>
    </style:style>
    <style:style style:name="ce277" style:family="table-cell" style:parent-style-name="Default" style:data-style-name="N0">
      <style:table-cell-properties fo:border="2pt solid #D9D9D9"/>
    </style:style>
    <style:style style:name="ce278" style:family="table-cell" style:parent-style-name="Default" style:data-style-name="N0">
      <style:table-cell-properties fo:border="2pt solid #D9D9D9"/>
    </style:style>
    <style:style style:name="ce279" style:family="table-cell" style:parent-style-name="Default" style:data-style-name="N0">
      <style:table-cell-properties fo:border="2pt solid #D9D9D9"/>
    </style:style>
    <style:style style:name="ce280" style:family="table-cell" style:parent-style-name="Default" style:data-style-name="N0">
      <style:table-cell-properties fo:border="2pt solid #D9D9D9"/>
    </style:style>
    <style:style style:name="ce281" style:family="table-cell" style:parent-style-name="Default" style:data-style-name="N0">
      <style:table-cell-properties fo:border="2pt solid #D9D9D9"/>
    </style:style>
    <style:style style:name="ce282" style:family="table-cell" style:parent-style-name="Default" style:data-style-name="N0">
      <style:table-cell-properties fo:border="2pt solid #D9D9D9"/>
    </style:style>
    <style:style style:name="ce283" style:family="table-cell" style:parent-style-name="Default" style:data-style-name="N0">
      <style:table-cell-properties fo:border="2pt solid #D9D9D9"/>
    </style:style>
    <style:style style:name="ce284" style:family="table-cell" style:parent-style-name="Default" style:data-style-name="N0">
      <style:table-cell-properties fo:border="2pt solid #D9D9D9"/>
    </style:style>
    <style:style style:name="ce285" style:family="table-cell" style:parent-style-name="Default" style:data-style-name="N0">
      <style:table-cell-properties fo:border="2pt solid #D9D9D9"/>
    </style:style>
    <style:style style:name="ce286" style:family="table-cell" style:parent-style-name="Default" style:data-style-name="N0">
      <style:table-cell-properties fo:border="2pt solid #D9D9D9"/>
    </style:style>
    <style:style style:name="ce287" style:family="table-cell" style:parent-style-name="Default" style:data-style-name="N0">
      <style:text-properties style:font-name="Arial" style:font-name-asian="Arial" style:font-name-complex="Arial"/>
    </style:style>
    <style:style style:name="ce288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289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90" style:family="table-cell" style:parent-style-name="Default" style:data-style-name="N0">
      <style:table-cell-properties style:vertical-align="automatic" style:repeat-content="false"/>
      <style:paragraph-properties fo:text-align="start" fo:margin-left="0cm" style:writing-mode="lr"/>
    </style:style>
    <style:style style:name="ce291" style:family="table-cell" style:parent-style-name="Default" style:data-style-name="N0">
      <style:table-cell-properties style:vertical-align="automatic" style:repeat-content="false"/>
      <style:paragraph-properties fo:text-align="start" fo:margin-left="0cm" style:writing-mode="rl"/>
    </style:style>
    <style:style style:name="ce292" style:family="table-cell" style:parent-style-name="Default" style:data-style-name="N1"/>
    <style:style style:name="ce293" style:family="table-cell" style:parent-style-name="Default" style:data-style-name="N2"/>
    <style:style style:name="ce294" style:family="table-cell" style:parent-style-name="Default" style:data-style-name="N4"/>
    <style:style style:name="ce295" style:family="table-cell" style:parent-style-name="Default" style:data-style-name="N3"/>
    <style:style style:name="ce296" style:family="table-cell" style:parent-style-name="Default" style:data-style-name="N0"/>
    <style:style style:name="ce297" style:family="table-cell" style:parent-style-name="Default" style:data-style-name="N36"/>
    <style:style style:name="ce298" style:family="table-cell" style:parent-style-name="Default" style:data-style-name="N37"/>
    <style:style style:name="ce299" style:family="table-cell" style:parent-style-name="Default" style:data-style-name="N38"/>
    <style:style style:name="ce300" style:family="table-cell" style:parent-style-name="Default" style:data-style-name="N39"/>
    <style:style style:name="ce301" style:family="table-cell" style:parent-style-name="Default" style:data-style-name="N40"/>
    <style:style style:name="ce302" style:family="table-cell" style:parent-style-name="Default" style:data-style-name="N15"/>
    <style:style style:name="ce303" style:family="table-cell" style:parent-style-name="Default" style:data-style-name="N41"/>
    <style:style style:name="ce304" style:family="table-cell" style:parent-style-name="Default" style:data-style-name="N13"/>
    <style:style style:name="ce305" style:family="table-cell" style:parent-style-name="Default" style:data-style-name="N14"/>
    <style:style style:name="ce306" style:family="table-cell" style:parent-style-name="Default" style:data-style-name="N17"/>
    <style:style style:name="ce307" style:family="table-cell" style:parent-style-name="Default" style:data-style-name="N18"/>
    <style:style style:name="ce308" style:family="table-cell" style:parent-style-name="Default" style:data-style-name="N42"/>
    <style:style style:name="ce309" style:family="table-cell" style:parent-style-name="Default" style:data-style-name="N43"/>
    <style:style style:name="ce310" style:family="table-cell" style:parent-style-name="Default" style:data-style-name="N44"/>
    <style:style style:name="ce311" style:family="table-cell" style:parent-style-name="Default" style:data-style-name="N45"/>
    <style:style style:name="ce312" style:family="table-cell" style:parent-style-name="Default" style:data-style-name="N46"/>
    <style:style style:name="ce313" style:family="table-cell" style:parent-style-name="Default" style:data-style-name="N47"/>
    <style:style style:name="ce314" style:family="table-cell" style:parent-style-name="Default" style:data-style-name="N48"/>
    <style:style style:name="ce315" style:family="table-cell" style:parent-style-name="Default" style:data-style-name="N49"/>
    <style:style style:name="ce316" style:family="table-cell" style:parent-style-name="Default" style:data-style-name="N50"/>
    <style:style style:name="ce317" style:family="table-cell" style:parent-style-name="Default" style:data-style-name="N51"/>
    <style:style style:name="ce318" style:family="table-cell" style:parent-style-name="Default" style:data-style-name="N0">
      <style:text-properties style:font-name="Cambria" style:font-name-asian="Cambria" style:font-name-complex="Cambria" fo:font-size="8pt" style:font-size-asian="8pt" style:font-size-complex="8pt" style:font-family-generic="roman"/>
    </style:style>
    <style:style style:name="ce319" style:family="table-cell" style:parent-style-name="Default" style:data-style-name="N0"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20" style:family="table-cell" style:parent-style-name="Default" style:data-style-name="N0"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321" style:family="table-cell" style:parent-style-name="Default" style:data-style-name="N0">
      <style:text-properties style:font-name="Consolas" style:font-name-asian="Consolas" style:font-name-complex="Consolas" style:font-family-generic="modern"/>
    </style:style>
    <style:style style:name="ce322" style:family="table-cell" style:parent-style-name="Default" style:data-style-name="N0">
      <style:text-properties style:font-name="Consolas" style:font-name-asian="Consolas" style:font-name-complex="Consolas" fo:font-size="8pt" style:font-size-asian="8pt" style:font-size-complex="8pt" style:font-family-generic="modern"/>
    </style:style>
    <style:style style:name="ce323" style:family="table-cell" style:parent-style-name="Default" style:data-style-name="N0"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324" style:family="table-cell" style:parent-style-name="Default" style:data-style-name="N0">
      <style:text-properties style:font-name="Consolas" style:font-name-asian="Consolas" style:font-name-complex="Consolas" fo:font-size="12pt" style:font-size-asian="12pt" style:font-size-complex="12pt" style:font-family-generic="modern"/>
    </style:style>
    <style:style style:name="ce325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326" style:family="table-cell" style:parent-style-name="Default" style:data-style-name="N19"/>
    <style:style style:name="ce327" style:family="table-cell" style:parent-style-name="Default" style:data-style-name="N26"/>
    <style:style style:name="ce328" style:family="table-cell" style:parent-style-name="Default" style:data-style-name="N52"/>
    <style:style style:name="ce329" style:family="table-cell" style:parent-style-name="Default" style:data-style-name="N53"/>
    <style:style style:name="ce330" style:family="table-cell" style:parent-style-name="Default" style:data-style-name="N54"/>
    <style:style style:name="ce331" style:family="table-cell" style:parent-style-name="Default" style:data-style-name="N55"/>
    <style:style style:name="ce332" style:family="table-cell" style:parent-style-name="Default" style:data-style-name="N56"/>
    <style:style style:name="ce333" style:family="table-cell" style:parent-style-name="Default" style:data-style-name="N57"/>
    <style:style style:name="ce334" style:family="table-cell" style:parent-style-name="Default" style:data-style-name="N58"/>
    <style:style style:name="ce335" style:family="table-cell" style:parent-style-name="Default" style:data-style-name="N59"/>
    <style:style style:name="ce336" style:family="table-cell" style:parent-style-name="Default" style:data-style-name="N60"/>
    <style:style style:name="ce337" style:family="table-cell" style:parent-style-name="Default" style:data-style-name="N61"/>
    <style:style style:name="ce338" style:family="table-cell" style:parent-style-name="Default" style:data-style-name="N62"/>
    <style:style style:name="ce339" style:family="table-cell" style:parent-style-name="Default" style:data-style-name="N63"/>
    <style:style style:name="ce340" style:family="table-cell" style:parent-style-name="Default" style:data-style-name="N0">
      <style:table-cell-properties style:vertical-align="automatic"/>
    </style:style>
    <style:style style:name="ce341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342" style:family="table-cell" style:parent-style-name="Default" style:data-style-name="N0">
      <style:table-cell-properties style:vertical-align="automatic" style:rotation-angle="270" style:repeat-content="false"/>
      <style:paragraph-properties fo:text-align="justify"/>
    </style:style>
    <style:style style:name="ce34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44" style:family="table-cell" style:parent-style-name="Default" style:data-style-name="N0">
      <style:table-cell-properties style:vertical-align="automatic" style:rotation-angle="270" style:repeat-content="false"/>
      <style:paragraph-properties fo:text-align="start" fo:margin-left="0cm"/>
    </style:style>
    <style:style style:name="ce345" style:family="table-cell" style:parent-style-name="Default" style:data-style-name="N0">
      <style:table-cell-properties style:vertical-align="automatic" fo:wrap-option="wrap" style:rotation-angle="270" style:repeat-content="false"/>
      <style:paragraph-properties fo:text-align="start" fo:margin-left="0cm"/>
    </style:style>
    <style:style style:name="ce346" style:family="table-cell" style:parent-style-name="Default" style:data-style-name="N0">
      <style:table-cell-properties style:vertical-align="automatic" fo:wrap-option="wrap" style:rotation-angle="270" style:repeat-content="false"/>
      <style:paragraph-properties fo:text-align="center"/>
    </style:style>
    <style:style style:name="ce347" style:family="table-cell" style:parent-style-name="Default" style:data-style-name="N0">
      <style:table-cell-properties style:vertical-align="automatic" fo:wrap-option="wrap" style:rotation-angle="270" style:repeat-content="false"/>
      <style:paragraph-properties fo:text-align="end" fo:margin-right="0cm"/>
    </style:style>
    <style:style style:name="ce348" style:family="table-cell" style:parent-style-name="Header3" style:data-style-name="N0">
      <style:table-cell-properties style:vertical-align="top" fo:background-color="#C0C0C0"/>
      <style:text-properties fo:color="#000000"/>
    </style:style>
    <style:style style:name="ce349" style:family="table-cell" style:parent-style-name="Default" style:data-style-name="N0">
      <style:text-properties fo:color="#000000" style:font-name="MS Gothic" style:font-name-asian="MS Gothic" style:font-name-complex="MS Gothic" fo:font-size="32pt" style:font-size-asian="32pt" style:font-size-complex="32pt" style:font-family-generic="modern"/>
    </style:style>
    <style:style style:name="ce350" style:family="table-cell" style:parent-style-name="Default" style:data-style-name="N0">
      <style:text-properties fo:font-size="8pt" style:font-size-asian="8pt" style:font-size-complex="8pt"/>
    </style:style>
    <style:style style:name="ce351" style:family="table-cell" style:parent-style-name="Default" style:data-style-name="N0">
      <style:text-properties fo:font-size="10pt" style:font-size-asian="10pt" style:font-size-complex="10pt"/>
    </style:style>
    <style:style style:name="ce352" style:family="table-cell" style:parent-style-name="Default" style:data-style-name="N0">
      <style:text-properties fo:font-size="12pt" style:font-size-asian="12pt" style:font-size-complex="12pt"/>
    </style:style>
    <style:style style:name="ce353" style:family="table-cell" style:parent-style-name="Default" style:data-style-name="N0">
      <style:text-properties style:font-name="Cambria" style:font-name-asian="Cambria" style:font-name-complex="Cambria" fo:font-size="8pt" style:font-size-asian="8pt" style:font-size-complex="8pt" style:font-family-generic="roman"/>
    </style:style>
    <style:style style:name="ce354" style:family="table-cell" style:parent-style-name="Default" style:data-style-name="N0"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55" style:family="table-cell" style:parent-style-name="Default" style:data-style-name="N0"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356" style:family="table-cell" style:parent-style-name="Header3" style:data-style-name="N0">
      <style:table-cell-properties style:vertical-align="top" fo:background-color="#C0C0C0"/>
      <style:text-properties fo:color="#000000"/>
    </style:style>
    <style:style style:name="ce357" style:family="table-cell" style:parent-style-name="Header3" style:data-style-name="N3">
      <style:table-cell-properties style:vertical-align="top" fo:background-color="#C0C0C0"/>
      <style:text-properties fo:color="#000000"/>
    </style:style>
    <style:style style:name="ce358" style:family="table-cell" style:parent-style-name="Header3" style:data-style-name="N0">
      <style:table-cell-properties style:vertical-align="top" fo:background-color="#C0C0C0"/>
      <style:text-properties fo:color="#000000"/>
    </style:style>
    <style:style style:name="ce359" style:family="table-cell" style:parent-style-name="Header2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360" style:family="table-cell" style:parent-style-name="Header3" style:data-style-name="N13">
      <style:table-cell-properties style:vertical-align="top" fo:background-color="#C0C0C0"/>
      <style:text-properties fo:color="#000000"/>
    </style:style>
    <style:style style:name="ce361" style:family="table-cell" style:parent-style-name="Default" style:data-style-name="N0">
      <style:text-properties fo:font-weight="bold" style:font-weight-asian="bold" style:font-weight-complex="bold"/>
    </style:style>
    <style:style style:name="ce362" style:family="table-cell" style:parent-style-name="Default" style:data-style-name="N0">
      <style:text-properties fo:font-style="italic" style:font-style-asian="italic" style:font-style-complex="italic"/>
    </style:style>
    <style:style style:name="ce363" style:family="table-cell" style:parent-style-name="Default" style:data-style-name="N0">
      <style:text-properties style:text-line-through-style="solid"/>
    </style:style>
    <style:style style:name="ce364" style:family="table-cell" style:parent-style-name="Default" style:data-style-name="N0">
      <style:text-properties style:text-position="-33%"/>
    </style:style>
    <style:style style:name="ce365" style:family="table-cell" style:parent-style-name="Default" style:data-style-name="N0">
      <style:text-properties style:text-position="33%"/>
    </style:style>
    <style:style style:name="ce366" style:family="table-cell" style:parent-style-name="Default" style:data-style-name="N0">
      <style:text-properties style:text-underline-style="solid" style:text-underline-type="single"/>
    </style:style>
    <style:style style:name="ce367" style:family="table-cell" style:parent-style-name="Default" style:data-style-name="N0">
      <style:text-properties style:text-underline-style="solid" style:text-underline-type="double"/>
    </style:style>
    <style:style style:name="ce368" style:family="table-cell" style:parent-style-name="Default" style:data-style-name="N0">
      <style:text-properties style:text-underline-style="solid" style:text-underline-type="single"/>
    </style:style>
    <style:style style:name="ce369" style:family="table-cell" style:parent-style-name="Default" style:data-style-name="N0">
      <style:text-properties style:text-underline-style="solid" style:text-underline-type="double"/>
    </style:style>
    <style:style style:name="ce370" style:family="table-cell" style:parent-style-name="Default" style:data-style-name="N0">
      <style:text-properties fo:color="#FF0000"/>
    </style:style>
    <style:style style:name="ce371" style:family="table-cell" style:parent-style-name="Default" style:data-style-name="N0">
      <style:text-properties fo:color="#00B050"/>
    </style:style>
    <style:style style:name="ce372" style:family="table-cell" style:parent-style-name="Default" style:data-style-name="N0">
      <style:text-properties fo:color="#0070C0"/>
    </style:style>
    <style:style style:name="ce373" style:family="table-cell" style:parent-style-name="Default" style:data-style-name="N0">
      <style:table-cell-properties style:vertical-align="automatic" fo:wrap-option="wrap"/>
      <style:text-properties style:text-position="-33%"/>
    </style:style>
    <style:style style:name="ce374" style:family="table-cell" style:parent-style-name="Default" style:data-style-name="N0">
      <style:table-cell-properties style:vertical-align="automatic" fo:wrap-option="wrap"/>
    </style:style>
    <style:style style:name="ce375" style:family="table-cell" style:parent-style-name="Default" style:data-style-name="N0">
      <style:table-cell-properties style:vertical-align="automatic" fo:wrap-option="wrap"/>
      <style:text-properties style:text-position="33%"/>
    </style:style>
    <style:style style:name="ce376" style:family="table-cell" style:parent-style-name="Schlecht" style:data-style-name="N0">
      <style:table-cell-properties fo:background-color="#FFC7CE"/>
      <style:text-properties fo:color="#9C0006"/>
    </style:style>
    <style:style style:name="ce377" style:family="table-cell" style:parent-style-name="Zelle_32__252_berpr_252_fen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378" style:family="table-cell" style:parent-style-name="Neutral" style:data-style-name="N0">
      <style:table-cell-properties fo:background-color="#FFEB9C"/>
      <style:text-properties fo:color="#9C6500"/>
    </style:style>
    <style:style style:name="ce379" style:family="table-cell" style:parent-style-name="Eingabe" style:data-style-name="N0">
      <style:table-cell-properties fo:border="thin solid #7F7F7F" fo:background-color="#FFCC99"/>
      <style:text-properties fo:color="#3F3F76"/>
    </style:style>
    <style:style style:name="ce380" style:family="table-cell" style:parent-style-name="Erkl_228_render_32_Text" style:data-style-name="N0">
      <style:text-properties fo:color="#7F7F7F" fo:font-style="italic" style:font-style-asian="italic" style:font-style-complex="italic"/>
    </style:style>
    <style:style style:name="ce381" style:family="table-cell" style:parent-style-name="Gut" style:data-style-name="N0">
      <style:table-cell-properties fo:background-color="#C6EFCE"/>
      <style:text-properties fo:color="#006100"/>
    </style:style>
    <style:style style:name="ce382" style:family="table-cell" style:parent-style-name="Berechnung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83" style:family="table-cell" style:parent-style-name="Verkn_252_pfte_32_Zelle" style:data-style-name="N0">
      <style:table-cell-properties fo:border-top="none" fo:border-bottom="thin double #FF8001" fo:border-left="none" fo:border-right="none"/>
      <style:text-properties fo:color="#FA7D00"/>
    </style:style>
    <style:style style:name="ce384" style:family="table-cell" style:parent-style-name="Notiz" style:data-style-name="N0">
      <style:table-cell-properties fo:border="thin solid #B2B2B2" fo:background-color="#FFFFCC"/>
    </style:style>
    <style:style style:name="ce385" style:family="table-cell" style:parent-style-name="Warnender_32_Text" style:data-style-name="N0">
      <style:text-properties fo:color="#FF0000"/>
    </style:style>
    <style:style style:name="ce386" style:family="table-cell" style:parent-style-name="Ausgabe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387" style:family="table-cell" style:parent-style-name="_220_berschrift_32_1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ce388" style:family="table-cell" style:parent-style-name="_220_berschrift_32_2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ce389" style:family="table-cell" style:parent-style-name="_220_berschrift_32_4" style:data-style-name="N0">
      <style:text-properties fo:color="#1F497D" fo:font-weight="bold" style:font-weight-asian="bold" style:font-weight-complex="bold"/>
    </style:style>
    <style:style style:name="ce390" style:family="table-cell" style:parent-style-name="_220_berschrift_32_3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ce391" style:family="table-cell" style:parent-style-name="_220_berschrift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ce392" style:family="table-cell" style:parent-style-name="Ergebnis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ce393" style:family="table-cell" style:parent-style-name="_50_0_32__37__32_-_32_Akzent1" style:data-style-name="N0">
      <style:table-cell-properties fo:background-color="#DCE6F1"/>
    </style:style>
    <style:style style:name="ce394" style:family="table-cell" style:parent-style-name="_50_0_32__37__32_-_32_Akzent2" style:data-style-name="N0">
      <style:table-cell-properties fo:background-color="#F2DCDB"/>
    </style:style>
    <style:style style:name="ce395" style:family="table-cell" style:parent-style-name="_50_0_32__37__32_-_32_Akzent3" style:data-style-name="N0">
      <style:table-cell-properties fo:background-color="#EBF1DE"/>
    </style:style>
    <style:style style:name="ce396" style:family="table-cell" style:parent-style-name="_50_0_32__37__32_-_32_Akzent4" style:data-style-name="N0">
      <style:table-cell-properties fo:background-color="#E4DFEC"/>
    </style:style>
    <style:style style:name="ce397" style:family="table-cell" style:parent-style-name="_50_0_32__37__32_-_32_Akzent5" style:data-style-name="N0">
      <style:table-cell-properties fo:background-color="#DAEEF3"/>
    </style:style>
    <style:style style:name="ce398" style:family="table-cell" style:parent-style-name="_50_0_32__37__32_-_32_Akzent6" style:data-style-name="N0">
      <style:table-cell-properties fo:background-color="#FDE9D9"/>
    </style:style>
    <style:style style:name="ce399" style:family="table-cell" style:parent-style-name="_52_0_32__37__32_-_32_Akzent1" style:data-style-name="N0">
      <style:table-cell-properties fo:background-color="#B8CCE4"/>
    </style:style>
    <style:style style:name="ce400" style:family="table-cell" style:parent-style-name="_52_0_32__37__32_-_32_Akzent2" style:data-style-name="N0">
      <style:table-cell-properties fo:background-color="#E6B8B7"/>
    </style:style>
    <style:style style:name="ce401" style:family="table-cell" style:parent-style-name="_52_0_32__37__32_-_32_Akzent3" style:data-style-name="N0">
      <style:table-cell-properties fo:background-color="#D8E4BC"/>
    </style:style>
    <style:style style:name="ce402" style:family="table-cell" style:parent-style-name="_54_0_32__37__32_-_32_Akzent4" style:data-style-name="N0">
      <style:table-cell-properties fo:background-color="#B1A0C7"/>
      <style:text-properties fo:color="#FFFFFF"/>
    </style:style>
    <style:style style:name="ce403" style:family="table-cell" style:parent-style-name="Akzent4" style:data-style-name="N0">
      <style:table-cell-properties fo:background-color="#8064A2"/>
      <style:text-properties fo:color="#FFFFFF"/>
    </style:style>
    <style:style style:name="ce404" style:family="table-cell" style:parent-style-name="_52_0_32__37__32_-_32_Akzent4" style:data-style-name="N0">
      <style:table-cell-properties fo:background-color="#CCC0DA"/>
    </style:style>
    <style:style style:name="ce405" style:family="table-cell" style:parent-style-name="_52_0_32__37__32_-_32_Akzent5" style:data-style-name="N0">
      <style:table-cell-properties fo:background-color="#B7DEE8"/>
    </style:style>
    <style:style style:name="ce406" style:family="table-cell" style:parent-style-name="_52_0_32__37__32_-_32_Akzent6" style:data-style-name="N0">
      <style:table-cell-properties fo:background-color="#FCD5B4"/>
    </style:style>
    <style:style style:name="ce407" style:family="table-cell" style:parent-style-name="_54_0_32__37__32_-_32_Akzent2" style:data-style-name="N0">
      <style:table-cell-properties fo:background-color="#DA9694"/>
      <style:text-properties fo:color="#FFFFFF"/>
    </style:style>
    <style:style style:name="ce408" style:family="table-cell" style:parent-style-name="Akzent1" style:data-style-name="N0">
      <style:table-cell-properties fo:background-color="#4F81BD"/>
      <style:text-properties fo:color="#FFFFFF"/>
    </style:style>
    <style:style style:name="ce409" style:family="table-cell" style:parent-style-name="_54_0_32__37__32_-_32_Akzent1" style:data-style-name="N0">
      <style:table-cell-properties fo:background-color="#95B3D7"/>
      <style:text-properties fo:color="#FFFFFF"/>
    </style:style>
    <style:style style:name="ce410" style:family="table-cell" style:parent-style-name="Akzent2" style:data-style-name="N0">
      <style:table-cell-properties fo:background-color="#C0504D"/>
      <style:text-properties fo:color="#FFFFFF"/>
    </style:style>
    <style:style style:name="ce411" style:family="table-cell" style:parent-style-name="_54_0_32__37__32_-_32_Akzent3" style:data-style-name="N0">
      <style:table-cell-properties fo:background-color="#C4D79B"/>
      <style:text-properties fo:color="#FFFFFF"/>
    </style:style>
    <style:style style:name="ce412" style:family="table-cell" style:parent-style-name="Akzent5" style:data-style-name="N0">
      <style:table-cell-properties fo:background-color="#4BACC6"/>
      <style:text-properties fo:color="#FFFFFF"/>
    </style:style>
    <style:style style:name="ce413" style:family="table-cell" style:parent-style-name="_54_0_32__37__32_-_32_Akzent5" style:data-style-name="N0">
      <style:table-cell-properties fo:background-color="#92CDDC"/>
      <style:text-properties fo:color="#FFFFFF"/>
    </style:style>
    <style:style style:name="ce414" style:family="table-cell" style:parent-style-name="_54_0_32__37__32_-_32_Akzent6" style:data-style-name="N0">
      <style:table-cell-properties fo:background-color="#FABF8F"/>
      <style:text-properties fo:color="#FFFFFF"/>
    </style:style>
    <style:style style:name="ce415" style:family="table-cell" style:parent-style-name="Akzent3" style:data-style-name="N0">
      <style:table-cell-properties fo:background-color="#9BBB59"/>
      <style:text-properties fo:color="#FFFFFF"/>
    </style:style>
    <style:style style:name="ce416" style:family="table-cell" style:parent-style-name="Akzent6" style:data-style-name="N0">
      <style:table-cell-properties fo:background-color="#F79646"/>
      <style:text-properties fo:color="#FFFFFF"/>
    </style:style>
    <style:style style:name="ce417" style:family="table-cell" style:parent-style-name="Komma" style:data-style-name="N35"/>
    <style:style style:name="ce418" style:family="table-cell" style:parent-style-name="Dezimal_32__91_0_93_" style:data-style-name="N33"/>
    <style:style style:name="ce419" style:family="table-cell" style:parent-style-name="W_228_hrung" style:data-style-name="N34"/>
    <style:style style:name="ce420" style:family="table-cell" style:parent-style-name="W_228_hrung_32__91_0_93_" style:data-style-name="N32"/>
    <style:style style:name="ce421" style:family="table-cell" style:parent-style-name="Prozent" style:data-style-name="N13"/>
    <style:style style:name="ce422" style:family="table-cell" style:parent-style-name="Link" style:data-style-name="N0">
      <style:table-cell-properties style:vertical-align="automatic"/>
      <style:text-properties fo:color="#0000FF" style:text-underline-style="solid" style:text-underline-type="single"/>
    </style:style>
    <style:style style:name="ce423" style:family="table-cell" style:parent-style-name="Besuchter_32_Hyperlink" style:data-style-name="N0">
      <style:table-cell-properties style:vertical-align="automatic"/>
      <style:text-properties fo:color="#800080" style:text-underline-style="solid" style:text-underline-type="single"/>
    </style:style>
    <style:style style:name="ce424" style:family="table-cell" style:parent-style-name="Default" style:data-style-name="N0">
      <style:table-cell-properties style:vertical-align="automatic"/>
    </style:style>
    <style:style style:name="ce425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/>
    </style:style>
    <style:style style:name="ce426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/>
    </style:style>
    <style:style style:name="ce427" style:family="table-cell" style:parent-style-name="Default" style:data-style-name="N0">
      <style:table-cell-properties fo:border-top="2pt solid #000000" fo:border-bottom="none" fo:border-left="2pt solid #000000" fo:border-right="none" style:vertical-align="automatic"/>
    </style:style>
    <style:style style:name="ce428" style:family="table-cell" style:parent-style-name="Default" style:data-style-name="N0">
      <style:table-cell-properties fo:border-top="2pt solid #000000" fo:border-bottom="none" fo:border-left="none" fo:border-right="2pt solid #000000" style:vertical-align="automatic"/>
    </style:style>
    <style:style style:name="ce429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</style:style>
    <style:style style:name="ce430" style:family="table-cell" style:parent-style-name="Default" style:data-style-name="N0">
      <style:table-cell-properties fo:border-top="none" fo:border-bottom="2pt solid #000000" fo:border-left="none" fo:border-right="2pt solid #000000" style:vertical-align="automatic"/>
    </style:style>
    <style:style style:name="ce43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/>
    </style:style>
    <style:style style:name="ce43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/>
    </style:style>
    <style:style style:name="ce433" style:family="table-cell" style:parent-style-name="Default" style:data-style-name="N0">
      <style:table-cell-properties fo:border="2pt solid #000000" style:vertical-align="automati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3" style:family="text" style:parent-style-name="Default">
      <style:text-properties fo:color="#00000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onsolas" style:font-name-asian="Consolas" style:font-name-complex="Consolas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solid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1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000000" style:text-line-through-style="solid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16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FF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solid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ru2" style:family="ruby">
      <style:ruby-properties style:ruby-align="center"/>
    </style:style>
    <style:style style:name="ru3" style:family="ruby">
      <style:ruby-properties style:ruby-align="distribute-space"/>
    </style:style>
    <style:style style:name="ru4" style:family="ruby">
      <style:ruby-properties style:ruby-align="left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0.687916666666667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0.873125cm"/>
    </style:style>
    <style:style style:name="co9" style:family="table-column">
      <style:table-column-properties fo:break-before="auto" style:column-width="0.502708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36pt" style:use-optimal-row-height="true" fo:break-before="auto"/>
    </style:style>
    <style:style style:name="ro9" style:family="table-row">
      <style:table-row-properties style:row-height="34.5pt" style:use-optimal-row-height="true" fo:break-before="auto"/>
    </style:style>
    <style:style style:name="ro10" style:family="table-row">
      <style:table-row-properties style:row-height="37.5pt" style:use-optimal-row-height="true" fo:break-before="auto"/>
    </style:style>
    <style:style style:name="ro11" style:family="table-row">
      <style:table-row-properties style:row-height="61.5pt" style:use-optimal-row-height="tru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90pt" style:use-optimal-row-height="false" fo:break-before="auto"/>
    </style:style>
    <style:style style:name="ro15" style:family="table-row">
      <style:table-row-properties style:row-height="30pt" style:use-optimal-row-height="false" fo:break-before="auto"/>
    </style:style>
    <style:style style:name="ro16" style:family="table-row">
      <style:table-row-properties style:row-height="30pt" style:use-optimal-row-height="true" fo:break-before="auto"/>
    </style:style>
    <style:style style:name="ro17" style:family="table-row">
      <style:table-row-properties style:row-height="50.1pt" style:use-optimal-row-height="false" fo:break-before="auto"/>
    </style:style>
    <style:style style:name="ro18" style:family="table-row">
      <style:table-row-properties style:row-height="60pt" style:use-optimal-row-height="false" fo:break-before="auto"/>
    </style:style>
    <style:style style:name="ro19" style:family="table-row">
      <style:table-row-properties style:row-height="16.5pt" style:use-optimal-row-height="tru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9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nt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ce296"/>
        <table:table-column table:style-name="co3" table:number-columns-repeated="16377" table:default-cell-style-name="ce1"/>
        <table:table-row table:style-name="ro1">
          <table:table-cell office:value-type="string" table:style-name="ce3">
            <text:p>CELL FORMAT TEST DOCUMENT</text:p>
          </table:table-cell>
          <table:table-cell table:number-columns-repeated="6" table:style-name="ce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1 - FONT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1.1 - FONT NAME AND SIZE</text:p>
          </table:table-cell>
          <table:table-cell table:number-columns-repeated="6" table:style-name="ce2"/>
          <table:table-cell table:number-columns-repeated="16377"/>
        </table:table-row>
        <table:table-row table:style-name="ro2">
          <table:table-cell table:style-name="ce356"/>
          <table:table-cell office:value-type="string" table:style-name="ce356">
            <text:p>Calibri</text:p>
          </table:table-cell>
          <table:table-cell office:value-type="string" table:style-name="ce356">
            <text:p>Cambria</text:p>
          </table:table-cell>
          <table:table-cell office:value-type="string" table:style-name="ce356">
            <text:p>Consolas</text:p>
          </table:table-cell>
          <table:table-cell office:value-type="string" table:style-name="ce356">
            <text:p>Major theme</text:p>
          </table:table-cell>
          <table:table-cell office:value-type="string" table:style-name="ce356">
            <text:p>Minor theme</text:p>
          </table:table-cell>
          <table:table-cell table:style-name="ce356"/>
          <table:table-cell table:number-columns-repeated="16377"/>
        </table:table-row>
        <table:table-row table:style-name="ro2">
          <table:table-cell office:value-type="string" table:style-name="ce356">
            <text:p>8 points</text:p>
          </table:table-cell>
          <table:table-cell office:value-type="string" table:style-name="ce350">
            <text:p>Calibri</text:p>
          </table:table-cell>
          <table:table-cell office:value-type="string" table:style-name="ce353">
            <text:p>Cambria</text:p>
          </table:table-cell>
          <table:table-cell office:value-type="string" table:style-name="ce322">
            <text:p>Consolas</text:p>
          </table:table-cell>
          <table:table-cell office:value-type="string" table:style-name="ce318">
            <text:p>Headings</text:p>
          </table:table-cell>
          <table:table-cell office:value-type="string" table:style-name="ce185">
            <text:p>Body</text:p>
          </table:table-cell>
          <table:table-cell table:style-name="ce296"/>
          <table:table-cell table:number-columns-repeated="16377"/>
        </table:table-row>
        <table:table-row table:style-name="ro2">
          <table:table-cell office:value-type="string" table:style-name="ce356">
            <text:p>10 points</text:p>
          </table:table-cell>
          <table:table-cell office:value-type="string" table:style-name="ce351">
            <text:p>Calibri</text:p>
          </table:table-cell>
          <table:table-cell office:value-type="string" table:style-name="ce354">
            <text:p>Cambria</text:p>
          </table:table-cell>
          <table:table-cell office:value-type="string" table:style-name="ce323">
            <text:p>Consolas</text:p>
          </table:table-cell>
          <table:table-cell office:value-type="string" table:style-name="ce319">
            <text:p>Headings</text:p>
          </table:table-cell>
          <table:table-cell office:value-type="string" table:style-name="ce186">
            <text:p>Body</text:p>
          </table:table-cell>
          <table:table-cell table:style-name="ce296"/>
          <table:table-cell table:number-columns-repeated="16377"/>
        </table:table-row>
        <table:table-row table:style-name="ro4">
          <table:table-cell office:value-type="string" table:style-name="ce356">
            <text:p>12 points</text:p>
          </table:table-cell>
          <table:table-cell office:value-type="string" table:style-name="ce352">
            <text:p>Calibri</text:p>
          </table:table-cell>
          <table:table-cell office:value-type="string" table:style-name="ce355">
            <text:p>Cambria</text:p>
          </table:table-cell>
          <table:table-cell office:value-type="string" table:style-name="ce324">
            <text:p>Consolas</text:p>
          </table:table-cell>
          <table:table-cell office:value-type="string" table:style-name="ce320">
            <text:p>Headings</text:p>
          </table:table-cell>
          <table:table-cell office:value-type="string" table:style-name="ce187">
            <text:p>Body</text:p>
          </table:table-cell>
          <table:table-cell table:style-name="ce29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1.2 - FONT ATTRIBUTES</text:p>
          </table:table-cell>
          <table:table-cell table:number-columns-repeated="6" table:style-name="ce2"/>
          <table:table-cell table:number-columns-repeated="16377"/>
        </table:table-row>
        <table:table-row table:style-name="ro2">
          <table:table-cell office:value-type="string" table:style-name="ce356">
            <text:p>Bold</text:p>
          </table:table-cell>
          <table:table-cell office:value-type="string" table:style-name="ce356">
            <text:p>Italic</text:p>
          </table:table-cell>
          <table:table-cell office:value-type="string" table:style-name="ce356">
            <text:p>Strikeout</text:p>
          </table:table-cell>
          <table:table-cell office:value-type="string" table:style-name="ce356">
            <text:p>Subscript</text:p>
          </table:table-cell>
          <table:table-cell office:value-type="string" table:style-name="ce356">
            <text:p>Superscript</text:p>
          </table:table-cell>
          <table:table-cell table:number-columns-repeated="2" table:style-name="ce356"/>
          <table:table-cell table:number-columns-repeated="16377"/>
        </table:table-row>
        <table:table-row table:style-name="ro5">
          <table:table-cell office:value-type="string" table:style-name="ce361">
            <text:p>Bold</text:p>
          </table:table-cell>
          <table:table-cell office:value-type="string" table:style-name="ce362">
            <text:p>Italic</text:p>
          </table:table-cell>
          <table:table-cell office:value-type="string" table:style-name="ce363">
            <text:p>Strikeout</text:p>
          </table:table-cell>
          <table:table-cell office:value-type="string" table:style-name="ce364">
            <text:p>Subscript</text:p>
          </table:table-cell>
          <table:table-cell office:value-type="string" table:style-name="ce365">
            <text:p>Superscript</text:p>
          </table:table-cell>
          <table:table-cell table:number-columns-repeated="2" table:style-name="ce67"/>
          <table:table-cell table:number-columns-repeated="16377"/>
        </table:table-row>
        <table:table-row table:style-name="ro2">
          <table:table-cell office:value-type="string" table:style-name="ce356">
            <text:p>Single ul</text:p>
          </table:table-cell>
          <table:table-cell office:value-type="string" table:style-name="ce356">
            <text:p>Double ul</text:p>
          </table:table-cell>
          <table:table-cell office:value-type="string" table:style-name="ce356">
            <text:p>Single acc ul</text:p>
          </table:table-cell>
          <table:table-cell office:value-type="string" table:style-name="ce356">
            <text:p>Double acc ul</text:p>
          </table:table-cell>
          <table:table-cell table:number-columns-repeated="3" table:style-name="ce356"/>
          <table:table-cell table:number-columns-repeated="16377"/>
        </table:table-row>
        <table:table-row table:style-name="ro6">
          <table:table-cell office:value-type="string" table:style-name="ce366">
            <text:p>Single</text:p>
          </table:table-cell>
          <table:table-cell office:value-type="string" table:style-name="ce367">
            <text:p>Double</text:p>
          </table:table-cell>
          <table:table-cell office:value-type="string" table:style-name="ce368">
            <text:p>Single Acc</text:p>
          </table:table-cell>
          <table:table-cell office:value-type="string" table:style-name="ce369">
            <text:p>Double Acc</text:p>
          </table:table-cell>
          <table:table-cell table:number-columns-repeated="3" table:style-name="ce67"/>
          <table:table-cell table:number-columns-repeated="16377"/>
        </table:table-row>
        <table:table-row table:style-name="ro2">
          <table:table-cell office:value-type="string" table:style-name="ce356">
            <text:p>Red</text:p>
          </table:table-cell>
          <table:table-cell office:value-type="string" table:style-name="ce356">
            <text:p>Green</text:p>
          </table:table-cell>
          <table:table-cell office:value-type="string" table:style-name="ce356">
            <text:p>Blue</text:p>
          </table:table-cell>
          <table:table-cell table:number-columns-repeated="4" table:style-name="ce356"/>
          <table:table-cell table:number-columns-repeated="16377"/>
        </table:table-row>
        <table:table-row table:style-name="ro2">
          <table:table-cell office:value-type="string" table:style-name="ce370">
            <text:p>Red</text:p>
          </table:table-cell>
          <table:table-cell office:value-type="string" table:style-name="ce371">
            <text:p>Green</text:p>
          </table:table-cell>
          <table:table-cell office:value-type="string" table:style-name="ce372">
            <text:p>Blue</text:p>
          </table:table-cell>
          <table:table-cell table:number-columns-repeated="4" table:style-name="ce67"/>
          <table:table-cell table:number-columns-repeated="16377"/>
        </table:table-row>
        <table:table-row table:style-name="ro2">
          <table:table-cell office:value-type="string" table:style-name="ce356">
            <text:p>Richtext</text:p>
          </table:table-cell>
          <table:table-cell table:number-columns-repeated="6" table:style-name="ce356"/>
          <table:table-cell table:number-columns-repeated="16377"/>
        </table:table-row>
        <table:table-row table:style-name="ro7">
          <table:table-cell office:value-type="string" table:style-name="ce296">
            <text:p>Calibri<text:s/><text:span text:style-name="T3">Consolas</text:span><text:s/><text:span text:style-name="T5">8point<text:s/></text:span><text:span text:style-name="T13">14point<text:s/></text:span><text:span text:style-name="T6">bold<text:s/></text:span><text:span text:style-name="T7">italic<text:s/></text:span><text:span text:style-name="T8">strikeout<text:s/></text:span><text:span text:style-name="T9">subscript<text:s/></text:span><text:span text:style-name="T10">superscript<text:s/></text:span><text:span text:style-name="T11">underline<text:s/></text:span><text:span text:style-name="T12">red</text:span></text:p>
          </table:table-cell>
          <table:table-cell table:number-columns-repeated="5" table:style-name="ce1"/>
          <table:table-cell table:style-name="ce296"/>
          <table:table-cell table:number-columns-repeated="16377"/>
        </table:table-row>
        <table:table-row table:style-name="ro5">
          <table:table-cell office:value-type="string" table:style-name="ce296">
            <text:p><text:span text:style-name="T4">Consolas-14pt</text:span><text:span text:style-name="T13"><text:s/></text:span><text:span text:style-name="T14">bold-italic<text:s/></text:span><text:span text:style-name="T15">strikeout-superscript<text:s/></text:span><text:span text:style-name="T16">underline-red</text:span></text:p>
          </table:table-cell>
          <table:table-cell table:number-columns-repeated="5" table:style-name="ce1"/>
          <table:table-cell table:style-name="ce296"/>
          <table:table-cell table:number-columns-repeated="16377"/>
        </table:table-row>
        <table:table-row table:style-name="ro2">
          <table:table-cell table:number-columns-repeated="16384" table:style-name="ce296"/>
        </table:table-row>
        <table:table-row table:style-name="ro4">
          <table:table-cell office:value-type="string" table:style-name="ce2">
            <text:p>1.3 - ESCAPEMENT AND LINE BREAKS</text:p>
          </table:table-cell>
          <table:table-cell table:number-columns-repeated="6" table:style-name="ce2"/>
          <table:table-cell table:number-columns-repeated="16377" table:style-name="ce296"/>
        </table:table-row>
        <table:table-row table:style-name="ro2">
          <table:table-cell office:value-type="string" table:style-name="ce356">
            <text:p>All</text:p>
          </table:table-cell>
          <table:table-cell office:value-type="string" table:style-name="ce356">
            <text:p>Line 1</text:p>
          </table:table-cell>
          <table:table-cell office:value-type="string" table:style-name="ce356">
            <text:p>Line 2</text:p>
          </table:table-cell>
          <table:table-cell office:value-type="string" table:style-name="ce356">
            <text:p>Line 1 Start</text:p>
          </table:table-cell>
          <table:table-cell office:value-type="string" table:style-name="ce356">
            <text:p>Line 1 End</text:p>
          </table:table-cell>
          <table:table-cell office:value-type="string" table:style-name="ce356">
            <text:p>Line 2 Start</text:p>
          </table:table-cell>
          <table:table-cell office:value-type="string" table:style-name="ce356">
            <text:p>Line 2 End</text:p>
          </table:table-cell>
          <table:table-cell table:number-columns-repeated="16377"/>
        </table:table-row>
        <table:table-row table:style-name="ro8">
          <table:table-cell office:value-type="string" table:style-name="ce373">
            <text:p>Subscript</text:p>
            <text:p>Subscript</text:p>
          </table:table-cell>
          <table:table-cell office:value-type="string" table:style-name="ce374">
            <text:p><text:span text:style-name="T9">Subscript</text:span></text:p>
            <text:p>Text</text:p>
          </table:table-cell>
          <table:table-cell office:value-type="string" table:style-name="ce374">
            <text:p>Text</text:p>
            <text:p><text:span text:style-name="T2">Subscript</text:span></text:p>
          </table:table-cell>
          <table:table-cell office:value-type="string" table:style-name="ce374">
            <text:p><text:span text:style-name="T2">Subscript</text:span>Text</text:p>
            <text:p>Text</text:p>
          </table:table-cell>
          <table:table-cell office:value-type="string" table:style-name="ce374">
            <text:p>Text<text:span text:style-name="T2">Subscript</text:span></text:p>
            <text:p>Text</text:p>
          </table:table-cell>
          <table:table-cell office:value-type="string" table:style-name="ce374">
            <text:p>Text</text:p>
            <text:p><text:span text:style-name="T2">Subscript</text:span>Text</text:p>
          </table:table-cell>
          <table:table-cell office:value-type="string" table:style-name="ce374">
            <text:p>Text</text:p>
            <text:p>Text<text:span text:style-name="T2">Subscript</text:span></text:p>
          </table:table-cell>
          <table:table-cell table:number-columns-repeated="16377"/>
        </table:table-row>
        <table:table-row table:style-name="ro9">
          <table:table-cell office:value-type="string" table:style-name="ce375">
            <text:p>Superscript</text:p>
            <text:p>Superscript</text:p>
          </table:table-cell>
          <table:table-cell office:value-type="string" table:style-name="ce374">
            <text:p><text:span text:style-name="T10">Superscript</text:span></text:p>
            <text:p>Text</text:p>
          </table:table-cell>
          <table:table-cell office:value-type="string" table:style-name="ce374">
            <text:p>Text</text:p>
            <text:p><text:span text:style-name="T10">Superscript</text:span></text:p>
          </table:table-cell>
          <table:table-cell office:value-type="string" table:style-name="ce374">
            <text:p><text:span text:style-name="T10">Superscript</text:span>Text</text:p>
            <text:p>Text</text:p>
          </table:table-cell>
          <table:table-cell office:value-type="string" table:style-name="ce374">
            <text:p>Text<text:span text:style-name="T10">Superscript</text:span></text:p>
            <text:p>Text</text:p>
          </table:table-cell>
          <table:table-cell office:value-type="string" table:style-name="ce374">
            <text:p>Text</text:p>
            <text:p><text:span text:style-name="T10">Superscript</text:span>Text</text:p>
          </table:table-cell>
          <table:table-cell office:value-type="string" table:style-name="ce374">
            <text:p>Text</text:p>
            <text:p>Text<text:span text:style-name="T10">Superscript</text:span></text:p>
          </table:table-cell>
          <table:table-cell table:number-columns-repeated="16377" table:style-name="ce296"/>
        </table:table-row>
        <table:table-row table:style-name="ro10">
          <table:table-cell office:value-type="string" table:style-name="ce375">
            <text:p><text:span text:style-name="T9">Subscript</text:span></text:p>
            <text:p>Superscript</text:p>
          </table:table-cell>
          <table:table-cell office:value-type="string" table:style-name="ce374">
            <text:p><text:span text:style-name="T9">Subscript</text:span><text:span text:style-name="T10">Superscript</text:span></text:p>
            <text:p>Text</text:p>
          </table:table-cell>
          <table:table-cell office:value-type="string" table:style-name="ce374">
            <text:p>Text</text:p>
            <text:p><text:span text:style-name="T9">Subscript</text:span><text:span text:style-name="T10">Superscript</text:span></text:p>
          </table:table-cell>
          <table:table-cell office:value-type="string" table:style-name="ce374">
            <text:p><text:span text:style-name="T9">Sub</text:span><text:span text:style-name="T10">Super</text:span>Text</text:p>
            <text:p>Text</text:p>
          </table:table-cell>
          <table:table-cell office:value-type="string" table:style-name="ce374">
            <text:p>Text<text:span text:style-name="T9">Sub</text:span><text:span text:style-name="T10">Super</text:span></text:p>
            <text:p>Text</text:p>
          </table:table-cell>
          <table:table-cell office:value-type="string" table:style-name="ce374">
            <text:p>Text</text:p>
            <text:p><text:span text:style-name="T9">Sub</text:span><text:span text:style-name="T10">Super</text:span>Text</text:p>
          </table:table-cell>
          <table:table-cell office:value-type="string" table:style-name="ce374">
            <text:p>Text</text:p>
            <text:p>Text<text:span text:style-name="T9">Sub</text:span><text:span text:style-name="T10">Super</text:span></text:p>
          </table:table-cell>
          <table:table-cell table:number-columns-repeated="16377"/>
        </table:table-row>
        <table:table-row table:style-name="ro2">
          <table:table-cell table:number-columns-repeated="7" table:style-name="ce296"/>
          <table:table-cell table:number-columns-repeated="16377"/>
        </table:table-row>
        <table:table-row table:style-name="ro4">
          <table:table-cell office:value-type="string" table:style-name="ce2">
            <text:p>1.4 - SCRIPT TYPES</text:p>
          </table:table-cell>
          <table:table-cell table:number-columns-repeated="6" table:style-name="ce2"/>
          <table:table-cell table:number-columns-repeated="16377"/>
        </table:table-row>
        <table:table-row table:style-name="ro2">
          <table:table-cell table:style-name="ce356"/>
          <table:table-cell office:value-type="string" table:style-name="ce356">
            <text:p>Asian</text:p>
          </table:table-cell>
          <table:table-cell table:style-name="ce356"/>
          <table:table-cell office:value-type="string" table:style-name="ce356">
            <text:p>Complex</text:p>
          </table:table-cell>
          <table:table-cell table:number-columns-repeated="3" table:style-name="ce356"/>
          <table:table-cell table:number-columns-repeated="16377"/>
        </table:table-row>
        <table:table-row table:style-name="ro2">
          <table:table-cell office:value-type="string" table:style-name="ce356">
            <text:p>Calibri</text:p>
          </table:table-cell>
          <table:table-cell office:value-type="string" table:style-name="ce1">
            <text:p>Japanese 日本語</text:p>
          </table:table-cell>
          <table:table-cell table:style-name="ce1"/>
          <table:table-cell office:value-type="string" table:style-name="ce1">
            <text:p>Hebrew עברית</text:p>
          </table:table-cell>
          <table:table-cell table:number-columns-repeated="2" table:style-name="ce1"/>
          <table:table-cell table:style-name="ce296"/>
          <table:table-cell table:number-columns-repeated="16377"/>
        </table:table-row>
        <table:table-row table:style-name="ro2">
          <table:table-cell office:value-type="string" table:style-name="ce356">
            <text:p>Arial</text:p>
          </table:table-cell>
          <table:table-cell office:value-type="string" table:style-name="ce287">
            <text:p>Japanese 日本語</text:p>
          </table:table-cell>
          <table:table-cell table:style-name="ce1"/>
          <table:table-cell office:value-type="string" table:style-name="ce287">
            <text:p>Hebrew עברית</text:p>
          </table:table-cell>
          <table:table-cell table:number-columns-repeated="2" table:style-name="ce1"/>
          <table:table-cell table:number-columns-repeated="16378" table:style-name="ce296"/>
        </table:table-row>
        <table:table-row table:style-name="ro2">
          <table:table-cell office:value-type="string" table:style-name="ce356">
            <text:p>Cambria</text:p>
          </table:table-cell>
          <table:table-cell office:value-type="string" table:style-name="ce288">
            <text:p>Japanese 日本語</text:p>
          </table:table-cell>
          <table:table-cell table:style-name="ce1"/>
          <table:table-cell office:value-type="string" table:style-name="ce288">
            <text:p>Hebrew עברית</text:p>
          </table:table-cell>
          <table:table-cell table:number-columns-repeated="2" table:style-name="ce1"/>
          <table:table-cell table:number-columns-repeated="16378" table:style-name="ce296"/>
        </table:table-row>
        <table:table-row table:style-name="ro2">
          <table:table-cell office:value-type="string" table:style-name="ce356">
            <text:p>Times NR</text:p>
          </table:table-cell>
          <table:table-cell office:value-type="string" table:style-name="ce289">
            <text:p>Japanese 日本語</text:p>
          </table:table-cell>
          <table:table-cell table:style-name="ce1"/>
          <table:table-cell office:value-type="string" table:style-name="ce289">
            <text:p>Hebrew עברית</text:p>
          </table:table-cell>
          <table:table-cell table:number-columns-repeated="2" table:style-name="ce1"/>
          <table:table-cell table:style-name="ce296"/>
          <table:table-cell table:number-columns-repeated="16377"/>
        </table:table-row>
        <table:table-row table:style-name="ro2">
          <table:table-cell office:value-type="string" table:style-name="ce356">
            <text:p>Consolas</text:p>
          </table:table-cell>
          <table:table-cell office:value-type="string" table:style-name="ce321">
            <text:p>Japanese 日本語</text:p>
          </table:table-cell>
          <table:table-cell table:style-name="ce296"/>
          <table:table-cell office:value-type="string" table:style-name="ce321">
            <text:p>Hebrew עברית</text:p>
          </table:table-cell>
          <table:table-cell table:number-columns-repeated="3" table:style-name="ce296"/>
          <table:table-cell table:number-columns-repeated="16377"/>
        </table:table-row>
        <table:table-row table:style-name="ro2">
          <table:table-cell office:value-type="string" table:style-name="ce356">
            <text:p>Courier New</text:p>
          </table:table-cell>
          <table:table-cell office:value-type="string" table:style-name="ce325">
            <text:p>Japanese 日本語</text:p>
          </table:table-cell>
          <table:table-cell table:style-name="ce296"/>
          <table:table-cell office:value-type="string" table:style-name="ce325">
            <text:p>Hebrew עברית</text:p>
          </table:table-cell>
          <table:table-cell table:number-columns-repeated="3" table:style-name="ce29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1.5 - PHONETIC TEXT</text:p>
          </table:table-cell>
          <table:table-cell table:number-columns-repeated="6" table:style-name="ce2"/>
          <table:table-cell table:number-columns-repeated="16377"/>
        </table:table-row>
        <table:table-row table:style-name="ro2">
          <table:table-cell table:style-name="ce348"/>
          <table:table-cell office:value-type="string" table:style-name="ce348">
            <text:p>No control</text:p>
          </table:table-cell>
          <table:table-cell office:value-type="string" table:style-name="ce348">
            <text:p>Hiragana</text:p>
          </table:table-cell>
          <table:table-cell office:value-type="string" table:style-name="ce348">
            <text:p>Full-width Kat.</text:p>
          </table:table-cell>
          <table:table-cell office:value-type="string" table:style-name="ce348">
            <text:p>Half-width Kat.</text:p>
          </table:table-cell>
          <table:table-cell table:style-name="ce348"/>
          <table:table-cell office:value-type="string" table:style-name="ce348">
            <text:p>Hidden</text:p>
          </table:table-cell>
          <table:table-cell table:number-columns-repeated="16377"/>
        </table:table-row>
        <table:table-row table:style-name="ro10">
          <table:table-cell office:value-type="string" table:style-name="ce348">
            <text:p>Type</text:p>
          </table:table-cell>
          <table:table-cell office:value-type="string" table:style-name="ce349">
            <text:p><text:ruby text:style-name="ru1"><text:ruby-base>東京</text:ruby-base><text:ruby-text text:style-name="T18">tokio</text:ruby-text></text:ruby></text:p>
          </table:table-cell>
          <table:table-cell office:value-type="string" table:style-name="ce349">
            <text:p><text:ruby text:style-name="ru1"><text:ruby-base>東京</text:ruby-base><text:ruby-text text:style-name="T18">とうきょう</text:ruby-text></text:ruby></text:p>
          </table:table-cell>
          <table:table-cell office:value-type="string" table:style-name="ce349">
            <text:p><text:ruby text:style-name="ru1"><text:ruby-base>東京</text:ruby-base><text:ruby-text text:style-name="T18">トウキョウ</text:ruby-text></text:ruby></text:p>
          </table:table-cell>
          <table:table-cell office:value-type="string" table:style-name="ce349">
            <text:p><text:ruby text:style-name="ru1"><text:ruby-base>東京</text:ruby-base><text:ruby-text text:style-name="T18">ﾄｳｷｮｳ</text:ruby-text></text:ruby></text:p>
          </table:table-cell>
          <table:table-cell table:style-name="ce296"/>
          <table:table-cell office:value-type="string" table:style-name="ce349">
            <text:p><text:ruby text:style-name="ru1"><text:ruby-base>東京</text:ruby-base><text:ruby-text text:style-name="T18">とうきょう</text:ruby-text></text:ruby></text:p>
          </table:table-cell>
          <table:table-cell table:number-columns-repeated="16377"/>
        </table:table-row>
        <table:table-row table:style-name="ro10">
          <table:table-cell table:style-name="ce348"/>
          <table:table-cell office:value-type="string" table:style-name="ce349">
            <text:p><text:ruby text:style-name="ru1"><text:ruby-base>東</text:ruby-base><text:ruby-text text:style-name="T18">to</text:ruby-text></text:ruby><text:ruby text:style-name="ru1"><text:ruby-base>京</text:ruby-base><text:ruby-text text:style-name="T18">kio</text:ruby-text></text:ruby></text:p>
          </table:table-cell>
          <table:table-cell office:value-type="string" table:style-name="ce349">
            <text:p><text:ruby text:style-name="ru1"><text:ruby-base>東</text:ruby-base><text:ruby-text text:style-name="T18">ひがし</text:ruby-text></text:ruby><text:ruby text:style-name="ru1"><text:ruby-base>京</text:ruby-base><text:ruby-text text:style-name="T18">きょう</text:ruby-text></text:ruby></text:p>
          </table:table-cell>
          <table:table-cell office:value-type="string" table:style-name="ce349">
            <text:p><text:ruby text:style-name="ru1"><text:ruby-base>東</text:ruby-base><text:ruby-text text:style-name="T18">ヒガシ</text:ruby-text></text:ruby><text:ruby text:style-name="ru1"><text:ruby-base>京</text:ruby-base><text:ruby-text text:style-name="T18">キョウ</text:ruby-text></text:ruby></text:p>
          </table:table-cell>
          <table:table-cell office:value-type="string" table:style-name="ce349">
            <text:p><text:ruby text:style-name="ru1"><text:ruby-base>東</text:ruby-base><text:ruby-text text:style-name="T18">ﾋｶﾞｼ</text:ruby-text></text:ruby><text:ruby text:style-name="ru1"><text:ruby-base>京</text:ruby-base><text:ruby-text text:style-name="T18">ｷｮｳ</text:ruby-text></text:ruby></text:p>
          </table:table-cell>
          <table:table-cell table:style-name="ce296"/>
          <table:table-cell office:value-type="string" table:style-name="ce349">
            <text:p><text:ruby text:style-name="ru1"><text:ruby-base>東</text:ruby-base><text:ruby-text text:style-name="T18">ひがし</text:ruby-text></text:ruby><text:ruby text:style-name="ru1"><text:ruby-base>京</text:ruby-base><text:ruby-text text:style-name="T18">きょう</text:ruby-text></text:ruby></text:p>
          </table:table-cell>
          <table:table-cell table:number-columns-repeated="16377" table:style-name="ce296"/>
        </table:table-row>
        <table:table-row table:style-name="ro2">
          <table:table-cell table:style-name="ce348"/>
          <table:table-cell office:value-type="string" table:style-name="ce348">
            <text:p>Left</text:p>
          </table:table-cell>
          <table:table-cell office:value-type="string" table:style-name="ce348">
            <text:p>Center</text:p>
          </table:table-cell>
          <table:table-cell office:value-type="string" table:style-name="ce348">
            <text:p>Distributed</text:p>
          </table:table-cell>
          <table:table-cell office:value-type="string" table:style-name="ce348">
            <text:p>No Control</text:p>
          </table:table-cell>
          <table:table-cell table:number-columns-repeated="2" table:style-name="ce348"/>
          <table:table-cell table:number-columns-repeated="16377"/>
        </table:table-row>
        <table:table-row table:style-name="ro10">
          <table:table-cell office:value-type="string" table:style-name="ce348">
            <text:p>Alignment</text:p>
          </table:table-cell>
          <table:table-cell office:value-type="string" table:style-name="ce349">
            <text:p><text:ruby text:style-name="ru1"><text:ruby-base>東京</text:ruby-base><text:ruby-text text:style-name="T18">ﾄｳｷｮｳ</text:ruby-text></text:ruby></text:p>
          </table:table-cell>
          <table:table-cell office:value-type="string" table:style-name="ce349">
            <text:p><text:ruby text:style-name="ru2"><text:ruby-base>東京</text:ruby-base><text:ruby-text text:style-name="T18">ﾄｳｷｮｳ</text:ruby-text></text:ruby></text:p>
          </table:table-cell>
          <table:table-cell office:value-type="string" table:style-name="ce349">
            <text:p><text:ruby text:style-name="ru3"><text:ruby-base>東京</text:ruby-base><text:ruby-text text:style-name="T18">ﾄｳｷｮｳ</text:ruby-text></text:ruby></text:p>
          </table:table-cell>
          <table:table-cell office:value-type="string" table:style-name="ce349">
            <text:p><text:ruby text:style-name="ru4"><text:ruby-base>東京</text:ruby-base><text:ruby-text text:style-name="T18">ﾄｳｷｮｳ</text:ruby-text></text:ruby></text:p>
          </table:table-cell>
          <table:table-cell table:style-name="ce1"/>
          <table:table-cell table:style-name="ce296"/>
          <table:table-cell table:number-columns-repeated="16377"/>
        </table:table-row>
        <table:table-row table:style-name="ro10">
          <table:table-cell table:style-name="ce348"/>
          <table:table-cell office:value-type="string" table:style-name="ce349">
            <text:p><text:ruby text:style-name="ru1"><text:ruby-base>東</text:ruby-base><text:ruby-text text:style-name="T18">ﾋｶﾞｼ</text:ruby-text></text:ruby><text:ruby text:style-name="ru1"><text:ruby-base>京</text:ruby-base><text:ruby-text text:style-name="T18">ｷｮｳ</text:ruby-text></text:ruby></text:p>
          </table:table-cell>
          <table:table-cell office:value-type="string" table:style-name="ce349">
            <text:p><text:ruby text:style-name="ru2"><text:ruby-base>東</text:ruby-base><text:ruby-text text:style-name="T18">ﾋｶﾞｼ</text:ruby-text></text:ruby><text:ruby text:style-name="ru2"><text:ruby-base>京</text:ruby-base><text:ruby-text text:style-name="T18">ｷｮｳ</text:ruby-text></text:ruby></text:p>
          </table:table-cell>
          <table:table-cell office:value-type="string" table:style-name="ce349">
            <text:p><text:ruby text:style-name="ru3"><text:ruby-base>東</text:ruby-base><text:ruby-text text:style-name="T18">ﾋｶﾞｼ</text:ruby-text></text:ruby><text:ruby text:style-name="ru3"><text:ruby-base>京</text:ruby-base><text:ruby-text text:style-name="T18">ｷｮｳ</text:ruby-text></text:ruby></text:p>
          </table:table-cell>
          <table:table-cell office:value-type="string" table:style-name="ce349">
            <text:p><text:ruby text:style-name="ru4"><text:ruby-base>東</text:ruby-base><text:ruby-text text:style-name="T18">ﾋｶﾞｼ</text:ruby-text></text:ruby><text:ruby text:style-name="ru4"><text:ruby-base>京</text:ruby-base><text:ruby-text text:style-name="T18">ｷｮｳ</text:ruby-text></text:ruby></text:p>
          </table:table-cell>
          <table:table-cell table:style-name="ce1"/>
          <table:table-cell table:style-name="ce296"/>
          <table:table-cell table:number-columns-repeated="16377"/>
        </table:table-row>
        <table:table-row table:style-name="ro2">
          <table:table-cell table:style-name="ce348"/>
          <table:table-cell office:value-type="string" table:style-name="ce348">
            <text:p>12pt</text:p>
          </table:table-cell>
          <table:table-cell office:value-type="string" table:style-name="ce348">
            <text:p>Italic</text:p>
          </table:table-cell>
          <table:table-cell office:value-type="string" table:style-name="ce348">
            <text:p>Bold</text:p>
          </table:table-cell>
          <table:table-cell office:value-type="string" table:style-name="ce348">
            <text:p>Red</text:p>
          </table:table-cell>
          <table:table-cell office:value-type="string" table:style-name="ce348">
            <text:p>Underline</text:p>
          </table:table-cell>
          <table:table-cell office:value-type="string" table:style-name="ce348">
            <text:p>Strikeout</text:p>
          </table:table-cell>
          <table:table-cell table:number-columns-repeated="16377"/>
        </table:table-row>
        <table:table-row table:style-name="ro10">
          <table:table-cell office:value-type="string" table:style-name="ce348">
            <text:p>Font</text:p>
          </table:table-cell>
          <table:table-cell office:value-type="string" table:style-name="ce349">
            <text:p><text:ruby text:style-name="ru1"><text:ruby-base>東京</text:ruby-base><text:ruby-text text:style-name="T19">ﾄｳｷｮｳ</text:ruby-text></text:ruby></text:p>
          </table:table-cell>
          <table:table-cell office:value-type="string" table:style-name="ce349">
            <text:p><text:ruby text:style-name="ru1"><text:ruby-base>東京</text:ruby-base><text:ruby-text text:style-name="T20">ﾄｳｷｮｳ</text:ruby-text></text:ruby></text:p>
          </table:table-cell>
          <table:table-cell office:value-type="string" table:style-name="ce349">
            <text:p><text:ruby text:style-name="ru1"><text:ruby-base>東京</text:ruby-base><text:ruby-text text:style-name="T21">ﾄｳｷｮｳ</text:ruby-text></text:ruby></text:p>
          </table:table-cell>
          <table:table-cell office:value-type="string" table:style-name="ce349">
            <text:p><text:ruby text:style-name="ru1"><text:ruby-base>東京</text:ruby-base><text:ruby-text text:style-name="T22">ﾄｳｷｮｳ</text:ruby-text></text:ruby></text:p>
          </table:table-cell>
          <table:table-cell office:value-type="string" table:style-name="ce349">
            <text:p><text:ruby text:style-name="ru1"><text:ruby-base>東京</text:ruby-base><text:ruby-text text:style-name="T23">ﾄｳｷｮｳ</text:ruby-text></text:ruby></text:p>
          </table:table-cell>
          <table:table-cell office:value-type="string" table:style-name="ce349">
            <text:p><text:ruby text:style-name="ru1"><text:ruby-base>東京</text:ruby-base><text:ruby-text text:style-name="T24">ﾄｳｷｮｳ</text:ruby-text></text:ruby></text:p>
          </table:table-cell>
          <table:table-cell table:number-columns-repeated="16377"/>
        </table:table-row>
        <table:table-row table:style-name="ro10">
          <table:table-cell table:style-name="ce348"/>
          <table:table-cell office:value-type="string" table:style-name="ce349">
            <text:p><text:ruby text:style-name="ru1"><text:ruby-base>東</text:ruby-base><text:ruby-text text:style-name="T19">ﾋｶﾞｼ</text:ruby-text></text:ruby><text:ruby text:style-name="ru1"><text:ruby-base>京</text:ruby-base><text:ruby-text text:style-name="T19">ｷｮｳ</text:ruby-text></text:ruby></text:p>
          </table:table-cell>
          <table:table-cell office:value-type="string" table:style-name="ce349">
            <text:p><text:ruby text:style-name="ru1"><text:ruby-base>東</text:ruby-base><text:ruby-text text:style-name="T20">ﾋｶﾞｼ</text:ruby-text></text:ruby><text:ruby text:style-name="ru1"><text:ruby-base>京</text:ruby-base><text:ruby-text text:style-name="T20">ｷｮｳ</text:ruby-text></text:ruby></text:p>
          </table:table-cell>
          <table:table-cell office:value-type="string" table:style-name="ce349">
            <text:p><text:ruby text:style-name="ru1"><text:ruby-base>東</text:ruby-base><text:ruby-text text:style-name="T21">ﾋｶﾞｼ</text:ruby-text></text:ruby><text:ruby text:style-name="ru1"><text:ruby-base>京</text:ruby-base><text:ruby-text text:style-name="T21">ｷｮｳ</text:ruby-text></text:ruby></text:p>
          </table:table-cell>
          <table:table-cell office:value-type="string" table:style-name="ce349">
            <text:p><text:ruby text:style-name="ru1"><text:ruby-base>東</text:ruby-base><text:ruby-text text:style-name="T22">ﾋｶﾞｼ</text:ruby-text></text:ruby><text:ruby text:style-name="ru1"><text:ruby-base>京</text:ruby-base><text:ruby-text text:style-name="T22">ｷｮｳ</text:ruby-text></text:ruby></text:p>
          </table:table-cell>
          <table:table-cell office:value-type="string" table:style-name="ce349">
            <text:p><text:ruby text:style-name="ru1"><text:ruby-base>東</text:ruby-base><text:ruby-text text:style-name="T23">ﾋｶﾞｼ</text:ruby-text></text:ruby><text:ruby text:style-name="ru1"><text:ruby-base>京</text:ruby-base><text:ruby-text text:style-name="T23">ｷｮｳ</text:ruby-text></text:ruby></text:p>
          </table:table-cell>
          <table:table-cell office:value-type="string" table:style-name="ce349">
            <text:p><text:ruby text:style-name="ru1"><text:ruby-base>東</text:ruby-base><text:ruby-text text:style-name="T24">ﾋｶﾞｼ</text:ruby-text></text:ruby><text:ruby text:style-name="ru1"><text:ruby-base>京</text:ruby-base><text:ruby-text text:style-name="T24">ｷｮｳ</text:ruby-text></text:ruby></text:p>
          </table:table-cell>
          <table:table-cell table:number-columns-repeated="16377"/>
        </table:table-row>
        <table:table-row table:number-rows-repeated="1048530" table:style-name="ro2">
          <table:table-cell table:number-columns-repeated="16384"/>
        </table:table-row>
      </table:table>
      <table:table table:name="Number_Format" table:style-name="ta1"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3">
            <text:p>CELL FORMAT TEST DOCUMENT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2 - NUMBER FORMAT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2.1 - NUMBERS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style-name="ce356"/>
          <table:table-cell office:value-type="string" table:style-name="ce356">
            <text:p>Positive</text:p>
          </table:table-cell>
          <table:table-cell office:value-type="string" table:style-name="ce356">
            <text:p>Negative</text:p>
          </table:table-cell>
          <table:table-cell table:style-name="ce356"/>
          <table:table-cell office:value-type="string" table:style-name="ce356">
            <text:p>Positive</text:p>
          </table:table-cell>
          <table:table-cell office:value-type="string" table:style-name="ce356">
            <text:p>Negative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General</text:p>
          </table:table-cell>
          <table:table-cell office:value-type="float" office:value="1234.5678" table:style-name="ce1">
            <text:p>1234,5678</text:p>
          </table:table-cell>
          <table:table-cell office:value-type="float" office:value="-1234.5678" table:style-name="ce1">
            <text:p>-1234,5678</text:p>
          </table:table-cell>
          <table:table-cell office:value-type="string" table:style-name="ce356">
            <text:p>General;[Red]-General</text:p>
          </table:table-cell>
          <table:table-cell office:value-type="float" office:value="1234.5678" table:style-name="ce301">
            <text:p>1234,5678</text:p>
          </table:table-cell>
          <table:table-cell office:value-type="float" office:value="-1234.5678" table:style-name="ce301">
            <text:p>-1234,5678</text:p>
          </table:table-cell>
          <table:table-cell table:number-columns-repeated="16378"/>
        </table:table-row>
        <table:table-row table:style-name="ro2">
          <table:table-cell office:value-type="string" table:style-name="ce358">
            <text:p>0</text:p>
          </table:table-cell>
          <table:table-cell office:value-type="float" office:value="1234.5678" table:style-name="ce292">
            <text:p>1235</text:p>
          </table:table-cell>
          <table:table-cell office:value-type="float" office:value="-1234.5678" table:style-name="ce292">
            <text:p>-1235</text:p>
          </table:table-cell>
          <table:table-cell office:value-type="string" table:style-name="ce356">
            <text:p>0;[Red]-0</text:p>
          </table:table-cell>
          <table:table-cell office:value-type="float" office:value="1234.5678" table:style-name="ce297">
            <text:p>1235</text:p>
          </table:table-cell>
          <table:table-cell office:value-type="float" office:value="-1234.5678" table:style-name="ce297">
            <text:p>-1235</text:p>
          </table:table-cell>
          <table:table-cell table:number-columns-repeated="16378"/>
        </table:table-row>
        <table:table-row table:style-name="ro2">
          <table:table-cell office:value-type="string" table:style-name="ce358">
            <text:p>0.00</text:p>
          </table:table-cell>
          <table:table-cell office:value-type="float" office:value="1234.5678" table:style-name="ce293">
            <text:p>1234,57</text:p>
          </table:table-cell>
          <table:table-cell office:value-type="float" office:value="-1234.5678" table:style-name="ce293">
            <text:p>-1234,57</text:p>
          </table:table-cell>
          <table:table-cell office:value-type="string" table:style-name="ce356">
            <text:p>0.00;[Red]-0.00</text:p>
          </table:table-cell>
          <table:table-cell office:value-type="float" office:value="1234.5678" table:style-name="ce298">
            <text:p>1234,57</text:p>
          </table:table-cell>
          <table:table-cell office:value-type="float" office:value="-1234.5678" table:style-name="ce298">
            <text:p>-1234,57</text:p>
          </table:table-cell>
          <table:table-cell table:number-columns-repeated="16378"/>
        </table:table-row>
        <table:table-row table:style-name="ro2">
          <table:table-cell office:value-type="string" table:style-name="ce357">
            <text:p>#,##0</text:p>
          </table:table-cell>
          <table:table-cell office:value-type="float" office:value="1234.5678" table:style-name="ce295">
            <text:p>1.235</text:p>
          </table:table-cell>
          <table:table-cell office:value-type="float" office:value="-1234.5678" table:style-name="ce295">
            <text:p>-1.235</text:p>
          </table:table-cell>
          <table:table-cell office:value-type="string" table:style-name="ce357">
            <text:p>#,##0;[Red]-#,##0</text:p>
          </table:table-cell>
          <table:table-cell office:value-type="float" office:value="1234.5678" table:style-name="ce299">
            <text:p>1.235</text:p>
          </table:table-cell>
          <table:table-cell office:value-type="float" office:value="-1234.5678" table:style-name="ce299">
            <text:p>-1.235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#,##0.00</text:p>
          </table:table-cell>
          <table:table-cell office:value-type="float" office:value="1234.5678" table:style-name="ce294">
            <text:p>1.234,57</text:p>
          </table:table-cell>
          <table:table-cell office:value-type="float" office:value="-1234.5678" table:style-name="ce294">
            <text:p>-1.234,57</text:p>
          </table:table-cell>
          <table:table-cell office:value-type="string" table:style-name="ce356">
            <text:p>#,##0.00;[Red]-#,##0.00</text:p>
          </table:table-cell>
          <table:table-cell office:value-type="float" office:value="1234.5678" table:style-name="ce300">
            <text:p>1.234,57</text:p>
          </table:table-cell>
          <table:table-cell office:value-type="float" office:value="-1234.5678" table:style-name="ce300">
            <text:p>-1.234,57</text:p>
          </table:table-cell>
          <table:table-cell table:number-columns-repeated="16378"/>
        </table:table-row>
        <table:table-row table:style-name="ro2">
          <table:table-cell table:number-columns-repeated="3" table:style-name="ce296"/>
          <table:table-cell table:style-name="ce140"/>
          <table:table-cell table:number-columns-repeated="16380" table:style-name="ce296"/>
        </table:table-row>
        <table:table-row table:style-name="ro4">
          <table:table-cell office:value-type="string" table:style-name="ce2">
            <text:p>2.2 - SCIENTIFIC, PERCENT</text:p>
          </table:table-cell>
          <table:table-cell table:number-columns-repeated="5" table:style-name="ce2"/>
          <table:table-cell table:number-columns-repeated="16378" table:style-name="ce296"/>
        </table:table-row>
        <table:table-row table:style-name="ro2">
          <table:table-cell table:style-name="ce356"/>
          <table:table-cell office:value-type="string" table:style-name="ce356">
            <text:p>Positive</text:p>
          </table:table-cell>
          <table:table-cell office:value-type="string" table:style-name="ce356">
            <text:p>Negative</text:p>
          </table:table-cell>
          <table:table-cell table:style-name="ce356"/>
          <table:table-cell office:value-type="string" table:style-name="ce356">
            <text:p>Positive</text:p>
          </table:table-cell>
          <table:table-cell office:value-type="string" table:style-name="ce356">
            <text:p>Negative</text:p>
          </table:table-cell>
          <table:table-cell table:number-columns-repeated="16378" table:style-name="ce296"/>
        </table:table-row>
        <table:table-row table:style-name="ro2">
          <table:table-cell office:value-type="string" table:style-name="ce358">
            <text:p>0.E+00</text:p>
          </table:table-cell>
          <table:table-cell office:value-type="float" office:value="1234.5678" table:style-name="ce303">
            <text:p>1,E+03</text:p>
          </table:table-cell>
          <table:table-cell office:value-type="float" office:value="-1234.5678" table:style-name="ce303">
            <text:p>-1,E+03</text:p>
          </table:table-cell>
          <table:table-cell office:value-type="string" table:style-name="ce358">
            <text:p>0%</text:p>
          </table:table-cell>
          <table:table-cell office:value-type="percentage" office:value="1234.5678" table:style-name="ce304">
            <text:p>123457%</text:p>
          </table:table-cell>
          <table:table-cell office:value-type="percentage" office:value="-1234.5678" table:style-name="ce304">
            <text:p>-123457%</text:p>
          </table:table-cell>
          <table:table-cell table:number-columns-repeated="16378"/>
        </table:table-row>
        <table:table-row table:style-name="ro2">
          <table:table-cell office:value-type="string" table:style-name="ce358">
            <text:p>0.00E+00</text:p>
          </table:table-cell>
          <table:table-cell office:value-type="float" office:value="1234.5678" table:style-name="ce302">
            <text:p>1,23E+03</text:p>
          </table:table-cell>
          <table:table-cell office:value-type="float" office:value="-1234.5678" table:style-name="ce302">
            <text:p>-1,23E+03</text:p>
          </table:table-cell>
          <table:table-cell office:value-type="string" table:style-name="ce358">
            <text:p>0.00%</text:p>
          </table:table-cell>
          <table:table-cell office:value-type="percentage" office:value="1234.5678" table:style-name="ce305">
            <text:p>123456,78%</text:p>
          </table:table-cell>
          <table:table-cell office:value-type="percentage" office:value="-1234.5678" table:style-name="ce305">
            <text:p>-123456,78%</text:p>
          </table:table-cell>
          <table:table-cell table:number-columns-repeated="16378"/>
        </table:table-row>
        <table:table-row table:style-name="ro2">
          <table:table-cell table:number-columns-repeated="3" table:style-name="ce296"/>
          <table:table-cell table:style-name="ce10"/>
          <table:table-cell table:number-columns-repeated="2" table:style-name="ce296"/>
          <table:table-cell table:number-columns-repeated="16378"/>
        </table:table-row>
        <table:table-row table:style-name="ro4">
          <table:table-cell office:value-type="string" table:style-name="ce2">
            <text:p>2.3 - FRACTION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style-name="ce356"/>
          <table:table-cell office:value-type="string" table:style-name="ce356">
            <text:p>Positive</text:p>
          </table:table-cell>
          <table:table-cell office:value-type="string" table:style-name="ce356">
            <text:p>Negative</text:p>
          </table:table-cell>
          <table:table-cell table:style-name="ce356"/>
          <table:table-cell office:value-type="string" table:style-name="ce356">
            <text:p>Positive</text:p>
          </table:table-cell>
          <table:table-cell office:value-type="string" table:style-name="ce356">
            <text:p>Negative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# ?/?</text:p>
          </table:table-cell>
          <table:table-cell office:value-type="float" office:value="1234.5678" table:style-name="ce306">
            <text:p>1234 4/7</text:p>
          </table:table-cell>
          <table:table-cell office:value-type="float" office:value="-1234.5678" table:style-name="ce306">
            <text:p>-1234 4/7</text:p>
          </table:table-cell>
          <table:table-cell office:value-type="string" table:style-name="ce356">
            <text:p># ?/2</text:p>
          </table:table-cell>
          <table:table-cell office:value-type="float" office:value="1234.5678" table:style-name="ce311">
            <text:p>1234 1/2</text:p>
          </table:table-cell>
          <table:table-cell office:value-type="float" office:value="-1234.5678" table:style-name="ce311">
            <text:p>-1234 1/2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# ??/??</text:p>
          </table:table-cell>
          <table:table-cell office:value-type="float" office:value="1234.5678" table:style-name="ce307">
            <text:p>1234 46/81</text:p>
          </table:table-cell>
          <table:table-cell office:value-type="float" office:value="-1234.5678" table:style-name="ce307">
            <text:p>-1234 46/81</text:p>
          </table:table-cell>
          <table:table-cell office:value-type="string" table:style-name="ce356">
            <text:p># ?/4</text:p>
          </table:table-cell>
          <table:table-cell office:value-type="float" office:value="1234.5678" table:style-name="ce312">
            <text:p>1234 2/4</text:p>
          </table:table-cell>
          <table:table-cell office:value-type="float" office:value="-1234.5678" table:style-name="ce312">
            <text:p>-1234 2/4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# ???/???</text:p>
          </table:table-cell>
          <table:table-cell office:value-type="float" office:value="1234.5678" table:style-name="ce310">
            <text:p>1234 <text:s/>67/118</text:p>
          </table:table-cell>
          <table:table-cell office:value-type="float" office:value="-1234.5678" table:style-name="ce310">
            <text:p>-1234 <text:s/>67/118</text:p>
          </table:table-cell>
          <table:table-cell office:value-type="string" table:style-name="ce356">
            <text:p># ?/8</text:p>
          </table:table-cell>
          <table:table-cell office:value-type="float" office:value="1234.5678" table:style-name="ce313">
            <text:p>1234 5/8</text:p>
          </table:table-cell>
          <table:table-cell office:value-type="float" office:value="-1234.5678" table:style-name="ce313">
            <text:p>-1234 5/8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#,##0 ?/?</text:p>
          </table:table-cell>
          <table:table-cell office:value-type="float" office:value="1234.5678" table:style-name="ce308">
            <text:p>1.234 4/7</text:p>
          </table:table-cell>
          <table:table-cell office:value-type="float" office:value="-1234.5678" table:style-name="ce308">
            <text:p>-1.234 4/7</text:p>
          </table:table-cell>
          <table:table-cell office:value-type="string" table:style-name="ce356">
            <text:p># ??/16</text:p>
          </table:table-cell>
          <table:table-cell office:value-type="float" office:value="1234.5678" table:style-name="ce314">
            <text:p>1234 <text:s/>9/16</text:p>
          </table:table-cell>
          <table:table-cell office:value-type="float" office:value="-1234.5678" table:style-name="ce314">
            <text:p>-1234 <text:s/>9/16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#,##0 ??/??</text:p>
          </table:table-cell>
          <table:table-cell office:value-type="float" office:value="1234.5678" table:style-name="ce309">
            <text:p>1.234 46/81</text:p>
          </table:table-cell>
          <table:table-cell office:value-type="float" office:value="-1234.5678" table:style-name="ce309">
            <text:p>-1.234 46/81</text:p>
          </table:table-cell>
          <table:table-cell office:value-type="string" table:style-name="ce356">
            <text:p># ?/10</text:p>
          </table:table-cell>
          <table:table-cell office:value-type="float" office:value="1234.5678" table:style-name="ce315">
            <text:p>1234 6/10</text:p>
          </table:table-cell>
          <table:table-cell office:value-type="float" office:value="-1234.5678" table:style-name="ce315">
            <text:p>-1234 6/10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#,##0 ???/???</text:p>
          </table:table-cell>
          <table:table-cell office:value-type="float" office:value="1234.5678" table:style-name="ce317">
            <text:p>1.234 <text:s/>67/118</text:p>
          </table:table-cell>
          <table:table-cell office:value-type="float" office:value="-1234.5678" table:style-name="ce317">
            <text:p>-1.234 <text:s/>67/118</text:p>
          </table:table-cell>
          <table:table-cell office:value-type="string" table:style-name="ce356">
            <text:p># ??/100</text:p>
          </table:table-cell>
          <table:table-cell office:value-type="float" office:value="1234.5678" table:style-name="ce316">
            <text:p>1234 57/100</text:p>
          </table:table-cell>
          <table:table-cell office:value-type="float" office:value="-1234.5678" table:style-name="ce316">
            <text:p>-1234 57/100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2.4 - DATE AND TIME (* = system dependent format)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style-name="ce356"/>
          <table:table-cell office:value-type="string" table:style-name="ce356">
            <text:p>Short Date</text:p>
          </table:table-cell>
          <table:table-cell office:value-type="string" table:style-name="ce356">
            <text:p>Long Date</text:p>
          </table:table-cell>
          <table:table-cell table:style-name="ce356"/>
          <table:table-cell office:value-type="string" table:style-name="ce356">
            <text:p>Short Time</text:p>
          </table:table-cell>
          <table:table-cell office:value-type="string" table:style-name="ce356">
            <text:p>Long Time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*DD/MM/YYYY</text:p>
          </table:table-cell>
          <table:table-cell office:value-type="date" office:date-value="2003-02-01T00:00:00" table:style-name="ce326">
            <text:p>01.02.2003</text:p>
          </table:table-cell>
          <table:table-cell office:value-type="date" office:date-value="1999-12-31T00:00:00" table:style-name="ce326">
            <text:p>31.12.1999</text:p>
          </table:table-cell>
          <table:table-cell office:value-type="string" table:style-name="ce356">
            <text:p>*h:mm:ss</text:p>
          </table:table-cell>
          <table:table-cell office:value-type="time" office:time-value="PT28H5M6S" table:style-name="ce328">
            <text:p>04:05:06</text:p>
          </table:table-cell>
          <table:table-cell office:value-type="time" office:time-value="PT47H24M25S" table:style-name="ce328">
            <text:p>23:24:25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YYYY-MM-DD</text:p>
          </table:table-cell>
          <table:table-cell office:value-type="date" office:date-value="2003-02-01T00:00:00" table:style-name="ce329">
            <text:p>2003-02-01</text:p>
          </table:table-cell>
          <table:table-cell office:value-type="date" office:date-value="1999-12-31T00:00:00" table:style-name="ce329">
            <text:p>1999-12-31</text:p>
          </table:table-cell>
          <table:table-cell office:value-type="string" table:style-name="ce356">
            <text:p>hh:mm:ss</text:p>
          </table:table-cell>
          <table:table-cell office:value-type="time" office:time-value="PT28H5M6S" table:style-name="ce327">
            <text:p>04:05:06</text:p>
          </table:table-cell>
          <table:table-cell office:value-type="time" office:time-value="PT47H24M25S" table:style-name="ce327">
            <text:p>23:24:25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YY-M-D</text:p>
          </table:table-cell>
          <table:table-cell office:value-type="date" office:date-value="2003-02-01T00:00:00" table:style-name="ce330">
            <text:p>03-2-1</text:p>
          </table:table-cell>
          <table:table-cell office:value-type="date" office:date-value="1999-12-31T00:00:00" table:style-name="ce330">
            <text:p>99-12-31</text:p>
          </table:table-cell>
          <table:table-cell office:value-type="string" table:style-name="ce356">
            <text:p>h:m:s</text:p>
          </table:table-cell>
          <table:table-cell office:value-type="time" office:time-value="PT28H5M6S" table:style-name="ce331">
            <text:p>4:5:6</text:p>
          </table:table-cell>
          <table:table-cell office:value-type="time" office:time-value="PT47H24M25S" table:style-name="ce331">
            <text:p>23:24:25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DDD</text:p>
          </table:table-cell>
          <table:table-cell office:value-type="date" office:date-value="2003-02-01T00:00:00" table:style-name="ce338">
            <text:p>Sa</text:p>
          </table:table-cell>
          <table:table-cell office:value-type="date" office:date-value="1999-12-31T00:00:00" table:style-name="ce338">
            <text:p>Fr</text:p>
          </table:table-cell>
          <table:table-cell office:value-type="string" table:style-name="ce356">
            <text:p>hh:mm:ss AM/PM</text:p>
          </table:table-cell>
          <table:table-cell office:value-type="time" office:time-value="PT28H5M6S" table:style-name="ce332">
            <text:p>04:05:06 AM</text:p>
          </table:table-cell>
          <table:table-cell office:value-type="time" office:time-value="PT47H24M25S" table:style-name="ce332">
            <text:p>11:24:25 PM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DDDD</text:p>
          </table:table-cell>
          <table:table-cell office:value-type="date" office:date-value="2003-02-01T00:00:00" table:style-name="ce337">
            <text:p>Samstag</text:p>
          </table:table-cell>
          <table:table-cell office:value-type="date" office:date-value="1999-12-31T00:00:00" table:style-name="ce337">
            <text:p>Freitag</text:p>
          </table:table-cell>
          <table:table-cell office:value-type="string" table:style-name="ce356">
            <text:p>h:m:s AM/PM</text:p>
          </table:table-cell>
          <table:table-cell office:value-type="time" office:time-value="PT28H5M6S" table:style-name="ce333">
            <text:p>4:5:6 AM</text:p>
          </table:table-cell>
          <table:table-cell office:value-type="time" office:time-value="PT47H24M25S" table:style-name="ce333">
            <text:p>11:24:25 PM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MMM</text:p>
          </table:table-cell>
          <table:table-cell office:value-type="date" office:date-value="2003-02-01T00:00:00" table:style-name="ce339">
            <text:p>Feb</text:p>
          </table:table-cell>
          <table:table-cell office:value-type="date" office:date-value="1999-12-31T00:00:00" table:style-name="ce339">
            <text:p>Dez</text:p>
          </table:table-cell>
          <table:table-cell office:value-type="string" table:style-name="ce356">
            <text:p>mm:ss,00</text:p>
          </table:table-cell>
          <table:table-cell office:value-type="time" office:time-value="PT28H5M6S" table:style-name="ce334">
            <text:p>05:06,00</text:p>
          </table:table-cell>
          <table:table-cell office:value-type="time" office:time-value="PT47H24M25S" table:style-name="ce334">
            <text:p>24:25,00</text:p>
          </table:table-cell>
          <table:table-cell table:number-columns-repeated="16378"/>
        </table:table-row>
        <table:table-row table:style-name="ro2">
          <table:table-cell office:value-type="string" table:style-name="ce356">
            <text:p>MMMM</text:p>
          </table:table-cell>
          <table:table-cell office:value-type="date" office:date-value="2003-02-01T00:00:00" table:style-name="ce336">
            <text:p>Februar</text:p>
          </table:table-cell>
          <table:table-cell office:value-type="date" office:date-value="1999-12-31T00:00:00" table:style-name="ce336">
            <text:p>Dezember</text:p>
          </table:table-cell>
          <table:table-cell office:value-type="string" table:style-name="ce356">
            <text:p>[hh]:mm:ss</text:p>
          </table:table-cell>
          <table:table-cell office:value-type="time" office:time-value="PT28H5M6S" table:style-name="ce335">
            <text:p>28:05:06</text:p>
          </table:table-cell>
          <table:table-cell office:value-type="time" office:time-value="PT47H24M25S" table:style-name="ce335">
            <text:p>47:24:25</text:p>
          </table:table-cell>
          <table:table-cell table:number-columns-repeated="16378"/>
        </table:table-row>
        <table:table-row table:number-rows-repeated="1048541" table:style-name="ro2">
          <table:table-cell table:number-columns-repeated="16384"/>
        </table:table-row>
      </table:table>
      <table:table table:name="Alignment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3">
            <text:p>CELL FORMAT TEST DOCUMENT</text:p>
          </table:table-cell>
          <table:table-cell table:number-columns-repeated="8" table:style-name="ce3"/>
          <table:table-cell table:number-columns-repeated="16375"/>
        </table:table-row>
        <table:table-row table:style-name="ro2">
          <table:table-cell table:number-columns-repeated="7" table:style-name="ce1"/>
          <table:table-cell table:number-columns-repeated="2" table:style-name="ce296"/>
          <table:table-cell table:number-columns-repeated="16375"/>
        </table:table-row>
        <table:table-row table:style-name="ro3">
          <table:table-cell office:value-type="string" table:style-name="ce4">
            <text:p>3 - ALIGNMENT</text:p>
          </table:table-cell>
          <table:table-cell table:number-columns-repeated="8" table:style-name="ce4"/>
          <table:table-cell table:number-columns-repeated="16375"/>
        </table:table-row>
        <table:table-row table:style-name="ro2">
          <table:table-cell table:number-columns-repeated="7" table:style-name="ce1"/>
          <table:table-cell table:number-columns-repeated="2" table:style-name="ce296"/>
          <table:table-cell table:number-columns-repeated="16375"/>
        </table:table-row>
        <table:table-row table:style-name="ro4">
          <table:table-cell office:value-type="string" table:style-name="ce2">
            <text:p>3.1 - ROTATION</text:p>
          </table:table-cell>
          <table:table-cell table:number-columns-repeated="8" table:style-name="ce2"/>
          <table:table-cell table:number-columns-repeated="16375"/>
        </table:table-row>
        <table:table-row table:style-name="ro2">
          <table:table-cell office:value-type="string" table:style-name="ce356">
            <text:p>0°</text:p>
          </table:table-cell>
          <table:table-cell office:value-type="string" table:style-name="ce356">
            <text:p>15° clock</text:p>
          </table:table-cell>
          <table:table-cell office:value-type="string" table:style-name="ce356">
            <text:p>45° clock</text:p>
          </table:table-cell>
          <table:table-cell office:value-type="string" table:style-name="ce356">
            <text:p>90° clock</text:p>
          </table:table-cell>
          <table:table-cell office:value-type="string" table:style-name="ce356">
            <text:p>15° counterc</text:p>
          </table:table-cell>
          <table:table-cell office:value-type="string" table:style-name="ce356">
            <text:p>45° counterc</text:p>
          </table:table-cell>
          <table:table-cell office:value-type="string" table:style-name="ce356">
            <text:p>90° counterc</text:p>
          </table:table-cell>
          <table:table-cell office:value-type="string" table:style-name="ce356">
            <text:p>Stacked</text:p>
          </table:table-cell>
          <table:table-cell table:style-name="ce356"/>
          <table:table-cell table:number-columns-repeated="16375"/>
        </table:table-row>
        <table:table-row table:style-name="ro11">
          <table:table-cell office:value-type="string" table:style-name="ce340">
            <text:p>Text</text:p>
          </table:table-cell>
          <table:table-cell office:value-type="string" table:style-name="ce161">
            <text:p>Text</text:p>
          </table:table-cell>
          <table:table-cell office:value-type="string" table:style-name="ce162">
            <text:p>Text</text:p>
          </table:table-cell>
          <table:table-cell office:value-type="string" table:style-name="ce163">
            <text:p>Text</text:p>
          </table:table-cell>
          <table:table-cell office:value-type="string" table:style-name="ce164">
            <text:p>Text</text:p>
          </table:table-cell>
          <table:table-cell office:value-type="string" table:style-name="ce165">
            <text:p>Text</text:p>
          </table:table-cell>
          <table:table-cell office:value-type="string" table:style-name="ce166">
            <text:p>Text</text:p>
          </table:table-cell>
          <table:table-cell office:value-type="string" table:style-name="ce167">
            <text:p>Text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3.2 - HORIZONTAL ALIGNMENT</text:p>
          </table:table-cell>
          <table:table-cell table:number-columns-repeated="8" table:style-name="ce2"/>
          <table:table-cell table:number-columns-repeated="16375"/>
        </table:table-row>
        <table:table-row table:style-name="ro2">
          <table:table-cell table:style-name="ce356"/>
          <table:table-cell office:value-type="string" table:style-name="ce356">
            <text:p>General</text:p>
          </table:table-cell>
          <table:table-cell office:value-type="string" table:style-name="ce356">
            <text:p>Left</text:p>
          </table:table-cell>
          <table:table-cell office:value-type="string" table:style-name="ce356">
            <text:p>Center</text:p>
          </table:table-cell>
          <table:table-cell office:value-type="string" table:style-name="ce356">
            <text:p>Right</text:p>
          </table:table-cell>
          <table:table-cell office:value-type="string" table:style-name="ce356">
            <text:p>Justify</text:p>
          </table:table-cell>
          <table:table-cell office:value-type="string" table:style-name="ce356">
            <text:p>Distributed</text:p>
          </table:table-cell>
          <table:table-cell office:value-type="string" table:style-name="ce356">
            <text:p>Fill</text:p>
          </table:table-cell>
          <table:table-cell office:value-type="string" table:style-name="ce356">
            <text:p>Center Across</text:p>
          </table:table-cell>
          <table:table-cell table:number-columns-repeated="16375"/>
        </table:table-row>
        <table:table-row table:style-name="ro2">
          <table:table-cell office:value-type="string" table:style-name="ce356">
            <text:p>Latin text</text:p>
          </table:table-cell>
          <table:table-cell office:value-type="string" table:style-name="ce1">
            <text:p>Text</text:p>
          </table:table-cell>
          <table:table-cell office:value-type="string" table:style-name="ce138">
            <text:p>Text</text:p>
          </table:table-cell>
          <table:table-cell office:value-type="string" table:style-name="ce139">
            <text:p>Text</text:p>
          </table:table-cell>
          <table:table-cell office:value-type="string" table:style-name="ce140">
            <text:p>Text</text:p>
          </table:table-cell>
          <table:table-cell office:value-type="string" table:style-name="ce341">
            <text:p>Text</text:p>
          </table:table-cell>
          <table:table-cell office:value-type="string" table:style-name="ce343">
            <text:p>Text</text:p>
          </table:table-cell>
          <table:table-cell office:value-type="string" table:style-name="ce141">
            <text:p>Text</text:p>
          </table:table-cell>
          <table:table-cell office:value-type="string" table:style-name="ce142">
            <text:p>Text</text:p>
          </table:table-cell>
          <table:table-cell table:number-columns-repeated="16375"/>
        </table:table-row>
        <table:table-row table:style-name="ro2">
          <table:table-cell office:value-type="string" table:style-name="ce356">
            <text:p>Complex text</text:p>
          </table:table-cell>
          <table:table-cell office:value-type="string" table:style-name="ce340">
            <text:p>עברית</text:p>
          </table:table-cell>
          <table:table-cell office:value-type="string" table:style-name="ce138">
            <text:p>עברית</text:p>
          </table:table-cell>
          <table:table-cell office:value-type="string" table:style-name="ce139">
            <text:p>עברית</text:p>
          </table:table-cell>
          <table:table-cell office:value-type="string" table:style-name="ce140">
            <text:p>עברית</text:p>
          </table:table-cell>
          <table:table-cell office:value-type="string" table:style-name="ce341">
            <text:p>עברית</text:p>
          </table:table-cell>
          <table:table-cell office:value-type="string" table:style-name="ce343">
            <text:p>עברית</text:p>
          </table:table-cell>
          <table:table-cell office:value-type="string" table:style-name="ce141">
            <text:p>עברית</text:p>
          </table:table-cell>
          <table:table-cell office:value-type="string" table:style-name="ce142">
            <text:p>עברית</text:p>
          </table:table-cell>
          <table:table-cell table:number-columns-repeated="16375" table:style-name="ce296"/>
        </table:table-row>
        <table:table-row table:style-name="ro2">
          <table:table-cell office:value-type="string" table:style-name="ce356">
            <text:p>Number</text:p>
          </table:table-cell>
          <table:table-cell office:value-type="float" office:value="1" table:style-name="ce296">
            <text:p>1</text:p>
          </table:table-cell>
          <table:table-cell office:value-type="float" office:value="1" table:style-name="ce138">
            <text:p>1</text:p>
          </table:table-cell>
          <table:table-cell office:value-type="float" office:value="1" table:style-name="ce139">
            <text:p>1</text:p>
          </table:table-cell>
          <table:table-cell office:value-type="float" office:value="1" table:style-name="ce140">
            <text:p>1</text:p>
          </table:table-cell>
          <table:table-cell office:value-type="float" office:value="1" table:style-name="ce341">
            <text:p>1</text:p>
          </table:table-cell>
          <table:table-cell office:value-type="float" office:value="1" table:style-name="ce343">
            <text:p>1</text:p>
          </table:table-cell>
          <table:table-cell office:value-type="float" office:value="1" table:style-name="ce141">
            <text:p>1</text:p>
          </table:table-cell>
          <table:table-cell office:value-type="float" office:value="1" table:style-name="ce142">
            <text:p>1</text:p>
          </table:table-cell>
          <table:table-cell table:number-columns-repeated="16375" table:style-name="ce296"/>
        </table:table-row>
        <table:table-row table:style-name="ro2">
          <table:table-cell office:value-type="string" table:style-name="ce356">
            <text:p>Boolean</text:p>
          </table:table-cell>
          <table:table-cell office:value-type="boolean" office:boolean-value="true" table:style-name="ce296">
            <text:p>WAHR</text:p>
          </table:table-cell>
          <table:table-cell office:value-type="boolean" office:boolean-value="true" table:style-name="ce138">
            <text:p>WAHR</text:p>
          </table:table-cell>
          <table:table-cell office:value-type="boolean" office:boolean-value="true" table:style-name="ce139">
            <text:p>WAHR</text:p>
          </table:table-cell>
          <table:table-cell office:value-type="boolean" office:boolean-value="true" table:style-name="ce140">
            <text:p>WAHR</text:p>
          </table:table-cell>
          <table:table-cell office:value-type="boolean" office:boolean-value="true" table:style-name="ce341">
            <text:p>WAHR</text:p>
          </table:table-cell>
          <table:table-cell office:value-type="boolean" office:boolean-value="true" table:style-name="ce343">
            <text:p>WAHR</text:p>
          </table:table-cell>
          <table:table-cell office:value-type="boolean" office:boolean-value="true" table:style-name="ce141">
            <text:p>WAHR</text:p>
          </table:table-cell>
          <table:table-cell office:value-type="boolean" office:boolean-value="true" table:style-name="ce142">
            <text:p>WAHR</text:p>
          </table:table-cell>
          <table:table-cell table:number-columns-repeated="16375" table:style-name="ce296"/>
        </table:table-row>
        <table:table-row table:style-name="ro2">
          <table:table-cell office:value-type="string" table:style-name="ce356">
            <text:p>Error</text:p>
          </table:table-cell>
          <table:table-cell office:value-type="float" office:value="0" table:formula="of:=#N/A" table:style-name="ce296">
            <text:p>#NV</text:p>
          </table:table-cell>
          <table:table-cell office:value-type="float" office:value="0" table:formula="of:=#N/A" table:style-name="ce138">
            <text:p>#NV</text:p>
          </table:table-cell>
          <table:table-cell office:value-type="float" office:value="0" table:formula="of:=#N/A" table:style-name="ce139">
            <text:p>#NV</text:p>
          </table:table-cell>
          <table:table-cell office:value-type="float" office:value="0" table:formula="of:=#N/A" table:style-name="ce140">
            <text:p>#NV</text:p>
          </table:table-cell>
          <table:table-cell office:value-type="float" office:value="0" table:formula="of:=#N/A" table:style-name="ce341">
            <text:p>#NV</text:p>
          </table:table-cell>
          <table:table-cell office:value-type="float" office:value="0" table:formula="of:=#N/A" table:style-name="ce343">
            <text:p>#NV</text:p>
          </table:table-cell>
          <table:table-cell office:value-type="float" office:value="0" table:formula="of:=#N/A" table:style-name="ce141">
            <text:p>#NV</text:p>
          </table:table-cell>
          <table:table-cell office:value-type="float" office:value="0" table:formula="of:=#N/A" table:style-name="ce142">
            <text:p>#NV</text:p>
          </table:table-cell>
          <table:table-cell table:number-columns-repeated="16375" table:style-name="ce296"/>
        </table:table-row>
        <table:table-row table:style-name="ro12">
          <table:table-cell office:value-type="string" table:style-name="ce356">
            <text:p>Vertical text</text:p>
          </table:table-cell>
          <table:table-cell office:value-type="string" table:style-name="ce163">
            <text:p>Text</text:p>
          </table:table-cell>
          <table:table-cell office:value-type="string" table:style-name="ce168">
            <text:p>Text</text:p>
          </table:table-cell>
          <table:table-cell office:value-type="string" table:style-name="ce169">
            <text:p>Text</text:p>
          </table:table-cell>
          <table:table-cell office:value-type="string" table:style-name="ce170">
            <text:p>Text</text:p>
          </table:table-cell>
          <table:table-cell office:value-type="string" table:style-name="ce342">
            <text:p>Text</text:p>
          </table:table-cell>
          <table:table-cell office:value-type="string" table:style-name="ce344">
            <text:p>Text</text:p>
          </table:table-cell>
          <table:table-cell table:number-columns-repeated="16377" table:style-name="ce1"/>
        </table:table-row>
        <table:table-row table:style-name="ro13">
          <table:table-cell office:value-type="string" table:style-name="ce356">
            <text:p>Multiline text</text:p>
          </table:table-cell>
          <table:table-cell office:value-type="string" table:style-name="ce152">
            <text:p>Text in first line.</text:p>
            <text:p>Text in second line.</text:p>
          </table:table-cell>
          <table:table-cell office:value-type="string" table:style-name="ce180">
            <text:p>Text in first line.</text:p>
            <text:p>Text in second line.</text:p>
          </table:table-cell>
          <table:table-cell office:value-type="string" table:style-name="ce181">
            <text:p>Text in first line.</text:p>
            <text:p>Text in second line.</text:p>
          </table:table-cell>
          <table:table-cell office:value-type="string" table:style-name="ce182">
            <text:p>Text in first line.</text:p>
            <text:p>Text in second line.</text:p>
          </table:table-cell>
          <table:table-cell office:value-type="string" table:style-name="ce157">
            <text:p>Text in first line.</text:p>
            <text:p>Text in second line.</text:p>
          </table:table-cell>
          <table:table-cell office:value-type="string" table:style-name="ce158">
            <text:p>Text in first line.</text:p>
            <text:p>Text in second line.</text:p>
          </table:table-cell>
          <table:table-cell office:value-type="string" table:style-name="ce183">
            <text:p>Text in first line.</text:p>
            <text:p>Text in second line.</text:p>
          </table:table-cell>
          <table:table-cell office:value-type="string" table:style-name="ce184">
            <text:p>Text in first line.</text:p>
            <text:p>Text in second line.</text:p>
          </table:table-cell>
          <table:table-cell table:number-columns-repeated="16375"/>
        </table:table-row>
        <table:table-row table:style-name="ro14">
          <table:table-cell office:value-type="string" table:style-name="ce356">
            <text:p>Vertical</text:p>
            <text:p>multiline text</text:p>
          </table:table-cell>
          <table:table-cell office:value-type="string" table:style-name="ce173">
            <text:p>Text in first line.</text:p>
            <text:p>Text in second line.</text:p>
          </table:table-cell>
          <table:table-cell office:value-type="string" table:style-name="ce345">
            <text:p>Text in first line.</text:p>
            <text:p>Text in second line.</text:p>
          </table:table-cell>
          <table:table-cell office:value-type="string" table:style-name="ce346">
            <text:p>Text in first line.</text:p>
            <text:p>Text in second line.</text:p>
          </table:table-cell>
          <table:table-cell office:value-type="string" table:style-name="ce347">
            <text:p>Text in first line.</text:p>
            <text:p>Text in second line.</text:p>
          </table:table-cell>
          <table:table-cell office:value-type="string" table:style-name="ce159">
            <text:p>Text in first line.</text:p>
            <text:p>Text in second line.</text:p>
          </table:table-cell>
          <table:table-cell office:value-type="string" table:style-name="ce160">
            <text:p>Text in first line.</text:p>
            <text:p>Text in second line.</text:p>
          </table:table-cell>
          <table:table-cell table:style-name="ce183"/>
          <table:table-cell table:style-name="ce346"/>
          <table:table-cell table:number-columns-repeated="16375" table:style-name="ce296"/>
        </table:table-row>
        <table:table-row table:style-name="ro2">
          <table:table-cell table:style-name="ce356"/>
          <table:table-cell office:value-type="string" table:style-name="ce356">
            <text:p>Across multiple cells</text:p>
          </table:table-cell>
          <table:table-cell table:style-name="ce356"/>
          <table:table-cell office:value-type="string" table:style-name="ce356">
            <text:p>Across multiple cells with multiline text</text:p>
          </table:table-cell>
          <table:table-cell table:number-columns-repeated="2" table:style-name="ce356"/>
          <table:table-cell office:value-type="string" table:style-name="ce356">
            <text:p>Empty</text:p>
          </table:table-cell>
          <table:table-cell table:number-columns-repeated="2" table:style-name="ce356"/>
          <table:table-cell table:number-columns-repeated="16375" table:style-name="ce296"/>
        </table:table-row>
        <table:table-row table:style-name="ro15">
          <table:table-cell office:value-type="string" table:style-name="ce356">
            <text:p>Fill across</text:p>
          </table:table-cell>
          <table:table-cell office:value-type="string" table:style-name="ce141">
            <text:p>Text</text:p>
          </table:table-cell>
          <table:table-cell table:style-name="ce141"/>
          <table:table-cell office:value-type="string" table:style-name="ce183">
            <text:p>Text in first line.</text:p>
            <text:p>Text in second line.</text:p>
          </table:table-cell>
          <table:table-cell table:number-columns-repeated="2" table:style-name="ce141"/>
          <table:table-cell table:number-columns-repeated="3" table:style-name="ce142"/>
          <table:table-cell table:number-columns-repeated="16375" table:style-name="ce296"/>
        </table:table-row>
        <table:table-row table:style-name="ro16">
          <table:table-cell office:value-type="string" table:style-name="ce356">
            <text:p>Center across</text:p>
          </table:table-cell>
          <table:table-cell office:value-type="string" table:style-name="ce142">
            <text:p>Text</text:p>
          </table:table-cell>
          <table:table-cell table:style-name="ce142"/>
          <table:table-cell office:value-type="string" table:style-name="ce184">
            <text:p>Text in first line.</text:p>
            <text:p>Text in second line.</text:p>
          </table:table-cell>
          <table:table-cell table:number-columns-repeated="2" table:style-name="ce142"/>
          <table:table-cell table:number-columns-repeated="3" table:style-name="ce141"/>
          <table:table-cell table:number-columns-repeated="16375" table:style-name="ce29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3.3 - INDENT</text:p>
          </table:table-cell>
          <table:table-cell table:number-columns-repeated="8" table:style-name="ce2"/>
          <table:table-cell table:number-columns-repeated="16375"/>
        </table:table-row>
        <table:table-row table:style-name="ro2">
          <table:table-cell table:style-name="ce356"/>
          <table:table-cell office:value-type="string" table:style-name="ce356">
            <text:p>Left</text:p>
          </table:table-cell>
          <table:table-cell office:value-type="string" table:style-name="ce356">
            <text:p>Right</text:p>
          </table:table-cell>
          <table:table-cell office:value-type="string" table:style-name="ce356">
            <text:p>Distributed</text:p>
          </table:table-cell>
          <table:table-cell table:number-columns-repeated="5" table:style-name="ce356"/>
          <table:table-cell table:number-columns-repeated="16375"/>
        </table:table-row>
        <table:table-row table:style-name="ro2">
          <table:table-cell office:value-type="string" table:style-name="ce356">
            <text:p>1x3 spaces</text:p>
          </table:table-cell>
          <table:table-cell office:value-type="string" table:style-name="ce143">
            <text:p>Text</text:p>
          </table:table-cell>
          <table:table-cell office:value-type="string" table:style-name="ce144">
            <text:p>Text</text:p>
          </table:table-cell>
          <table:table-cell office:value-type="string" table:style-name="ce145">
            <text:p>T 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56">
            <text:p>2x3 spaces</text:p>
          </table:table-cell>
          <table:table-cell office:value-type="string" table:style-name="ce150">
            <text:p>Text</text:p>
          </table:table-cell>
          <table:table-cell office:value-type="string" table:style-name="ce148">
            <text:p>Text</text:p>
          </table:table-cell>
          <table:table-cell office:value-type="string" table:style-name="ce146">
            <text:p>T 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56">
            <text:p>3x3 spaces</text:p>
          </table:table-cell>
          <table:table-cell office:value-type="string" table:style-name="ce151">
            <text:p>Text</text:p>
          </table:table-cell>
          <table:table-cell office:value-type="string" table:style-name="ce149">
            <text:p>Text</text:p>
          </table:table-cell>
          <table:table-cell office:value-type="string" table:style-name="ce147">
            <text:p>T T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3.4 - VERTICAL ALIGNMENT</text:p>
          </table:table-cell>
          <table:table-cell table:number-columns-repeated="8" table:style-name="ce2"/>
          <table:table-cell table:number-columns-repeated="16375"/>
        </table:table-row>
        <table:table-row table:style-name="ro2">
          <table:table-cell table:style-name="ce356"/>
          <table:table-cell office:value-type="string" table:style-name="ce356">
            <text:p>Top</text:p>
          </table:table-cell>
          <table:table-cell office:value-type="string" table:style-name="ce356">
            <text:p>Center</text:p>
          </table:table-cell>
          <table:table-cell office:value-type="string" table:style-name="ce356">
            <text:p>Bottom</text:p>
          </table:table-cell>
          <table:table-cell office:value-type="string" table:style-name="ce356">
            <text:p>Justify</text:p>
          </table:table-cell>
          <table:table-cell office:value-type="string" table:style-name="ce356">
            <text:p>Distributed</text:p>
          </table:table-cell>
          <table:table-cell table:number-columns-repeated="3" table:style-name="ce356"/>
          <table:table-cell table:number-columns-repeated="16375"/>
        </table:table-row>
        <table:table-row table:style-name="ro17">
          <table:table-cell office:value-type="string" table:style-name="ce356">
            <text:p>Text</text:p>
          </table:table-cell>
          <table:table-cell office:value-type="string" table:style-name="ce153">
            <text:p>Text</text:p>
          </table:table-cell>
          <table:table-cell office:value-type="string" table:style-name="ce154">
            <text:p>Text</text:p>
          </table:table-cell>
          <table:table-cell office:value-type="string" table:style-name="ce152">
            <text:p>Text</text:p>
          </table:table-cell>
          <table:table-cell office:value-type="string" table:style-name="ce155">
            <text:p>Text</text:p>
          </table:table-cell>
          <table:table-cell office:value-type="string" table:style-name="ce156">
            <text:p>Text</text:p>
          </table:table-cell>
          <table:table-cell table:number-columns-repeated="16378" table:style-name="ce296"/>
        </table:table-row>
        <table:table-row table:style-name="ro14">
          <table:table-cell office:value-type="string" table:style-name="ce356">
            <text:p>Multiline text</text:p>
          </table:table-cell>
          <table:table-cell office:value-type="string" table:style-name="ce153">
            <text:p>Text in first line.</text:p>
            <text:p>Text in second line.</text:p>
          </table:table-cell>
          <table:table-cell office:value-type="string" table:style-name="ce154">
            <text:p>Text in first line.</text:p>
            <text:p>Text in second line.</text:p>
          </table:table-cell>
          <table:table-cell office:value-type="string" table:style-name="ce152">
            <text:p>Text in first line.</text:p>
            <text:p>Text in second line.</text:p>
          </table:table-cell>
          <table:table-cell office:value-type="string" table:style-name="ce155">
            <text:p>Text in first line.</text:p>
            <text:p>Text in second line.</text:p>
          </table:table-cell>
          <table:table-cell office:value-type="string" table:style-name="ce156">
            <text:p>Text in first line.</text:p>
            <text:p>Text in second line.</text:p>
          </table:table-cell>
          <table:table-cell table:number-columns-repeated="2" table:style-name="ce1"/>
          <table:table-cell table:style-name="ce296"/>
          <table:table-cell table:number-columns-repeated="16375"/>
        </table:table-row>
        <table:table-row table:style-name="ro17">
          <table:table-cell office:value-type="string" table:style-name="ce356">
            <text:p>Vertical text</text:p>
          </table:table-cell>
          <table:table-cell office:value-type="string" table:style-name="ce171">
            <text:p>Text</text:p>
          </table:table-cell>
          <table:table-cell office:value-type="string" table:style-name="ce172">
            <text:p>Text</text:p>
          </table:table-cell>
          <table:table-cell office:value-type="string" table:style-name="ce173">
            <text:p>Text</text:p>
          </table:table-cell>
          <table:table-cell office:value-type="string" table:style-name="ce174">
            <text:p>Text</text:p>
          </table:table-cell>
          <table:table-cell office:value-type="string" table:style-name="ce175">
            <text:p>Text</text:p>
          </table:table-cell>
          <table:table-cell table:number-columns-repeated="16378" table:style-name="ce296"/>
        </table:table-row>
        <table:table-row table:style-name="ro18">
          <table:table-cell office:value-type="string" table:style-name="ce356">
            <text:p>Vertical</text:p>
            <text:p>multiline text</text:p>
          </table:table-cell>
          <table:table-cell office:value-type="string" table:style-name="ce171">
            <text:p>Text in first line.</text:p>
            <text:p>Text in second line.</text:p>
          </table:table-cell>
          <table:table-cell office:value-type="string" table:style-name="ce172">
            <text:p>Text in first line.</text:p>
            <text:p>Text in second line.</text:p>
          </table:table-cell>
          <table:table-cell office:value-type="string" table:style-name="ce173">
            <text:p>Text in first line.</text:p>
            <text:p>Text in second line.</text:p>
          </table:table-cell>
          <table:table-cell office:value-type="string" table:style-name="ce174">
            <text:p>Text in first line.</text:p>
            <text:p>Text in second line.</text:p>
          </table:table-cell>
          <table:table-cell office:value-type="string" table:style-name="ce175">
            <text:p>Text in first line.</text:p>
            <text:p>Text in second line.</text:p>
          </table:table-cell>
          <table:table-cell table:number-columns-repeated="2" table:style-name="ce1"/>
          <table:table-cell table:style-name="ce296"/>
          <table:table-cell table:number-columns-repeated="16375"/>
        </table:table-row>
        <table:table-row table:style-name="ro2">
          <table:table-cell table:number-columns-repeated="8" table:style-name="ce1"/>
          <table:table-cell table:style-name="ce296"/>
          <table:table-cell table:number-columns-repeated="16375"/>
        </table:table-row>
        <table:table-row table:style-name="ro4">
          <table:table-cell office:value-type="string" table:style-name="ce2">
            <text:p>3.5 - TEXT FLOW</text:p>
          </table:table-cell>
          <table:table-cell table:number-columns-repeated="8" table:style-name="ce2"/>
          <table:table-cell table:number-columns-repeated="16375"/>
        </table:table-row>
        <table:table-row table:style-name="ro2">
          <table:table-cell table:style-name="ce356"/>
          <table:table-cell office:value-type="string" table:style-name="ce356">
            <text:p>Line breaks</text:p>
          </table:table-cell>
          <table:table-cell table:style-name="ce356"/>
          <table:table-cell office:value-type="string" table:style-name="ce356">
            <text:p>Shrink to fit</text:p>
          </table:table-cell>
          <table:table-cell table:number-columns-repeated="5" table:style-name="ce356"/>
          <table:table-cell table:number-columns-repeated="16375"/>
        </table:table-row>
        <table:table-row table:style-name="ro2">
          <table:table-cell office:value-type="string" table:style-name="ce356">
            <text:p>Off</text:p>
          </table:table-cell>
          <table:table-cell office:value-type="string" table:style-name="ce1">
            <text:p>Very long text line.</text:p>
          </table:table-cell>
          <table:table-cell table:style-name="ce1"/>
          <table:table-cell office:value-type="string" table:style-name="ce1">
            <text:p>Very long text line.</text:p>
          </table:table-cell>
          <table:table-cell table:number-columns-repeated="4" table:style-name="ce1"/>
          <table:table-cell table:style-name="ce296"/>
          <table:table-cell table:number-columns-repeated="16375"/>
        </table:table-row>
        <table:table-row table:style-name="ro16">
          <table:table-cell office:value-type="string" table:style-name="ce356">
            <text:p>On</text:p>
          </table:table-cell>
          <table:table-cell office:value-type="string" table:style-name="ce152">
            <text:p>Very long text line.</text:p>
          </table:table-cell>
          <table:table-cell table:style-name="ce1"/>
          <table:table-cell office:value-type="string" table:style-name="ce176">
            <text:p>Very long text line.</text:p>
          </table:table-cell>
          <table:table-cell table:style-name="ce1"/>
          <table:table-cell table:number-columns-repeated="2" table:style-name="ce296"/>
          <table:table-cell table:style-name="ce1"/>
          <table:table-cell table:style-name="ce296"/>
          <table:table-cell table:number-columns-repeated="16375"/>
        </table:table-row>
        <table:table-row table:style-name="ro2">
          <table:table-cell table:style-name="ce356"/>
          <table:table-cell office:value-type="string" table:style-name="ce67">
            <text:p>Context</text:p>
          </table:table-cell>
          <table:table-cell table:style-name="ce11"/>
          <table:table-cell office:value-type="string" table:style-name="ce67">
            <text:p>Left-to-right</text:p>
          </table:table-cell>
          <table:table-cell table:style-name="ce11"/>
          <table:table-cell office:value-type="string" table:style-name="ce67">
            <text:p>Right-to-left</text:p>
          </table:table-cell>
          <table:table-cell table:number-columns-repeated="3" table:style-name="ce11"/>
          <table:table-cell table:number-columns-repeated="16375"/>
        </table:table-row>
        <table:table-row table:style-name="ro2">
          <table:table-cell office:value-type="string" table:style-name="ce356">
            <text:p>Leading latin</text:p>
          </table:table-cell>
          <table:table-cell office:value-type="string" table:style-name="ce138">
            <text:p>Hebrew עברית</text:p>
          </table:table-cell>
          <table:table-cell table:style-name="ce1"/>
          <table:table-cell office:value-type="string" table:style-name="ce290">
            <text:p>Hebrew עברית</text:p>
          </table:table-cell>
          <table:table-cell table:style-name="ce1"/>
          <table:table-cell office:value-type="string" table:style-name="ce291">
            <text:p>Hebrew עברית</text:p>
          </table:table-cell>
          <table:table-cell table:number-columns-repeated="2" table:style-name="ce1"/>
          <table:table-cell table:style-name="ce296"/>
          <table:table-cell table:number-columns-repeated="16375"/>
        </table:table-row>
        <table:table-row table:style-name="ro2">
          <table:table-cell office:value-type="string" table:style-name="ce356">
            <text:p>Leading cplx</text:p>
          </table:table-cell>
          <table:table-cell office:value-type="string" table:style-name="ce138">
            <text:p>עברית Hebrew</text:p>
          </table:table-cell>
          <table:table-cell table:style-name="ce1"/>
          <table:table-cell office:value-type="string" table:style-name="ce290">
            <text:p>עברית Hebrew</text:p>
          </table:table-cell>
          <table:table-cell table:style-name="ce1"/>
          <table:table-cell office:value-type="string" table:style-name="ce291">
            <text:p>עברית Hebrew</text:p>
          </table:table-cell>
          <table:table-cell table:number-columns-repeated="2" table:style-name="ce1"/>
          <table:table-cell table:style-name="ce296"/>
          <table:table-cell table:number-columns-repeated="16375"/>
        </table:table-row>
        <table:table-row table:style-name="ro2">
          <table:table-cell table:number-columns-repeated="8" table:style-name="ce1"/>
          <table:table-cell table:style-name="ce296"/>
          <table:table-cell table:number-columns-repeated="16375"/>
        </table:table-row>
        <table:table-row table:style-name="ro4">
          <table:table-cell office:value-type="string" table:style-name="ce2">
            <text:p>3.6 - MERGED CELLS</text:p>
          </table:table-cell>
          <table:table-cell table:number-columns-repeated="8" table:style-name="ce2"/>
          <table:table-cell table:number-columns-repeated="16375"/>
        </table:table-row>
        <table:table-row table:style-name="ro2">
          <table:table-cell table:style-name="ce356"/>
          <table:table-cell office:value-type="string" table:style-name="ce356">
            <text:p>Vertically (1x2)</text:p>
          </table:table-cell>
          <table:table-cell table:style-name="ce356"/>
          <table:table-cell office:value-type="string" table:style-name="ce356">
            <text:p>Horizontally( 2x1)</text:p>
          </table:table-cell>
          <table:table-cell table:number-columns-repeated="2" table:style-name="ce356"/>
          <table:table-cell office:value-type="string" table:style-name="ce356">
            <text:p>Vertically &amp; horizontally (2x2)</text:p>
          </table:table-cell>
          <table:table-cell table:number-columns-repeated="2" table:style-name="ce356"/>
          <table:table-cell table:number-columns-repeated="16375"/>
        </table:table-row>
        <table:table-row table:style-name="ro2">
          <table:table-cell office:value-type="string" table:style-name="ce356">
            <text:p>No borders</text:p>
          </table:table-cell>
          <table:table-cell table:number-columns-spanned="1" table:number-rows-spanned="2" table:style-name="ce424"/>
          <table:table-cell table:style-name="ce356"/>
          <table:table-cell table:number-columns-spanned="2" table:number-rows-spanned="1" table:style-name="ce424"/>
          <table:covered-table-cell/>
          <table:table-cell table:style-name="ce356"/>
          <table:table-cell table:number-columns-spanned="2" table:number-rows-spanned="2" table:style-name="ce424"/>
          <table:covered-table-cell/>
          <table:table-cell table:style-name="ce356"/>
          <table:table-cell table:number-columns-repeated="16375"/>
        </table:table-row>
        <table:table-row table:style-name="ro2">
          <table:table-cell table:style-name="ce356"/>
          <table:covered-table-cell/>
          <table:table-cell table:number-columns-repeated="4" table:style-name="ce356"/>
          <table:covered-table-cell/>
          <table:covered-table-cell/>
          <table:table-cell table:style-name="ce356"/>
          <table:table-cell table:number-columns-repeated="16375"/>
        </table:table-row>
        <table:table-row table:style-name="ro4">
          <table:table-cell table:number-columns-repeated="9" table:style-name="ce356"/>
          <table:table-cell table:number-columns-repeated="16375"/>
        </table:table-row>
        <table:table-row table:style-name="ro4">
          <table:table-cell office:value-type="string" table:style-name="ce356">
            <text:p>With borders</text:p>
          </table:table-cell>
          <table:table-cell table:number-columns-spanned="1" table:number-rows-spanned="2" table:style-name="ce433"/>
          <table:table-cell table:style-name="ce356"/>
          <table:table-cell table:number-columns-spanned="2" table:number-rows-spanned="1" table:style-name="ce433"/>
          <table:covered-table-cell/>
          <table:table-cell table:style-name="ce356"/>
          <table:table-cell table:number-columns-spanned="2" table:number-rows-spanned="2" table:style-name="ce433"/>
          <table:covered-table-cell/>
          <table:table-cell table:style-name="ce356"/>
          <table:table-cell table:number-columns-repeated="16375"/>
        </table:table-row>
        <table:table-row table:style-name="ro4">
          <table:table-cell table:style-name="ce356"/>
          <table:covered-table-cell/>
          <table:table-cell table:number-columns-repeated="4" table:style-name="ce356"/>
          <table:covered-table-cell/>
          <table:covered-table-cell/>
          <table:table-cell table:style-name="ce356"/>
          <table:table-cell table:number-columns-repeated="16375"/>
        </table:table-row>
        <table:table-row table:style-name="ro2">
          <table:table-cell table:number-columns-repeated="9" table:style-name="ce356"/>
          <table:table-cell table:number-columns-repeated="16375"/>
        </table:table-row>
        <table:table-row table:number-rows-repeated="1048525" table:style-name="ro2">
          <table:table-cell table:number-columns-repeated="16384"/>
        </table:table-row>
      </table:table>
      <table:table table:name="Protection" table:style-name="ta2">
        <table:table-column table:style-name="co5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CELL FORMAT TEST DOCUMENT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4 - PROTECTION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4.1 - CELL PROTECTION</text:p>
          </table:table-cell>
          <table:table-cell table:number-columns-repeated="3" table:style-name="ce2"/>
          <table:table-cell table:number-columns-repeated="16380"/>
        </table:table-row>
        <table:table-row table:style-name="ro2">
          <table:table-cell office:value-type="string" table:style-name="ce356">
            <text:p>None</text:p>
          </table:table-cell>
          <table:table-cell office:value-type="string" table:style-name="ce356">
            <text:p>Locked</text:p>
          </table:table-cell>
          <table:table-cell office:value-type="string" table:style-name="ce356">
            <text:p>Hidden</text:p>
          </table:table-cell>
          <table:table-cell office:value-type="string" table:style-name="ce356">
            <text:p>Locked/hidden</text:p>
          </table:table-cell>
          <table:table-cell table:number-columns-repeated="16380"/>
        </table:table-row>
        <table:table-row table:style-name="ro2">
          <table:table-cell office:value-type="float" office:value="1" table:formula="of:=1" table:style-name="ce177">
            <text:p>1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1" table:formula="of:=1" table:style-name="ce178">
            <text:p>1</text:p>
          </table:table-cell>
          <table:table-cell office:value-type="float" office:value="1" table:formula="of:=1" table:style-name="ce179">
            <text:p>1</text:p>
          </table:table-cell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Border" table:style-name="ta1"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3">
            <text:p>CELL FORMAT TEST DOCUMENT</text:p>
          </table:table-cell>
          <table:table-cell table:number-columns-repeated="12" table:style-name="ce3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5 - BORDER</text:p>
          </table:table-cell>
          <table:table-cell table:number-columns-repeated="12" table:style-name="ce4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5.1 - BORDER LINES</text:p>
          </table:table-cell>
          <table:table-cell table:number-columns-repeated="12" table:style-name="ce2"/>
          <table:table-cell table:number-columns-repeated="16371"/>
        </table:table-row>
        <table:table-row table:style-name="ro4">
          <table:table-cell table:style-name="ce356"/>
          <table:table-cell office:value-type="string" table:style-name="ce356">
            <text:p>L</text:p>
          </table:table-cell>
          <table:table-cell table:style-name="ce358"/>
          <table:table-cell office:value-type="string" table:style-name="ce356">
            <text:p>R</text:p>
          </table:table-cell>
          <table:table-cell table:style-name="ce358"/>
          <table:table-cell office:value-type="string" table:style-name="ce356">
            <text:p>T</text:p>
          </table:table-cell>
          <table:table-cell table:style-name="ce358"/>
          <table:table-cell office:value-type="string" table:style-name="ce356">
            <text:p>B</text:p>
          </table:table-cell>
          <table:table-cell table:style-name="ce358"/>
          <table:table-cell office:value-type="string" table:style-name="ce356">
            <text:p>/</text:p>
          </table:table-cell>
          <table:table-cell table:style-name="ce358"/>
          <table:table-cell office:value-type="string" table:style-name="ce356">
            <text:p>\</text:p>
          </table:table-cell>
          <table:table-cell table:style-name="ce358"/>
          <table:table-cell table:number-columns-repeated="16371"/>
        </table:table-row>
        <table:table-row table:style-name="ro12">
          <table:table-cell table:style-name="ce1"/>
          <table:table-cell table:style-name="ce130"/>
          <table:table-cell table:style-name="ce1"/>
          <table:table-cell table:style-name="ce131"/>
          <table:table-cell table:style-name="ce1"/>
          <table:table-cell table:style-name="ce132"/>
          <table:table-cell table:style-name="ce1"/>
          <table:table-cell table:style-name="ce133"/>
          <table:table-cell table:style-name="ce1"/>
          <table:table-cell table:style-name="ce125"/>
          <table:table-cell table:style-name="ce1"/>
          <table:table-cell table:style-name="ce126"/>
          <table:table-cell table:number-columns-repeated="16372" table:style-name="ce1"/>
        </table:table-row>
        <table:table-row table:style-name="ro19">
          <table:table-cell table:style-name="ce356"/>
          <table:table-cell office:value-type="string" table:style-name="ce356">
            <text:p>LR</text:p>
          </table:table-cell>
          <table:table-cell table:style-name="ce358"/>
          <table:table-cell office:value-type="string" table:style-name="ce356">
            <text:p>TB</text:p>
          </table:table-cell>
          <table:table-cell table:style-name="ce358"/>
          <table:table-cell office:value-type="string" table:style-name="ce356">
            <text:p>Box</text:p>
          </table:table-cell>
          <table:table-cell table:style-name="ce358"/>
          <table:table-cell office:value-type="string" table:style-name="ce356">
            <text:p>X</text:p>
          </table:table-cell>
          <table:table-cell table:style-name="ce358"/>
          <table:table-cell office:value-type="string" table:style-name="ce356">
            <text:p>N</text:p>
          </table:table-cell>
          <table:table-cell table:style-name="ce358"/>
          <table:table-cell office:value-type="string" table:style-name="ce356">
            <text:p>Z</text:p>
          </table:table-cell>
          <table:table-cell table:style-name="ce358"/>
          <table:table-cell table:number-columns-repeated="16371"/>
        </table:table-row>
        <table:table-row table:style-name="ro12">
          <table:table-cell table:style-name="ce1"/>
          <table:table-cell table:style-name="ce134"/>
          <table:table-cell table:style-name="ce1"/>
          <table:table-cell table:style-name="ce135"/>
          <table:table-cell table:style-name="ce1"/>
          <table:table-cell table:style-name="ce119"/>
          <table:table-cell table:style-name="ce1"/>
          <table:table-cell table:style-name="ce127"/>
          <table:table-cell table:style-name="ce1"/>
          <table:table-cell table:style-name="ce136"/>
          <table:table-cell table:style-name="ce1"/>
          <table:table-cell table:style-name="ce137"/>
          <table:table-cell table:number-columns-repeated="16372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2">
            <text:p>5.2 - BORDER STYLE</text:p>
          </table:table-cell>
          <table:table-cell table:number-columns-repeated="12" table:style-name="ce2"/>
          <table:table-cell table:number-columns-repeated="16371"/>
        </table:table-row>
        <table:table-row table:style-name="ro2">
          <table:table-cell table:style-name="ce356"/>
          <table:table-cell office:value-type="string" table:style-name="ce356">
            <text:p>Hair</text:p>
          </table:table-cell>
          <table:table-cell table:style-name="ce358"/>
          <table:table-cell office:value-type="string" table:style-name="ce356">
            <text:p>Thin .</text:p>
          </table:table-cell>
          <table:table-cell table:style-name="ce358"/>
          <table:table-cell office:value-type="string" table:style-name="ce356">
            <text:p>Thin -..</text:p>
          </table:table-cell>
          <table:table-cell table:style-name="ce358"/>
          <table:table-cell office:value-type="string" table:style-name="ce356">
            <text:p>Thin -.</text:p>
          </table:table-cell>
          <table:table-cell table:style-name="ce358"/>
          <table:table-cell office:value-type="string" table:style-name="ce356">
            <text:p>Thin -</text:p>
          </table:table-cell>
          <table:table-cell table:style-name="ce358"/>
          <table:table-cell office:value-type="string" table:style-name="ce356">
            <text:p>Thin</text:p>
          </table:table-cell>
          <table:table-cell table:style-name="ce358"/>
          <table:table-cell table:number-columns-repeated="16371"/>
        </table:table-row>
        <table:table-row table:style-name="ro12">
          <table:table-cell table:style-name="ce1"/>
          <table:table-cell table:style-name="ce107"/>
          <table:table-cell table:style-name="ce1"/>
          <table:table-cell table:style-name="ce108"/>
          <table:table-cell table:style-name="ce1"/>
          <table:table-cell table:style-name="ce109"/>
          <table:table-cell table:style-name="ce1"/>
          <table:table-cell table:style-name="ce110"/>
          <table:table-cell table:style-name="ce1"/>
          <table:table-cell table:style-name="ce111"/>
          <table:table-cell table:style-name="ce1"/>
          <table:table-cell table:style-name="ce112"/>
          <table:table-cell table:number-columns-repeated="16372" table:style-name="ce1"/>
        </table:table-row>
        <table:table-row table:style-name="ro4">
          <table:table-cell table:style-name="ce356"/>
          <table:table-cell office:value-type="string" table:style-name="ce356">
            <text:p>Med -..</text:p>
          </table:table-cell>
          <table:table-cell table:style-name="ce356"/>
          <table:table-cell office:value-type="string" table:style-name="ce356">
            <text:p>Slant -.</text:p>
          </table:table-cell>
          <table:table-cell table:style-name="ce356"/>
          <table:table-cell office:value-type="string" table:style-name="ce356">
            <text:p>Med -.</text:p>
          </table:table-cell>
          <table:table-cell table:style-name="ce356"/>
          <table:table-cell office:value-type="string" table:style-name="ce356">
            <text:p>Med -</text:p>
          </table:table-cell>
          <table:table-cell table:style-name="ce356"/>
          <table:table-cell office:value-type="string" table:style-name="ce356">
            <text:p>Med</text:p>
          </table:table-cell>
          <table:table-cell table:style-name="ce356"/>
          <table:table-cell office:value-type="string" table:style-name="ce356">
            <text:p>Thick</text:p>
          </table:table-cell>
          <table:table-cell table:style-name="ce356"/>
          <table:table-cell table:number-columns-repeated="16371"/>
        </table:table-row>
        <table:table-row table:style-name="ro12">
          <table:table-cell table:style-name="ce1"/>
          <table:table-cell table:style-name="ce114"/>
          <table:table-cell table:style-name="ce1"/>
          <table:table-cell table:style-name="ce115"/>
          <table:table-cell table:style-name="ce1"/>
          <table:table-cell table:style-name="ce116"/>
          <table:table-cell table:style-name="ce1"/>
          <table:table-cell table:style-name="ce117"/>
          <table:table-cell table:style-name="ce1"/>
          <table:table-cell table:style-name="ce118"/>
          <table:table-cell table:style-name="ce1"/>
          <table:table-cell table:style-name="ce119"/>
          <table:table-cell table:number-columns-repeated="16372" table:style-name="ce1"/>
        </table:table-row>
        <table:table-row table:style-name="ro4">
          <table:table-cell table:style-name="ce356"/>
          <table:table-cell office:value-type="string" table:style-name="ce356">
            <text:p>=</text:p>
          </table:table-cell>
          <table:table-cell table:number-columns-repeated="11" table:style-name="ce356"/>
          <table:table-cell table:number-columns-repeated="16371"/>
        </table:table-row>
        <table:table-row table:style-name="ro12">
          <table:table-cell table:style-name="ce1"/>
          <table:table-cell table:style-name="ce120"/>
          <table:table-cell table:style-name="ce1"/>
          <table:table-cell table:style-name="ce113"/>
          <table:table-cell table:style-name="ce1"/>
          <table:table-cell table:style-name="ce113"/>
          <table:table-cell table:style-name="ce1"/>
          <table:table-cell table:number-columns-repeated="3" table:style-name="ce113"/>
          <table:table-cell table:number-columns-repeated="16374" table:style-name="ce1"/>
        </table:table-row>
        <table:table-row table:style-name="ro4">
          <table:table-cell table:style-name="ce1"/>
          <table:table-cell table:style-name="ce113"/>
          <table:table-cell table:style-name="ce1"/>
          <table:table-cell table:style-name="ce113"/>
          <table:table-cell table:style-name="ce1"/>
          <table:table-cell table:style-name="ce113"/>
          <table:table-cell table:style-name="ce1"/>
          <table:table-cell table:number-columns-repeated="3" table:style-name="ce113"/>
          <table:table-cell table:number-columns-repeated="16374" table:style-name="ce1"/>
        </table:table-row>
        <table:table-row table:style-name="ro4">
          <table:table-cell office:value-type="string" table:style-name="ce2">
            <text:p>5.3 - BORDER COLOR</text:p>
          </table:table-cell>
          <table:table-cell table:style-name="ce359"/>
          <table:table-cell table:style-name="ce2"/>
          <table:table-cell table:style-name="ce359"/>
          <table:table-cell table:style-name="ce2"/>
          <table:table-cell table:style-name="ce359"/>
          <table:table-cell table:style-name="ce2"/>
          <table:table-cell table:style-name="ce359"/>
          <table:table-cell table:style-name="ce2"/>
          <table:table-cell table:style-name="ce359"/>
          <table:table-cell table:style-name="ce2"/>
          <table:table-cell table:style-name="ce359"/>
          <table:table-cell table:style-name="ce2"/>
          <table:table-cell table:number-columns-repeated="16371"/>
        </table:table-row>
        <table:table-row table:style-name="ro4">
          <table:table-cell table:style-name="ce356"/>
          <table:table-cell office:value-type="string" table:style-name="ce356">
            <text:p>Red</text:p>
          </table:table-cell>
          <table:table-cell table:style-name="ce356"/>
          <table:table-cell office:value-type="string" table:style-name="ce356">
            <text:p>Green</text:p>
          </table:table-cell>
          <table:table-cell table:style-name="ce356"/>
          <table:table-cell office:value-type="string" table:style-name="ce356">
            <text:p>Blue</text:p>
          </table:table-cell>
          <table:table-cell table:style-name="ce356"/>
          <table:table-cell office:value-type="string" table:style-name="ce356">
            <text:p>Multi</text:p>
          </table:table-cell>
          <table:table-cell table:style-name="ce356"/>
          <table:table-cell office:value-type="string" table:style-name="ce356">
            <text:p>Red =</text:p>
          </table:table-cell>
          <table:table-cell table:style-name="ce356"/>
          <table:table-cell office:value-type="string" table:style-name="ce356">
            <text:p>Multi</text:p>
          </table:table-cell>
          <table:table-cell table:style-name="ce356"/>
          <table:table-cell table:number-columns-repeated="16371"/>
        </table:table-row>
        <table:table-row table:style-name="ro12">
          <table:table-cell table:style-name="ce1"/>
          <table:table-cell table:style-name="ce121"/>
          <table:table-cell table:style-name="ce1"/>
          <table:table-cell table:style-name="ce122"/>
          <table:table-cell table:style-name="ce1"/>
          <table:table-cell table:style-name="ce123"/>
          <table:table-cell table:style-name="ce1"/>
          <table:table-cell table:style-name="ce124"/>
          <table:table-cell table:style-name="ce1"/>
          <table:table-cell table:style-name="ce128"/>
          <table:table-cell table:style-name="ce1"/>
          <table:table-cell table:style-name="ce129"/>
          <table:table-cell table:number-columns-repeated="16372" table:style-name="ce1"/>
        </table:table-row>
        <table:table-row table:style-name="ro4">
          <table:table-cell table:number-columns-repeated="16384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Fill" table:style-name="ta1">
        <table:table-column table:style-name="co8" table:number-columns-repeated="18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3">
            <text:p>CELL FORMAT TEST DOCUMENT</text:p>
          </table:table-cell>
          <table:table-cell table:number-columns-repeated="17" table:style-name="ce3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6 - FILL</text:p>
          </table:table-cell>
          <table:table-cell table:number-columns-repeated="17" table:style-name="ce4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6.1 - PATTERN FILL (background = black, pattern = red)</text:p>
          </table:table-cell>
          <table:table-cell table:number-columns-repeated="17" table:style-name="ce2"/>
          <table:table-cell table:number-columns-repeated="16366"/>
        </table:table-row>
        <table:table-row table:style-name="ro4">
          <table:table-cell office:value-type="string" table:style-name="ce356">
            <text:p>Solid</text:p>
          </table:table-cell>
          <table:table-cell office:value-type="string" table:style-name="ce358">
            <text:p>75%</text:p>
          </table:table-cell>
          <table:table-cell office:value-type="string" table:style-name="ce360">
            <text:p>50%</text:p>
          </table:table-cell>
          <table:table-cell office:value-type="string" table:style-name="ce358">
            <text:p>25%</text:p>
          </table:table-cell>
          <table:table-cell office:value-type="string" table:style-name="ce358">
            <text:p>12%</text:p>
          </table:table-cell>
          <table:table-cell office:value-type="string" table:style-name="ce358">
            <text:p>6%</text:p>
          </table:table-cell>
          <table:table-cell office:value-type="string" table:style-name="ce356">
            <text:p>Hor</text:p>
          </table:table-cell>
          <table:table-cell office:value-type="string" table:style-name="ce356">
            <text:p>Ver</text:p>
          </table:table-cell>
          <table:table-cell office:value-type="string" table:style-name="ce356">
            <text:p>Tl-Br</text:p>
          </table:table-cell>
          <table:table-cell office:value-type="string" table:style-name="ce356">
            <text:p>Bl-Tr</text:p>
          </table:table-cell>
          <table:table-cell table:style-name="ce358"/>
          <table:table-cell table:style-name="ce360"/>
          <table:table-cell office:value-type="string" table:style-name="ce356">
            <text:p>Hor</text:p>
          </table:table-cell>
          <table:table-cell office:value-type="string" table:style-name="ce356">
            <text:p>Ver</text:p>
          </table:table-cell>
          <table:table-cell office:value-type="string" table:style-name="ce356">
            <text:p>Tl-Br</text:p>
          </table:table-cell>
          <table:table-cell office:value-type="string" table:style-name="ce356">
            <text:p>Bl-Tr</text:p>
          </table:table-cell>
          <table:table-cell table:number-columns-repeated="2" table:style-name="ce356"/>
          <table:table-cell table:number-columns-repeated="16366"/>
        </table:table-row>
        <table:table-row table:style-name="ro12">
          <table:table-cell table:style-name="ce204"/>
          <table:table-cell table:style-name="ce205"/>
          <table:table-cell table:style-name="ce206"/>
          <table:table-cell table:style-name="ce207"/>
          <table:table-cell table:style-name="ce208"/>
          <table:table-cell table:style-name="ce209"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number-columns-repeated="16366"/>
        </table:table-row>
        <table:table-row table:style-name="ro4">
          <table:table-cell office:value-type="string" table:style-name="ce356">
            <text:p>PCol</text:p>
          </table:table-cell>
          <table:table-cell office:value-type="string" table:style-name="ce356">
            <text:p>Blk</text:p>
          </table:table-cell>
          <table:table-cell office:value-type="string" table:style-name="ce358">
            <text:p>75%</text:p>
          </table:table-cell>
          <table:table-cell office:value-type="string" table:style-name="ce358">
            <text:p>50%</text:p>
          </table:table-cell>
          <table:table-cell office:value-type="string" table:style-name="ce358">
            <text:p>25%</text:p>
          </table:table-cell>
          <table:table-cell office:value-type="string" table:style-name="ce356">
            <text:p>Red</text:p>
          </table:table-cell>
          <table:table-cell office:value-type="string" table:style-name="ce358">
            <text:p>75%</text:p>
          </table:table-cell>
          <table:table-cell office:value-type="string" table:style-name="ce358">
            <text:p>50%</text:p>
          </table:table-cell>
          <table:table-cell office:value-type="string" table:style-name="ce358">
            <text:p>25%</text:p>
          </table:table-cell>
          <table:table-cell office:value-type="string" table:style-name="ce356">
            <text:p>Wht</text:p>
          </table:table-cell>
          <table:table-cell office:value-type="string" table:style-name="ce358">
            <text:p>75%</text:p>
          </table:table-cell>
          <table:table-cell office:value-type="string" table:style-name="ce358">
            <text:p>50%</text:p>
          </table:table-cell>
          <table:table-cell office:value-type="string" table:style-name="ce358">
            <text:p>25%</text:p>
          </table:table-cell>
          <table:table-cell office:value-type="string" table:style-name="ce356">
            <text:p>Aut</text:p>
          </table:table-cell>
          <table:table-cell office:value-type="string" table:style-name="ce358">
            <text:p>75%</text:p>
          </table:table-cell>
          <table:table-cell office:value-type="string" table:style-name="ce358">
            <text:p>50%</text:p>
          </table:table-cell>
          <table:table-cell office:value-type="string" table:style-name="ce358">
            <text:p>25%</text:p>
          </table:table-cell>
          <table:table-cell table:style-name="ce356"/>
          <table:table-cell table:number-columns-repeated="16366"/>
        </table:table-row>
        <table:table-row table:style-name="ro20">
          <table:table-cell office:value-type="string" table:style-name="ce356">
            <text:p>Blk</text:p>
          </table:table-cell>
          <table:table-cell table:style-name="ce222"/>
          <table:table-cell table:style-name="ce223"/>
          <table:table-cell table:style-name="ce224"/>
          <table:table-cell table:style-name="ce225"/>
          <table:table-cell table:style-name="ce234"/>
          <table:table-cell table:style-name="ce235"/>
          <table:table-cell table:style-name="ce236"/>
          <table:table-cell table:style-name="ce237"/>
          <table:table-cell table:style-name="ce246"/>
          <table:table-cell table:style-name="ce247"/>
          <table:table-cell table:style-name="ce248"/>
          <table:table-cell table:style-name="ce249"/>
          <table:table-cell table:style-name="ce258"/>
          <table:table-cell table:style-name="ce259"/>
          <table:table-cell table:style-name="ce260"/>
          <table:table-cell table:style-name="ce261"/>
          <table:table-cell table:number-columns-repeated="16367" table:style-name="ce1"/>
        </table:table-row>
        <table:table-row table:style-name="ro20">
          <table:table-cell office:value-type="string" table:style-name="ce356">
            <text:p>Red</text:p>
          </table:table-cell>
          <table:table-cell table:style-name="ce226"/>
          <table:table-cell table:style-name="ce188"/>
          <table:table-cell table:style-name="ce189"/>
          <table:table-cell table:style-name="ce227"/>
          <table:table-cell table:style-name="ce238"/>
          <table:table-cell table:style-name="ce192"/>
          <table:table-cell table:style-name="ce193"/>
          <table:table-cell table:style-name="ce239"/>
          <table:table-cell table:style-name="ce250"/>
          <table:table-cell table:style-name="ce196"/>
          <table:table-cell table:style-name="ce197"/>
          <table:table-cell table:style-name="ce251"/>
          <table:table-cell table:style-name="ce262"/>
          <table:table-cell table:style-name="ce200"/>
          <table:table-cell table:style-name="ce201"/>
          <table:table-cell table:style-name="ce263"/>
          <table:table-cell table:number-columns-repeated="16367" table:style-name="ce1"/>
        </table:table-row>
        <table:table-row table:style-name="ro20">
          <table:table-cell office:value-type="string" table:style-name="ce356">
            <text:p>Wht</text:p>
          </table:table-cell>
          <table:table-cell table:style-name="ce228"/>
          <table:table-cell table:style-name="ce190"/>
          <table:table-cell table:style-name="ce191"/>
          <table:table-cell table:style-name="ce229"/>
          <table:table-cell table:style-name="ce240"/>
          <table:table-cell table:style-name="ce194"/>
          <table:table-cell table:style-name="ce195"/>
          <table:table-cell table:style-name="ce241"/>
          <table:table-cell table:style-name="ce252"/>
          <table:table-cell table:style-name="ce198"/>
          <table:table-cell table:style-name="ce199"/>
          <table:table-cell table:style-name="ce253"/>
          <table:table-cell table:style-name="ce264"/>
          <table:table-cell table:style-name="ce202"/>
          <table:table-cell table:style-name="ce203"/>
          <table:table-cell table:style-name="ce265"/>
          <table:table-cell table:number-columns-repeated="16367" table:style-name="ce1"/>
        </table:table-row>
        <table:table-row table:style-name="ro20">
          <table:table-cell office:value-type="string" table:style-name="ce356">
            <text:p>Aut</text:p>
          </table:table-cell>
          <table:table-cell table:style-name="ce230"/>
          <table:table-cell table:style-name="ce231"/>
          <table:table-cell table:style-name="ce232"/>
          <table:table-cell table:style-name="ce233"/>
          <table:table-cell table:style-name="ce242"/>
          <table:table-cell table:style-name="ce243"/>
          <table:table-cell table:style-name="ce244"/>
          <table:table-cell table:style-name="ce245"/>
          <table:table-cell table:style-name="ce254"/>
          <table:table-cell table:style-name="ce255"/>
          <table:table-cell table:style-name="ce256"/>
          <table:table-cell table:style-name="ce257"/>
          <table:table-cell table:style-name="ce266"/>
          <table:table-cell table:style-name="ce267"/>
          <table:table-cell table:style-name="ce268"/>
          <table:table-cell table:style-name="ce269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6.2 - GRADIENT FILL (color1 = black, color2 = red)</text:p>
          </table:table-cell>
          <table:table-cell table:number-columns-repeated="17" table:style-name="ce2"/>
          <table:table-cell table:number-columns-repeated="16366"/>
        </table:table-row>
        <table:table-row table:style-name="ro4">
          <table:table-cell office:value-type="string" table:style-name="ce356">
            <text:p>T-B</text:p>
          </table:table-cell>
          <table:table-cell office:value-type="string" table:style-name="ce356">
            <text:p>B-T</text:p>
          </table:table-cell>
          <table:table-cell office:value-type="string" table:style-name="ce356">
            <text:p>T-C</text:p>
          </table:table-cell>
          <table:table-cell office:value-type="string" table:style-name="ce356">
            <text:p>L-R</text:p>
          </table:table-cell>
          <table:table-cell office:value-type="string" table:style-name="ce356">
            <text:p>R-L</text:p>
          </table:table-cell>
          <table:table-cell office:value-type="string" table:style-name="ce356">
            <text:p>L-C</text:p>
          </table:table-cell>
          <table:table-cell office:value-type="string" table:style-name="ce356">
            <text:p>Tl-Br</text:p>
          </table:table-cell>
          <table:table-cell office:value-type="string" table:style-name="ce356">
            <text:p>Bl-Tr</text:p>
          </table:table-cell>
          <table:table-cell office:value-type="string" table:style-name="ce356">
            <text:p>Tl-C</text:p>
          </table:table-cell>
          <table:table-cell office:value-type="string" table:style-name="ce356">
            <text:p>Tr-Bl</text:p>
          </table:table-cell>
          <table:table-cell office:value-type="string" table:style-name="ce356">
            <text:p>Bl-Tr</text:p>
          </table:table-cell>
          <table:table-cell office:value-type="string" table:style-name="ce356">
            <text:p>Tr-C</text:p>
          </table:table-cell>
          <table:table-cell office:value-type="string" table:style-name="ce356">
            <text:p>Br</text:p>
          </table:table-cell>
          <table:table-cell office:value-type="string" table:style-name="ce356">
            <text:p>Bl</text:p>
          </table:table-cell>
          <table:table-cell office:value-type="string" table:style-name="ce356">
            <text:p>Tr</text:p>
          </table:table-cell>
          <table:table-cell office:value-type="string" table:style-name="ce356">
            <text:p>Tl</text:p>
          </table:table-cell>
          <table:table-cell office:value-type="string" table:style-name="ce356">
            <text:p>C</text:p>
          </table:table-cell>
          <table:table-cell table:style-name="ce356"/>
          <table:table-cell table:number-columns-repeated="16366"/>
        </table:table-row>
        <table:table-row table:style-name="ro12">
          <table:table-cell table:style-name="ce270"/>
          <table:table-cell table:style-name="ce271"/>
          <table:table-cell table:style-name="ce272"/>
          <table:table-cell table:style-name="ce273"/>
          <table:table-cell table:style-name="ce274"/>
          <table:table-cell table:style-name="ce275"/>
          <table:table-cell table:style-name="ce276"/>
          <table:table-cell table:style-name="ce277"/>
          <table:table-cell table:style-name="ce278"/>
          <table:table-cell table:style-name="ce279"/>
          <table:table-cell table:style-name="ce280"/>
          <table:table-cell table:style-name="ce281"/>
          <table:table-cell table:style-name="ce282"/>
          <table:table-cell table:style-name="ce283"/>
          <table:table-cell table:style-name="ce284"/>
          <table:table-cell table:style-name="ce285"/>
          <table:table-cell table:style-name="ce286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2">
            <text:p>6.3 - THEME COLORS, CUSTOM COLORS</text:p>
          </table:table-cell>
          <table:table-cell table:number-columns-repeated="17" table:style-name="ce2"/>
          <table:table-cell table:number-columns-repeated="16366"/>
        </table:table-row>
        <table:table-row table:style-name="ro2">
          <table:table-cell office:value-type="string" table:style-name="ce356">
            <text:p>Theme colors</text:p>
          </table:table-cell>
          <table:table-cell table:number-columns-repeated="17" table:style-name="ce356"/>
          <table:table-cell table:number-columns-repeated="16366"/>
        </table:table-row>
        <table:table-row table:style-name="ro20">
          <table:table-cell table:style-name="ce27"/>
          <table:table-cell table:style-name="ce22"/>
          <table:table-cell table:style-name="ce28"/>
          <table:table-cell table:style-name="ce8"/>
          <table:table-cell table:style-name="ce7"/>
          <table:table-cell table:style-name="ce6"/>
          <table:table-cell table:style-name="ce43"/>
          <table:table-cell table:style-name="ce49"/>
          <table:table-cell table:style-name="ce55"/>
          <table:table-cell table:style-name="ce61"/>
          <table:table-cell table:number-columns-repeated="16374" table:style-name="ce1"/>
        </table:table-row>
        <table:table-row table:style-name="ro20">
          <table:table-cell table:style-name="ce17"/>
          <table:table-cell table:style-name="ce23"/>
          <table:table-cell table:style-name="ce12"/>
          <table:table-cell table:style-name="ce29"/>
          <table:table-cell table:style-name="ce33"/>
          <table:table-cell table:style-name="ce38"/>
          <table:table-cell table:style-name="ce44"/>
          <table:table-cell table:style-name="ce50"/>
          <table:table-cell table:style-name="ce56"/>
          <table:table-cell table:style-name="ce62"/>
          <table:table-cell table:number-columns-repeated="16374" table:style-name="ce1"/>
        </table:table-row>
        <table:table-row table:style-name="ro20">
          <table:table-cell table:style-name="ce18"/>
          <table:table-cell table:style-name="ce24"/>
          <table:table-cell table:style-name="ce13"/>
          <table:table-cell table:style-name="ce30"/>
          <table:table-cell table:style-name="ce34"/>
          <table:table-cell table:style-name="ce39"/>
          <table:table-cell table:style-name="ce45"/>
          <table:table-cell table:style-name="ce51"/>
          <table:table-cell table:style-name="ce57"/>
          <table:table-cell table:style-name="ce63"/>
          <table:table-cell table:number-columns-repeated="16374" table:style-name="ce1"/>
        </table:table-row>
        <table:table-row table:style-name="ro20">
          <table:table-cell table:style-name="ce19"/>
          <table:table-cell table:style-name="ce25"/>
          <table:table-cell table:style-name="ce14"/>
          <table:table-cell table:style-name="ce5"/>
          <table:table-cell table:style-name="ce35"/>
          <table:table-cell table:style-name="ce40"/>
          <table:table-cell table:style-name="ce46"/>
          <table:table-cell table:style-name="ce52"/>
          <table:table-cell table:style-name="ce58"/>
          <table:table-cell table:style-name="ce64"/>
          <table:table-cell table:number-columns-repeated="16374" table:style-name="ce1"/>
        </table:table-row>
        <table:table-row table:style-name="ro20">
          <table:table-cell table:style-name="ce20"/>
          <table:table-cell table:style-name="ce26"/>
          <table:table-cell table:style-name="ce15"/>
          <table:table-cell table:style-name="ce31"/>
          <table:table-cell table:style-name="ce36"/>
          <table:table-cell table:style-name="ce41"/>
          <table:table-cell table:style-name="ce47"/>
          <table:table-cell table:style-name="ce53"/>
          <table:table-cell table:style-name="ce59"/>
          <table:table-cell table:style-name="ce65"/>
          <table:table-cell table:number-columns-repeated="16374" table:style-name="ce1"/>
        </table:table-row>
        <table:table-row table:style-name="ro20">
          <table:table-cell table:style-name="ce21"/>
          <table:table-cell table:style-name="ce9"/>
          <table:table-cell table:style-name="ce16"/>
          <table:table-cell table:style-name="ce32"/>
          <table:table-cell table:style-name="ce37"/>
          <table:table-cell table:style-name="ce42"/>
          <table:table-cell table:style-name="ce48"/>
          <table:table-cell table:style-name="ce54"/>
          <table:table-cell table:style-name="ce60"/>
          <table:table-cell table:style-name="ce66"/>
          <table:table-cell table:number-columns-repeated="16374" table:style-name="ce1"/>
        </table:table-row>
        <table:table-row table:style-name="ro2">
          <table:table-cell office:value-type="string" table:style-name="ce356">
            <text:p>Base colors</text:p>
          </table:table-cell>
          <table:table-cell table:number-columns-repeated="17" table:style-name="ce356"/>
          <table:table-cell table:number-columns-repeated="16366"/>
        </table:table-row>
        <table:table-row table:style-name="ro20"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4" table:style-name="ce1"/>
        </table:table-row>
        <table:table-row table:style-name="ro20">
          <table:table-cell table:style-name="ce78"/>
          <table:table-cell table:style-name="ce79"/>
          <table:table-cell table:style-name="ce80"/>
          <table:table-cell table:style-name="ce81"/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number-columns-repeated="16374" table:style-name="ce1"/>
        </table:table-row>
        <table:table-row table:style-name="ro2">
          <table:table-cell office:value-type="string" table:style-name="ce356">
            <text:p>Custom RGB colors</text:p>
          </table:table-cell>
          <table:table-cell table:number-columns-repeated="17" table:style-name="ce356"/>
          <table:table-cell table:number-columns-repeated="16366"/>
        </table:table-row>
        <table:table-row table:style-name="ro20">
          <table:table-cell table:style-name="ce88"/>
          <table:table-cell table:style-name="ce89"/>
          <table:table-cell table:style-name="ce90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number-columns-repeated="16374" table:style-name="ce1"/>
        </table:table-row>
        <table:table-row table:style-name="ro20">
          <table:table-cell table:style-name="ce98"/>
          <table:table-cell table:style-name="ce68"/>
          <table:table-cell table:style-name="ce100"/>
          <table:table-cell table:style-name="ce99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number-columns-repeated="16374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Styles" table:style-name="ta2">
        <table:table-column table:style-name="co9" table:default-cell-style-name="ce296"/>
        <table:table-column table:style-name="co1" table:default-cell-style-name="ce1"/>
        <table:table-column table:style-name="co9" table:default-cell-style-name="ce296"/>
        <table:table-column table:style-name="co1" table:default-cell-style-name="ce1"/>
        <table:table-column table:style-name="co9" table:default-cell-style-name="ce296"/>
        <table:table-column table:style-name="co1" table:default-cell-style-name="ce296"/>
        <table:table-column table:style-name="co9" table:default-cell-style-name="ce296"/>
        <table:table-column table:style-name="co1" table:default-cell-style-name="ce1"/>
        <table:table-column table:style-name="co9" table:default-cell-style-name="ce296"/>
        <table:table-column table:style-name="co1" table:default-cell-style-name="ce296"/>
        <table:table-column table:style-name="co9" table:default-cell-style-name="ce296"/>
        <table:table-column table:style-name="co1" table:default-cell-style-name="ce296"/>
        <table:table-column table:style-name="co9" table:default-cell-style-name="ce296"/>
        <table:table-column table:style-name="co1" table:default-cell-style-name="ce296"/>
        <table:table-column table:style-name="co9" table:default-cell-style-name="ce296"/>
        <table:table-column table:style-name="co1" table:default-cell-style-name="ce296"/>
        <table:table-column table:style-name="co9" table:default-cell-style-name="ce296"/>
        <table:table-column table:style-name="co3" table:number-columns-repeated="16367" table:default-cell-style-name="ce1"/>
        <table:table-row table:style-name="ro1">
          <table:table-cell office:value-type="string" table:style-name="ce3">
            <text:p>CELL FORMAT TEST DOCUMENT</text:p>
          </table:table-cell>
          <table:table-cell table:number-columns-repeated="16" table:style-name="ce3"/>
          <table:table-cell table:number-columns-repeated="16367"/>
        </table:table-row>
        <table:table-row table:style-name="ro2">
          <table:table-cell table:number-columns-repeated="17" table:style-name="ce296"/>
          <table:table-cell table:number-columns-repeated="16367"/>
        </table:table-row>
        <table:table-row table:style-name="ro3">
          <table:table-cell office:value-type="string" table:style-name="ce4">
            <text:p>7 - CELL STYLES</text:p>
          </table:table-cell>
          <table:table-cell table:number-columns-repeated="16" table:style-name="ce4"/>
          <table:table-cell table:number-columns-repeated="16367"/>
        </table:table-row>
        <table:table-row table:style-name="ro2">
          <table:table-cell table:number-columns-repeated="17" table:style-name="ce296"/>
          <table:table-cell table:number-columns-repeated="16367"/>
        </table:table-row>
        <table:table-row table:style-name="ro4">
          <table:table-cell office:value-type="string" table:style-name="ce2">
            <text:p>7.1 - BUILT-IN CELL STYLES</text:p>
          </table:table-cell>
          <table:table-cell table:number-columns-repeated="16" table:style-name="ce2"/>
          <table:table-cell table:number-columns-repeated="16367"/>
        </table:table-row>
        <table:table-row table:style-name="ro2">
          <table:table-cell table:style-name="ce356"/>
          <table:table-cell office:value-type="string" table:style-name="ce356">
            <text:p>Bad</text:p>
          </table:table-cell>
          <table:table-cell table:style-name="ce356"/>
          <table:table-cell office:value-type="string" table:style-name="ce356">
            <text:p>Good</text:p>
          </table:table-cell>
          <table:table-cell table:style-name="ce356"/>
          <table:table-cell office:value-type="string" table:style-name="ce356">
            <text:p>Neutral</text:p>
          </table:table-cell>
          <table:table-cell table:number-columns-repeated="11" table:style-name="ce356"/>
          <table:table-cell table:number-columns-repeated="16367"/>
        </table:table-row>
        <table:table-row table:style-name="ro21">
          <table:table-cell table:number-columns-repeated="16384" table:style-name="ce296"/>
        </table:table-row>
        <table:table-row table:style-name="ro15">
          <table:table-cell table:style-name="ce296"/>
          <table:table-cell office:value-type="string" office:string-value="Bad" table:formula="of:=[.B6]" table:style-name="ce376">
            <text:p>Bad</text:p>
          </table:table-cell>
          <table:table-cell table:style-name="ce296"/>
          <table:table-cell office:value-type="string" office:string-value="Good" table:formula="of:=[.D6]" table:style-name="ce381">
            <text:p>Good</text:p>
          </table:table-cell>
          <table:table-cell table:style-name="ce296"/>
          <table:table-cell office:value-type="string" office:string-value="Neutral" table:formula="of:=[.F6]" table:style-name="ce378">
            <text:p>Neutral</text:p>
          </table:table-cell>
          <table:table-cell table:number-columns-repeated="11" table:style-name="ce296"/>
          <table:table-cell table:number-columns-repeated="16367"/>
        </table:table-row>
        <table:table-row table:style-name="ro21">
          <table:table-cell table:style-name="ce296"/>
          <table:table-cell table:style-name="ce1"/>
          <table:table-cell table:style-name="ce296"/>
          <table:table-cell table:style-name="ce1"/>
          <table:table-cell table:number-columns-repeated="13" table:style-name="ce296"/>
          <table:table-cell table:number-columns-repeated="16367"/>
        </table:table-row>
        <table:table-row table:style-name="ro2">
          <table:table-cell table:style-name="ce356"/>
          <table:table-cell office:value-type="string" table:style-name="ce356">
            <text:p>Calculation</text:p>
          </table:table-cell>
          <table:table-cell table:style-name="ce356"/>
          <table:table-cell office:value-type="string" table:style-name="ce356">
            <text:p>Check cell</text:p>
          </table:table-cell>
          <table:table-cell table:style-name="ce356"/>
          <table:table-cell office:value-type="string" table:style-name="ce356">
            <text:p>Explanatory</text:p>
          </table:table-cell>
          <table:table-cell table:style-name="ce356"/>
          <table:table-cell office:value-type="string" table:style-name="ce356">
            <text:p>Input</text:p>
          </table:table-cell>
          <table:table-cell table:style-name="ce356"/>
          <table:table-cell office:value-type="string" table:style-name="ce356">
            <text:p>Linked cell</text:p>
          </table:table-cell>
          <table:table-cell table:style-name="ce356"/>
          <table:table-cell office:value-type="string" table:style-name="ce356">
            <text:p>Note</text:p>
          </table:table-cell>
          <table:table-cell table:style-name="ce356"/>
          <table:table-cell office:value-type="string" table:style-name="ce356">
            <text:p>Output</text:p>
          </table:table-cell>
          <table:table-cell table:style-name="ce356"/>
          <table:table-cell office:value-type="string" table:style-name="ce356">
            <text:p>Warning text</text:p>
          </table:table-cell>
          <table:table-cell table:style-name="ce356"/>
          <table:table-cell table:number-columns-repeated="16367"/>
        </table:table-row>
        <table:table-row table:style-name="ro21">
          <table:table-cell table:number-columns-repeated="16384" table:style-name="ce296"/>
        </table:table-row>
        <table:table-row table:style-name="ro15">
          <table:table-cell table:style-name="ce296"/>
          <table:table-cell office:value-type="string" office:string-value="Calculation" table:formula="of:=[.B10]" table:style-name="ce382">
            <text:p>Calculation</text:p>
          </table:table-cell>
          <table:table-cell table:style-name="ce296"/>
          <table:table-cell office:value-type="string" office:string-value="Check cell" table:formula="of:=[.D10]" table:style-name="ce377">
            <text:p>Check cell</text:p>
          </table:table-cell>
          <table:table-cell table:style-name="ce296"/>
          <table:table-cell office:value-type="string" office:string-value="Explanatory" table:formula="of:=[.F10]" table:style-name="ce380">
            <text:p>Explanatory</text:p>
          </table:table-cell>
          <table:table-cell table:style-name="ce296"/>
          <table:table-cell office:value-type="string" office:string-value="Input" table:formula="of:=[.H10]" table:style-name="ce379">
            <text:p>Input</text:p>
          </table:table-cell>
          <table:table-cell table:style-name="ce296"/>
          <table:table-cell office:value-type="string" office:string-value="Linked cell" table:formula="of:=[.J10]" table:style-name="ce383">
            <text:p>Linked cell</text:p>
          </table:table-cell>
          <table:table-cell table:style-name="ce296"/>
          <table:table-cell office:value-type="string" office:string-value="Note" table:formula="of:=[.L10]" table:style-name="ce384">
            <text:p>Note</text:p>
          </table:table-cell>
          <table:table-cell table:style-name="ce296"/>
          <table:table-cell office:value-type="string" office:string-value="Output" table:formula="of:=[.N10]" table:style-name="ce386">
            <text:p>Output</text:p>
          </table:table-cell>
          <table:table-cell table:style-name="ce296"/>
          <table:table-cell office:value-type="string" office:string-value="Warning text" table:formula="of:=[.P10]" table:style-name="ce385">
            <text:p>Warning text</text:p>
          </table:table-cell>
          <table:table-cell table:style-name="ce296"/>
          <table:table-cell table:number-columns-repeated="16367"/>
        </table:table-row>
        <table:table-row table:style-name="ro21">
          <table:table-cell table:number-columns-repeated="16384" table:style-name="ce296"/>
        </table:table-row>
        <table:table-row table:style-name="ro2">
          <table:table-cell table:style-name="ce356"/>
          <table:table-cell office:value-type="string" table:style-name="ce356">
            <text:p>Heading 1</text:p>
          </table:table-cell>
          <table:table-cell table:style-name="ce356"/>
          <table:table-cell office:value-type="string" table:style-name="ce356">
            <text:p>Heading 2</text:p>
          </table:table-cell>
          <table:table-cell table:style-name="ce356"/>
          <table:table-cell office:value-type="string" table:style-name="ce356">
            <text:p>Heading 3</text:p>
          </table:table-cell>
          <table:table-cell table:style-name="ce356"/>
          <table:table-cell office:value-type="string" table:style-name="ce356">
            <text:p>Heading 4</text:p>
          </table:table-cell>
          <table:table-cell table:style-name="ce356"/>
          <table:table-cell office:value-type="string" table:style-name="ce356">
            <text:p>Title</text:p>
          </table:table-cell>
          <table:table-cell table:style-name="ce356"/>
          <table:table-cell office:value-type="string" table:style-name="ce356">
            <text:p>Total</text:p>
          </table:table-cell>
          <table:table-cell table:number-columns-repeated="5" table:style-name="ce356"/>
          <table:table-cell table:number-columns-repeated="16367"/>
        </table:table-row>
        <table:table-row table:style-name="ro21">
          <table:table-cell table:number-columns-repeated="16384" table:style-name="ce296"/>
        </table:table-row>
        <table:table-row table:style-name="ro15">
          <table:table-cell table:style-name="ce296"/>
          <table:table-cell office:value-type="string" office:string-value="Heading 1" table:formula="of:=[.B14]" table:style-name="ce387">
            <text:p>Heading 1</text:p>
          </table:table-cell>
          <table:table-cell table:style-name="ce296"/>
          <table:table-cell office:value-type="string" office:string-value="Heading 2" table:formula="of:=[.D14]" table:style-name="ce388">
            <text:p>Heading 2</text:p>
          </table:table-cell>
          <table:table-cell table:style-name="ce296"/>
          <table:table-cell office:value-type="string" office:string-value="Heading 3" table:formula="of:=[.F14]" table:style-name="ce390">
            <text:p>Heading 3</text:p>
          </table:table-cell>
          <table:table-cell table:style-name="ce296"/>
          <table:table-cell office:value-type="string" office:string-value="Heading 4" table:formula="of:=[.H14]" table:style-name="ce389">
            <text:p>Heading 4</text:p>
          </table:table-cell>
          <table:table-cell table:style-name="ce296"/>
          <table:table-cell office:value-type="string" office:string-value="Title" table:formula="of:=[.J14]" table:style-name="ce391">
            <text:p>Title</text:p>
          </table:table-cell>
          <table:table-cell table:style-name="ce296"/>
          <table:table-cell office:value-type="string" office:string-value="Total" table:formula="of:=[.L14]" table:style-name="ce392">
            <text:p>Total</text:p>
          </table:table-cell>
          <table:table-cell table:number-columns-repeated="5" table:style-name="ce296"/>
          <table:table-cell table:number-columns-repeated="16367"/>
        </table:table-row>
        <table:table-row table:style-name="ro21">
          <table:table-cell table:number-columns-repeated="16384" table:style-name="ce296"/>
        </table:table-row>
        <table:table-row table:style-name="ro2">
          <table:table-cell table:style-name="ce356"/>
          <table:table-cell office:value-type="string" table:style-name="ce356">
            <text:p>20% Accent 1</text:p>
          </table:table-cell>
          <table:table-cell table:style-name="ce356"/>
          <table:table-cell office:value-type="string" table:style-name="ce356">
            <text:p>20% Accent 2</text:p>
          </table:table-cell>
          <table:table-cell table:style-name="ce356"/>
          <table:table-cell office:value-type="string" table:style-name="ce356">
            <text:p>20% Accent 3</text:p>
          </table:table-cell>
          <table:table-cell table:style-name="ce356"/>
          <table:table-cell office:value-type="string" table:style-name="ce356">
            <text:p>20% Accent 4</text:p>
          </table:table-cell>
          <table:table-cell table:style-name="ce356"/>
          <table:table-cell office:value-type="string" table:style-name="ce356">
            <text:p>20% Accent 5</text:p>
          </table:table-cell>
          <table:table-cell table:style-name="ce356"/>
          <table:table-cell office:value-type="string" table:style-name="ce356">
            <text:p>20% Accent 6</text:p>
          </table:table-cell>
          <table:table-cell table:number-columns-repeated="5" table:style-name="ce356"/>
          <table:table-cell table:number-columns-repeated="16367"/>
        </table:table-row>
        <table:table-row table:style-name="ro21">
          <table:table-cell table:number-columns-repeated="16384" table:style-name="ce296"/>
        </table:table-row>
        <table:table-row table:style-name="ro15">
          <table:table-cell table:style-name="ce296"/>
          <table:table-cell office:value-type="string" office:string-value="20% Accent 1" table:formula="of:=[.B18]" table:style-name="ce393">
            <text:p>20% Accent 1</text:p>
          </table:table-cell>
          <table:table-cell table:style-name="ce296"/>
          <table:table-cell office:value-type="string" office:string-value="20% Accent 2" table:formula="of:=[.D18]" table:style-name="ce394">
            <text:p>20% Accent 2</text:p>
          </table:table-cell>
          <table:table-cell table:style-name="ce296"/>
          <table:table-cell office:value-type="string" office:string-value="20% Accent 3" table:formula="of:=[.F18]" table:style-name="ce395">
            <text:p>20% Accent 3</text:p>
          </table:table-cell>
          <table:table-cell table:style-name="ce296"/>
          <table:table-cell office:value-type="string" office:string-value="20% Accent 4" table:formula="of:=[.H18]" table:style-name="ce396">
            <text:p>20% Accent 4</text:p>
          </table:table-cell>
          <table:table-cell table:style-name="ce296"/>
          <table:table-cell office:value-type="string" office:string-value="20% Accent 5" table:formula="of:=[.J18]" table:style-name="ce397">
            <text:p>20% Accent 5</text:p>
          </table:table-cell>
          <table:table-cell table:style-name="ce296"/>
          <table:table-cell office:value-type="string" office:string-value="20% Accent 6" table:formula="of:=[.L18]" table:style-name="ce398">
            <text:p>20% Accent 6</text:p>
          </table:table-cell>
          <table:table-cell table:number-columns-repeated="5" table:style-name="ce296"/>
          <table:table-cell table:number-columns-repeated="16367"/>
        </table:table-row>
        <table:table-row table:style-name="ro21">
          <table:table-cell table:number-columns-repeated="16384" table:style-name="ce296"/>
        </table:table-row>
        <table:table-row table:style-name="ro2">
          <table:table-cell table:style-name="ce356"/>
          <table:table-cell office:value-type="string" table:style-name="ce356">
            <text:p>40% Accent 1</text:p>
          </table:table-cell>
          <table:table-cell table:style-name="ce356"/>
          <table:table-cell office:value-type="string" table:style-name="ce356">
            <text:p>40% Accent 2</text:p>
          </table:table-cell>
          <table:table-cell table:style-name="ce356"/>
          <table:table-cell office:value-type="string" table:style-name="ce356">
            <text:p>40% Accent 3</text:p>
          </table:table-cell>
          <table:table-cell table:style-name="ce356"/>
          <table:table-cell office:value-type="string" table:style-name="ce356">
            <text:p>40% Accent 4</text:p>
          </table:table-cell>
          <table:table-cell table:style-name="ce356"/>
          <table:table-cell office:value-type="string" table:style-name="ce356">
            <text:p>40% Accent 5</text:p>
          </table:table-cell>
          <table:table-cell table:style-name="ce356"/>
          <table:table-cell office:value-type="string" table:style-name="ce356">
            <text:p>40% Accent 6</text:p>
          </table:table-cell>
          <table:table-cell table:number-columns-repeated="5" table:style-name="ce356"/>
          <table:table-cell table:number-columns-repeated="16367" table:style-name="ce296"/>
        </table:table-row>
        <table:table-row table:style-name="ro21">
          <table:table-cell table:number-columns-repeated="16384" table:style-name="ce296"/>
        </table:table-row>
        <table:table-row table:style-name="ro15">
          <table:table-cell table:style-name="ce296"/>
          <table:table-cell office:value-type="string" office:string-value="40% Accent 1" table:formula="of:=[.B22]" table:style-name="ce399">
            <text:p>40% Accent 1</text:p>
          </table:table-cell>
          <table:table-cell table:style-name="ce296"/>
          <table:table-cell office:value-type="string" office:string-value="40% Accent 2" table:formula="of:=[.D22]" table:style-name="ce400">
            <text:p>40% Accent 2</text:p>
          </table:table-cell>
          <table:table-cell table:style-name="ce296"/>
          <table:table-cell office:value-type="string" office:string-value="40% Accent 3" table:formula="of:=[.F22]" table:style-name="ce401">
            <text:p>40% Accent 3</text:p>
          </table:table-cell>
          <table:table-cell table:style-name="ce296"/>
          <table:table-cell office:value-type="string" office:string-value="40% Accent 4" table:formula="of:=[.H22]" table:style-name="ce404">
            <text:p>40% Accent 4</text:p>
          </table:table-cell>
          <table:table-cell table:style-name="ce296"/>
          <table:table-cell office:value-type="string" office:string-value="40% Accent 5" table:formula="of:=[.J22]" table:style-name="ce405">
            <text:p>40% Accent 5</text:p>
          </table:table-cell>
          <table:table-cell table:style-name="ce296"/>
          <table:table-cell office:value-type="string" office:string-value="40% Accent 6" table:formula="of:=[.L22]" table:style-name="ce406">
            <text:p>40% Accent 6</text:p>
          </table:table-cell>
          <table:table-cell table:number-columns-repeated="16372" table:style-name="ce296"/>
        </table:table-row>
        <table:table-row table:style-name="ro21">
          <table:table-cell table:number-columns-repeated="16384" table:style-name="ce296"/>
        </table:table-row>
        <table:table-row table:style-name="ro2">
          <table:table-cell table:style-name="ce356"/>
          <table:table-cell office:value-type="string" table:style-name="ce356">
            <text:p>60% Accent 1</text:p>
          </table:table-cell>
          <table:table-cell table:style-name="ce356"/>
          <table:table-cell office:value-type="string" table:style-name="ce356">
            <text:p>60% Accent 2</text:p>
          </table:table-cell>
          <table:table-cell table:style-name="ce356"/>
          <table:table-cell office:value-type="string" table:style-name="ce356">
            <text:p>60% Accent 3</text:p>
          </table:table-cell>
          <table:table-cell table:style-name="ce356"/>
          <table:table-cell office:value-type="string" table:style-name="ce356">
            <text:p>60% Accent 4</text:p>
          </table:table-cell>
          <table:table-cell table:style-name="ce356"/>
          <table:table-cell office:value-type="string" table:style-name="ce356">
            <text:p>60% Accent 5</text:p>
          </table:table-cell>
          <table:table-cell table:style-name="ce356"/>
          <table:table-cell office:value-type="string" table:style-name="ce356">
            <text:p>60% Accent 6</text:p>
          </table:table-cell>
          <table:table-cell table:number-columns-repeated="5" table:style-name="ce356"/>
          <table:table-cell table:number-columns-repeated="16367" table:style-name="ce296"/>
        </table:table-row>
        <table:table-row table:style-name="ro21">
          <table:table-cell table:number-columns-repeated="16384" table:style-name="ce296"/>
        </table:table-row>
        <table:table-row table:style-name="ro15">
          <table:table-cell table:style-name="ce296"/>
          <table:table-cell office:value-type="string" office:string-value="60% Accent 1" table:formula="of:=[.B26]" table:style-name="ce409">
            <text:p>60% Accent 1</text:p>
          </table:table-cell>
          <table:table-cell table:style-name="ce296"/>
          <table:table-cell office:value-type="string" office:string-value="60% Accent 2" table:formula="of:=[.D26]" table:style-name="ce407">
            <text:p>60% Accent 2</text:p>
          </table:table-cell>
          <table:table-cell table:style-name="ce296"/>
          <table:table-cell office:value-type="string" office:string-value="60% Accent 3" table:formula="of:=[.F26]" table:style-name="ce411">
            <text:p>60% Accent 3</text:p>
          </table:table-cell>
          <table:table-cell table:style-name="ce296"/>
          <table:table-cell office:value-type="string" office:string-value="60% Accent 4" table:formula="of:=[.H26]" table:style-name="ce402">
            <text:p>60% Accent 4</text:p>
          </table:table-cell>
          <table:table-cell table:style-name="ce296"/>
          <table:table-cell office:value-type="string" office:string-value="60% Accent 5" table:formula="of:=[.J26]" table:style-name="ce413">
            <text:p>60% Accent 5</text:p>
          </table:table-cell>
          <table:table-cell table:style-name="ce296"/>
          <table:table-cell office:value-type="string" office:string-value="60% Accent 6" table:formula="of:=[.L26]" table:style-name="ce414">
            <text:p>60% Accent 6</text:p>
          </table:table-cell>
          <table:table-cell table:number-columns-repeated="16372" table:style-name="ce296"/>
        </table:table-row>
        <table:table-row table:style-name="ro21">
          <table:table-cell table:number-columns-repeated="16384" table:style-name="ce296"/>
        </table:table-row>
        <table:table-row table:style-name="ro2">
          <table:table-cell table:style-name="ce356"/>
          <table:table-cell office:value-type="string" table:style-name="ce356">
            <text:p>Accent 1</text:p>
          </table:table-cell>
          <table:table-cell table:style-name="ce356"/>
          <table:table-cell office:value-type="string" table:style-name="ce356">
            <text:p>Accent 2</text:p>
          </table:table-cell>
          <table:table-cell table:style-name="ce356"/>
          <table:table-cell office:value-type="string" table:style-name="ce356">
            <text:p>Accent 3</text:p>
          </table:table-cell>
          <table:table-cell table:style-name="ce356"/>
          <table:table-cell office:value-type="string" table:style-name="ce356">
            <text:p>Accent 4</text:p>
          </table:table-cell>
          <table:table-cell table:style-name="ce356"/>
          <table:table-cell office:value-type="string" table:style-name="ce356">
            <text:p>Accent 5</text:p>
          </table:table-cell>
          <table:table-cell table:style-name="ce356"/>
          <table:table-cell office:value-type="string" table:style-name="ce356">
            <text:p>Accent 6</text:p>
          </table:table-cell>
          <table:table-cell table:number-columns-repeated="5" table:style-name="ce356"/>
          <table:table-cell table:number-columns-repeated="16367" table:style-name="ce296"/>
        </table:table-row>
        <table:table-row table:style-name="ro21">
          <table:table-cell table:number-columns-repeated="16384" table:style-name="ce296"/>
        </table:table-row>
        <table:table-row table:style-name="ro15">
          <table:table-cell table:style-name="ce296"/>
          <table:table-cell office:value-type="string" office:string-value="Accent 1" table:formula="of:=[.B30]" table:style-name="ce408">
            <text:p>Accent 1</text:p>
          </table:table-cell>
          <table:table-cell table:style-name="ce296"/>
          <table:table-cell office:value-type="string" office:string-value="Accent 2" table:formula="of:=[.D30]" table:style-name="ce410">
            <text:p>Accent 2</text:p>
          </table:table-cell>
          <table:table-cell table:style-name="ce296"/>
          <table:table-cell office:value-type="string" office:string-value="Accent 3" table:formula="of:=[.F30]" table:style-name="ce415">
            <text:p>Accent 3</text:p>
          </table:table-cell>
          <table:table-cell table:style-name="ce296"/>
          <table:table-cell office:value-type="string" office:string-value="Accent 4" table:formula="of:=[.H30]" table:style-name="ce403">
            <text:p>Accent 4</text:p>
          </table:table-cell>
          <table:table-cell table:style-name="ce296"/>
          <table:table-cell office:value-type="string" office:string-value="Accent 5" table:formula="of:=[.J30]" table:style-name="ce412">
            <text:p>Accent 5</text:p>
          </table:table-cell>
          <table:table-cell table:style-name="ce296"/>
          <table:table-cell office:value-type="string" office:string-value="Accent 6" table:formula="of:=[.L30]" table:style-name="ce416">
            <text:p>Accent 6</text:p>
          </table:table-cell>
          <table:table-cell table:number-columns-repeated="16372" table:style-name="ce296"/>
        </table:table-row>
        <table:table-row table:style-name="ro21">
          <table:table-cell table:number-columns-repeated="16384" table:style-name="ce296"/>
        </table:table-row>
        <table:table-row table:style-name="ro2">
          <table:table-cell table:style-name="ce356"/>
          <table:table-cell office:value-type="string" table:style-name="ce356">
            <text:p>Comma</text:p>
          </table:table-cell>
          <table:table-cell table:style-name="ce356"/>
          <table:table-cell office:value-type="string" table:style-name="ce356">
            <text:p>Comma [0]</text:p>
          </table:table-cell>
          <table:table-cell table:style-name="ce356"/>
          <table:table-cell office:value-type="string" table:style-name="ce356">
            <text:p>Currency</text:p>
          </table:table-cell>
          <table:table-cell table:style-name="ce356"/>
          <table:table-cell office:value-type="string" table:style-name="ce356">
            <text:p>Currency [0]</text:p>
          </table:table-cell>
          <table:table-cell table:style-name="ce356"/>
          <table:table-cell office:value-type="string" table:style-name="ce356">
            <text:p>Percent</text:p>
          </table:table-cell>
          <table:table-cell table:style-name="ce356"/>
          <table:table-cell office:value-type="string" table:style-name="ce356">
            <text:p>Hyperlink</text:p>
          </table:table-cell>
          <table:table-cell table:style-name="ce356"/>
          <table:table-cell office:value-type="string" table:style-name="ce356">
            <text:p>Followed Hlink</text:p>
          </table:table-cell>
          <table:table-cell table:number-columns-repeated="3" table:style-name="ce356"/>
          <table:table-cell table:number-columns-repeated="16367" table:style-name="ce296"/>
        </table:table-row>
        <table:table-row table:style-name="ro21">
          <table:table-cell table:number-columns-repeated="16384" table:style-name="ce296"/>
        </table:table-row>
        <table:table-row table:style-name="ro15">
          <table:table-cell table:style-name="ce296"/>
          <table:table-cell office:value-type="float" office:value="1.234" table:style-name="ce417">
            <text:p><text:s/>1,23<text:s text:c="3"/></text:p>
          </table:table-cell>
          <table:table-cell table:style-name="ce296"/>
          <table:table-cell office:value-type="float" office:value="1.234" table:style-name="ce418">
            <text:p><text:s/>1<text:s text:c="3"/></text:p>
          </table:table-cell>
          <table:table-cell table:style-name="ce296"/>
          <table:table-cell office:value-type="currency" office:value="1.234" table:style-name="ce419">
            <text:p><text:s/>1,23 €<text:s/></text:p>
          </table:table-cell>
          <table:table-cell table:style-name="ce296"/>
          <table:table-cell office:value-type="currency" office:value="1.234" table:style-name="ce420">
            <text:p><text:s/>1 €<text:s/></text:p>
          </table:table-cell>
          <table:table-cell table:style-name="ce296"/>
          <table:table-cell office:value-type="percentage" office:value="1.234" table:style-name="ce421">
            <text:p>123%</text:p>
          </table:table-cell>
          <table:table-cell table:style-name="ce296"/>
          <table:table-cell office:value-type="string" table:style-name="ce422">
            <text:p><text:a xlink:href="http://www.example.org/">example.org</text:a></text:p>
          </table:table-cell>
          <table:table-cell table:style-name="ce296"/>
          <table:table-cell office:value-type="string" table:style-name="ce423">
            <text:p><text:a xlink:href="http://www.example.org/">example.org</text:a></text:p>
          </table:table-cell>
          <table:table-cell table:number-columns-repeated="16370" table:style-name="ce296"/>
        </table:table-row>
        <table:table-row table:style-name="ro21">
          <table:table-cell table:number-columns-repeated="16384" table:style-name="ce296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Arial" svg:font-family="Arial"/>
    <style:font-face style:name="Cambria" svg:font-family="Cambria"/>
    <style:font-face style:name="Times New Roman" svg:font-family="&quot;Times New Roman&quot;"/>
    <style:font-face style:name="Consolas" svg:font-family="Consolas"/>
    <style:font-face style:name="MS Gothic" svg:font-family="&quot;MS Gothic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17">
      <number:fraction number:min-integer-digits="0" number:min-numerator-digits="1" number:min-denominator-digits="1"/>
    </number:number-style>
    <number:number-style style:name="N18">
      <number:fraction number:min-integer-digits="0" number:min-numerator-digits="2" number:min-denominator-digits="2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6">
      <number:hours number:style="long"/>
      <number:text>:</number:text>
      <number:minutes number:style="long"/>
      <number:text>:</number:text>
      <number:seconds number:style="long"/>
    </number:time-style>
    <number:currency-style style:name="N32P0">
      <number:text> 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number:text> </number:text>
    </number:currency-style>
    <number:currency-style style:name="N32P1"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number:text> </number:text>
    </number:currency-style>
    <number:currency-style style:name="N32P2">
      <number:text> - </number:text>
      <number:currency-symbol>€</number:currency-symbol>
      <number:text> </number:text>
    </number:currency-style>
    <number:text-style style:name="N32">
      <number:text> </number:text>
      <number:text-content/>
      <number:text> </number:text>
      <style:map style:condition="value()&gt;0" style:apply-style-name="N32P0"/>
      <style:map style:condition="value()&lt;0" style:apply-style-name="N32P1"/>
      <style:map style:condition="value()=0" style:apply-style-name="N32P2"/>
    </number:text-style>
    <number:number-style style:name="N33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33P2">
      <number:text> -  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number-style style:name="N37P0">
      <number:number number:decimal-places="2" number:min-integer-digits="1"/>
    </number:number-style>
    <number:number-style style:name="N37">
      <style:text-properties fo:color="#FF0000"/>
      <number:text>-</number:text>
      <number:number number:decimal-places="2" number:min-integer-digits="1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-</number:text>
      <number:number number:decimal-places="0" number:min-integer-digits="1" number:grouping="true"/>
      <style:map style:condition="value()&gt;=0" style:apply-style-name="N38P0"/>
    </number:number-style>
    <number:number-style style:name="N39P0">
      <number:number number: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integer-digits="1" number:grouping="true"/>
      <style:map style:condition="value()&gt;=0" style:apply-style-name="N39P0"/>
    </number:number-style>
    <number:number-style style:name="N40P0">
      <number:number number:min-integer-digits="1"/>
    </number:number-style>
    <number:number-style style:name="N40">
      <style:text-properties fo:color="#FF0000"/>
      <number:text>-</number:text>
      <number:number number:min-integer-digits="1"/>
      <style:map style:condition="value()&gt;=0" style:apply-style-name="N40P0"/>
    </number:number-style>
    <number:number-style style:name="N41">
      <number:scientific-number number:decimal-places="0" number:min-integer-digits="1" number:min-exponent-digits="2"/>
    </number:number-style>
    <number:number-style style:name="N42">
      <number:fraction number:min-integer-digits="1" number:grouping="true" number:min-numerator-digits="1" number:min-denominator-digits="1"/>
    </number:number-style>
    <number:number-style style:name="N43">
      <number:fraction number:min-integer-digits="1" number:grouping="true" number:min-numerator-digits="2" number:min-denominator-digits="2"/>
    </number:number-style>
    <number:number-style style:name="N44">
      <number:fraction number:min-integer-digits="0" number:min-numerator-digits="3" number:min-denominator-digits="3"/>
    </number:number-style>
    <number:number-style style:name="N45">
      <number:fraction number:min-integer-digits="0" number:min-numerator-digits="1" number:denominator-value="2"/>
    </number:number-style>
    <number:number-style style:name="N46">
      <number:fraction number:min-integer-digits="0" number:min-numerator-digits="1" number:denominator-value="4"/>
    </number:number-style>
    <number:number-style style:name="N47">
      <number:fraction number:min-integer-digits="0" number:min-numerator-digits="1" number:denominator-value="8"/>
    </number:number-style>
    <number:number-style style:name="N48">
      <number:fraction number:min-integer-digits="0" number:min-numerator-digits="2" number:denominator-value="16"/>
    </number:number-style>
    <number:number-style style:name="N49">
      <number:fraction number:min-integer-digits="0" number:min-numerator-digits="1" number:denominator-value="10"/>
    </number:number-style>
    <number:number-style style:name="N50">
      <number:fraction number:min-integer-digits="0" number:min-numerator-digits="2" number:denominator-value="100"/>
    </number:number-style>
    <number:number-style style:name="N51">
      <number:fraction number:min-integer-digits="1" number:grouping="true" number:min-numerator-digits="3" number:min-denominator-digits="3"/>
    </number:number-style>
    <number:time-style style:name="N5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3">
      <number:year number:style="long"/>
      <number:text>-</number:text>
      <number:month number:style="long"/>
      <number:text>-</number:text>
      <number:day number:style="long"/>
    </number:date-style>
    <number:date-style style:name="N54">
      <number:year/>
      <number:text>-</number:text>
      <number:month/>
      <number:text>-</number:text>
      <number:day/>
    </number:date-style>
    <number:time-style style:name="N55">
      <number:hours/>
      <number:text>:</number:text>
      <number:minutes/>
      <number:text>:</number:text>
      <number:seconds/>
    </number:time-style>
    <number:time-style style:name="N5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7">
      <number:hours/>
      <number:text>:</number:text>
      <number:minutes/>
      <number:text>:</number:text>
      <number:seconds/>
      <number:text> </number:text>
      <number:am-pm/>
    </number:time-style>
    <number:time-style style:name="N58">
      <number:minutes number:style="long"/>
      <number:text>:</number:text>
      <number:seconds number:style="long" number:decimal-places="2"/>
    </number:time-style>
    <number:time-style style:name="N59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60">
      <number:month number:style="long" number:textual="true"/>
    </number:date-style>
    <number:date-style style:name="N61">
      <number:day-of-week number:style="long"/>
    </number:date-style>
    <number:date-style style:name="N62">
      <number:day-of-week/>
    </number:date-style>
    <number:date-style style:name="N63">
      <number:month number:textual="true"/>
    </number:date-style>
    <style:style style:name="_50_0_32__37__32_-_32_Akzent1" style:display-name="20 % - Akzent1" style:family="table-cell" style:data-style-name="N0">
      <style:table-cell-properties fo:background-color="#DCE6F1"/>
    </style:style>
    <style:style style:name="_50_0_32__37__32_-_32_Akzent2" style:display-name="20 % - Akzent2" style:family="table-cell" style:data-style-name="N0">
      <style:table-cell-properties fo:background-color="#F2DCDB"/>
    </style:style>
    <style:style style:name="_50_0_32__37__32_-_32_Akzent3" style:display-name="20 % - Akzent3" style:family="table-cell" style:data-style-name="N0">
      <style:table-cell-properties fo:background-color="#EBF1DE"/>
    </style:style>
    <style:style style:name="_50_0_32__37__32_-_32_Akzent4" style:display-name="20 % - Akzent4" style:family="table-cell" style:data-style-name="N0">
      <style:table-cell-properties fo:background-color="#E4DFEC"/>
    </style:style>
    <style:style style:name="_50_0_32__37__32_-_32_Akzent5" style:display-name="20 % - Akzent5" style:family="table-cell" style:data-style-name="N0">
      <style:table-cell-properties fo:background-color="#DAEEF3"/>
    </style:style>
    <style:style style:name="_50_0_32__37__32_-_32_Akzent6" style:display-name="20 % - Akzent6" style:family="table-cell" style:data-style-name="N0">
      <style:table-cell-properties fo:background-color="#FDE9D9"/>
    </style:style>
    <style:style style:name="_52_0_32__37__32_-_32_Akzent1" style:display-name="40 % - Akzent1" style:family="table-cell" style:data-style-name="N0">
      <style:table-cell-properties fo:background-color="#B8CCE4"/>
    </style:style>
    <style:style style:name="_52_0_32__37__32_-_32_Akzent2" style:display-name="40 % - Akzent2" style:family="table-cell" style:data-style-name="N0">
      <style:table-cell-properties fo:background-color="#E6B8B7"/>
    </style:style>
    <style:style style:name="_52_0_32__37__32_-_32_Akzent3" style:display-name="40 % - Akzent3" style:family="table-cell" style:data-style-name="N0">
      <style:table-cell-properties fo:background-color="#D8E4BC"/>
    </style:style>
    <style:style style:name="_52_0_32__37__32_-_32_Akzent4" style:display-name="40 % - Akzent4" style:family="table-cell" style:data-style-name="N0">
      <style:table-cell-properties fo:background-color="#CCC0DA"/>
    </style:style>
    <style:style style:name="_52_0_32__37__32_-_32_Akzent5" style:display-name="40 % - Akzent5" style:family="table-cell" style:data-style-name="N0">
      <style:table-cell-properties fo:background-color="#B7DEE8"/>
    </style:style>
    <style:style style:name="_52_0_32__37__32_-_32_Akzent6" style:display-name="40 % - Akzent6" style:family="table-cell" style:data-style-name="N0">
      <style:table-cell-properties fo:background-color="#FCD5B4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/>
    </style:style>
    <style:style style:name="Akzent1" style:family="table-cell" style:data-style-name="N0">
      <style:table-cell-properties fo:background-color="#4F81BD"/>
      <style:text-properties fo:color="#FFFFFF"/>
    </style:style>
    <style:style style:name="Akzent2" style:family="table-cell" style:data-style-name="N0">
      <style:table-cell-properties fo:background-color="#C0504D"/>
      <style:text-properties fo:color="#FFFFFF"/>
    </style:style>
    <style:style style:name="Akzent3" style:family="table-cell" style:data-style-name="N0">
      <style:table-cell-properties fo:background-color="#9BBB59"/>
      <style:text-properties fo:color="#FFFFFF"/>
    </style:style>
    <style:style style:name="Akzent4" style:family="table-cell" style:data-style-name="N0">
      <style:table-cell-properties fo:background-color="#8064A2"/>
      <style:text-properties fo:color="#FFFFFF"/>
    </style:style>
    <style:style style:name="Akzent5" style:family="table-cell" style:data-style-name="N0">
      <style:table-cell-properties fo:background-color="#4BACC6"/>
      <style:text-properties fo:color="#FFFFFF"/>
    </style:style>
    <style:style style:name="Akzent6" style:family="table-cell" style:data-style-name="N0">
      <style:table-cell-properties fo:background-color="#F79646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suchter_32_Hyperlink" style:display-name="Besuchter Hyperlink" style:family="table-cell" style:data-style-name="N0">
      <style:text-properties fo:color="#800080" style:text-underline-style="solid" style:text-underline-type="single"/>
    </style:style>
    <style:style style:name="Dezimal_32__91_0_93_" style:display-name="Dezimal [0]" style:family="table-cell" style:data-style-name="N33"/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Header0" style:family="table-cell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Header1" style:family="table-cell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er2" style:family="table-cell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er3" style:family="table-cell" style:data-style-name="N0">
      <style:table-cell-properties style:vertical-align="top" fo:background-color="#C0C0C0"/>
      <style:text-properties fo:color="#000000"/>
    </style:style>
    <style:style style:name="Komma" style:family="table-cell" style:data-style-name="N35"/>
    <style:style style:name="Link" style:family="table-cell" style:data-style-name="N0">
      <style:table-cell-properties style:vertical-align="automatic" fo:background-color="transparent"/>
    </style:style>
    <style:style style:name="Link_1" style:display-name="Link" style:family="table-cell" style:data-style-name="N0">
      <style:text-properties fo:color="#0000FF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Prozent" style:family="table-cell" style:data-style-name="N13"/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_228_hrung" style:display-name="Währung" style:family="table-cell" style:data-style-name="N34"/>
    <style:style style:name="W_228_hrung_32__91_0_93_" style:display-name="Währung [0]" style:family="table-cell" style:data-style-name="N32"/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 Microsystems GmbH</meta:initial-creator>
    <dc:creator>Olaf Felka</dc:creator>
    <meta:creation-date>2007-02-22T12:43:52Z</meta:creation-date>
    <dc:date>2014-02-28T10:16:06Z</dc:date>
    <meta:editing-duration>PT0S</meta:editing-duration>
  </office:meta>
</office:document-meta>
</file>